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1937in" svg:height="7.7079in" svg:x="6.8343in" svg:y="0.115in">
            <draw:object draw:notify-on-update-of-ranges="Sheet1.A1:Sheet1.A1 Sheet1.A2:Sheet1.A201 Sheet1.B1:Sheet1.B1 Sheet1.B2:Sheet1.B201 Sheet1.A1:Sheet1.A1 Sheet1.A2:Sheet1.A201 Sheet1.C1:Sheet1.C1 Sheet1.C2:Sheet1.C201 Sheet1.A1:Sheet1.A1 Sheet1.A2:Sheet1.A201 Sheet1.D1:Sheet1.D1 Sheet1.D2:Sheet1.D201 Sheet1.A1:Sheet1.A1 Sheet1.A2:Sheet1.A201 Sheet1.E1:Sheet1.E1 Sheet1.E2:Sheet1.E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1957in" svg:height="5.9157in" svg:x="6.7819in" svg:y="13.2012in">
            <draw:object draw:notify-on-update-of-ranges="Sheet1.A2:Sheet1.A201 Sheet1.B1:Sheet1.B1 Sheet1.B2:Sheet1.B201 Sheet1.A2:Sheet1.A201 Sheet1.C1:Sheet1.C1 Sheet1.C2:Sheet1.C201 Sheet1.A2:Sheet1.A201 Sheet1.D1:Sheet1.D1 Sheet1.D2:Sheet1.D201 Sheet1.A2:Sheet1.A201 Sheet1.E1:Sheet1.E1 Sheet1.E2:Sheet1.E2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6559in" svg:height="4.9606in" svg:x="6.8323in" svg:y="7.9681in">
            <draw:object draw:notify-on-update-of-ranges="Sheet1.A2:Sheet1.A201 Sheet1.H1:Sheet1.H1 Sheet1.H2:Sheet1.H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signal</text:p>
          </table:table-cell>
          <table:table-cell office:value-type="string">
            <text:p>adaptive average</text:p>
          </table:table-cell>
          <table:table-cell office:value-type="string">
            <text:p>exp. moving average</text:p>
            <text:p>(α = 0.3)</text:p>
          </table:table-cell>
          <table:table-cell office:value-type="string">
            <text:p>moving average</text:p>
            <text:p>(n = 8)</text:p>
          </table:table-cell>
          <table:table-cell office:value-type="string">
            <text:p>gain</text:p>
          </table:table-cell>
          <table:table-cell office:value-type="string">
            <text:p>loss</text:p>
          </table:table-cell>
          <table:table-cell office:value-type="string">
            <text:p>α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4" office:value-type="float" office:value="8.70416">
            <text:p>8.704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.86655">
            <text:p>5.86655</text:p>
          </table:table-cell>
          <table:table-cell table:number-columns-repeated="2" office:value-type="float" office:value="7.28535">
            <text:p>7.28535</text:p>
          </table:table-cell>
          <table:table-cell office:value-type="float" office:value="0">
            <text:p>0</text:p>
          </table:table-cell>
          <table:table-cell office:value-type="float" office:value="-1.4188">
            <text:p>-1.41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.39129">
            <text:p>6.39129</text:p>
          </table:table-cell>
          <table:table-cell office:value-type="float" office:value="6.33882">
            <text:p>6.33882</text:p>
          </table:table-cell>
          <table:table-cell table:number-columns-repeated="2" office:value-type="float" office:value="6.98733">
            <text:p>6.98733</text:p>
          </table:table-cell>
          <table:table-cell office:value-type="float" office:value="0.174912">
            <text:p>0.174912</text:p>
          </table:table-cell>
          <table:table-cell office:value-type="float" office:value="-0.945867">
            <text:p>-0.945867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.96753">
            <text:p>6.96753</text:p>
          </table:table-cell>
          <table:table-cell office:value-type="float" office:value="6.84807">
            <text:p>6.84807</text:p>
          </table:table-cell>
          <table:table-cell table:number-columns-repeated="2" office:value-type="float" office:value="6.98238">
            <text:p>6.98238</text:p>
          </table:table-cell>
          <table:table-cell office:value-type="float" office:value="0.275243">
            <text:p>0.275243</text:p>
          </table:table-cell>
          <table:table-cell office:value-type="float" office:value="-0.7094">
            <text:p>-0.7094</text:p>
          </table:table-cell>
          <table:table-cell office:value-type="float" office:value="0.81">
            <text:p>0.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.14667">
            <text:p>6.14667</text:p>
          </table:table-cell>
          <table:table-cell office:value-type="float" office:value="6.33675">
            <text:p>6.33675</text:p>
          </table:table-cell>
          <table:table-cell office:value-type="float" office:value="6.73167">
            <text:p>6.73167</text:p>
          </table:table-cell>
          <table:table-cell office:value-type="float" office:value="6.81524">
            <text:p>6.81524</text:p>
          </table:table-cell>
          <table:table-cell office:value-type="float" office:value="0.220194">
            <text:p>0.220194</text:p>
          </table:table-cell>
          <table:table-cell office:value-type="float" office:value="-0.731691">
            <text:p>-0.731691</text:p>
          </table:table-cell>
          <table:table-cell office:value-type="float" office:value="0.729">
            <text:p>0.72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00126">
            <text:p>5.00126</text:p>
          </table:table-cell>
          <table:table-cell office:value-type="float" office:value="5.32904">
            <text:p>5.32904</text:p>
          </table:table-cell>
          <table:table-cell office:value-type="float" office:value="6.21255">
            <text:p>6.21255</text:p>
          </table:table-cell>
          <table:table-cell office:value-type="float" office:value="6.51291">
            <text:p>6.51291</text:p>
          </table:table-cell>
          <table:table-cell office:value-type="float" office:value="0.183495">
            <text:p>0.183495</text:p>
          </table:table-cell>
          <table:table-cell office:value-type="float" office:value="-0.800645">
            <text:p>-0.800645</text:p>
          </table:table-cell>
          <table:table-cell office:value-type="float" office:value="0.754565">
            <text:p>0.75456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36396">
            <text:p>2.36396</text:p>
          </table:table-cell>
          <table:table-cell office:value-type="float" office:value="2.8101">
            <text:p>2.8101</text:p>
          </table:table-cell>
          <table:table-cell office:value-type="float" office:value="5.05797">
            <text:p>5.05797</text:p>
          </table:table-cell>
          <table:table-cell office:value-type="float" office:value="5.9202">
            <text:p>5.9202</text:p>
          </table:table-cell>
          <table:table-cell office:value-type="float" office:value="0.157282">
            <text:p>0.157282</text:p>
          </table:table-cell>
          <table:table-cell office:value-type="float" office:value="-1.06302">
            <text:p>-1.06302</text:p>
          </table:table-cell>
          <table:table-cell office:value-type="float" office:value="0.849533">
            <text:p>0.8495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74404">
            <text:p>2.74404</text:p>
          </table:table-cell>
          <table:table-cell office:value-type="float" office:value="2.75779">
            <text:p>2.75779</text:p>
          </table:table-cell>
          <table:table-cell office:value-type="float" office:value="4.36379">
            <text:p>4.36379</text:p>
          </table:table-cell>
          <table:table-cell office:value-type="float" office:value="5.52318">
            <text:p>5.52318</text:p>
          </table:table-cell>
          <table:table-cell office:value-type="float" office:value="0.185132">
            <text:p>0.185132</text:p>
          </table:table-cell>
          <table:table-cell office:value-type="float" office:value="-0.930146">
            <text:p>-0.930146</text:p>
          </table:table-cell>
          <table:table-cell office:value-type="float" office:value="0.791936">
            <text:p>0.7919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23897">
            <text:p>3.23897</text:p>
          </table:table-cell>
          <table:table-cell office:value-type="float" office:value="3.10075">
            <text:p>3.10075</text:p>
          </table:table-cell>
          <table:table-cell office:value-type="float" office:value="4.02634">
            <text:p>4.02634</text:p>
          </table:table-cell>
          <table:table-cell office:value-type="float" office:value="4.84003">
            <text:p>4.84003</text:p>
          </table:table-cell>
          <table:table-cell office:value-type="float" office:value="0.219554">
            <text:p>0.219554</text:p>
          </table:table-cell>
          <table:table-cell office:value-type="float" office:value="-0.826797">
            <text:p>-0.826797</text:p>
          </table:table-cell>
          <table:table-cell office:value-type="float" office:value="0.712742">
            <text:p>0.7127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11539">
            <text:p>1.11539</text:p>
          </table:table-cell>
          <table:table-cell office:value-type="float" office:value="1.54646">
            <text:p>1.54646</text:p>
          </table:table-cell>
          <table:table-cell office:value-type="float" office:value="3.15306">
            <text:p>3.15306</text:p>
          </table:table-cell>
          <table:table-cell office:value-type="float" office:value="4.24614">
            <text:p>4.24614</text:p>
          </table:table-cell>
          <table:table-cell office:value-type="float" office:value="0.197598">
            <text:p>0.197598</text:p>
          </table:table-cell>
          <table:table-cell office:value-type="float" office:value="-0.956475">
            <text:p>-0.956475</text:p>
          </table:table-cell>
          <table:table-cell office:value-type="float" office:value="0.782874">
            <text:p>0.7828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390649">
            <text:p>0.0390649</text:p>
          </table:table-cell>
          <table:table-cell office:value-type="float" office:value="0.329181">
            <text:p>0.329181</text:p>
          </table:table-cell>
          <table:table-cell office:value-type="float" office:value="2.21886">
            <text:p>2.21886</text:p>
          </table:table-cell>
          <table:table-cell office:value-type="float" office:value="3.45211">
            <text:p>3.45211</text:p>
          </table:table-cell>
          <table:table-cell office:value-type="float" office:value="0.179635">
            <text:p>0.179635</text:p>
          </table:table-cell>
          <table:table-cell office:value-type="float" office:value="-0.967371">
            <text:p>-0.967371</text:p>
          </table:table-cell>
          <table:table-cell office:value-type="float" office:value="0.807538">
            <text:p>0.8075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.02655">
            <text:p>3.02655</text:p>
          </table:table-cell>
          <table:table-cell office:value-type="float" office:value="2.28959">
            <text:p>2.28959</text:p>
          </table:table-cell>
          <table:table-cell office:value-type="float" office:value="2.46117">
            <text:p>2.46117</text:p>
          </table:table-cell>
          <table:table-cell office:value-type="float" office:value="2.95949">
            <text:p>2.95949</text:p>
          </table:table-cell>
          <table:table-cell office:value-type="float" office:value="0.413623">
            <text:p>0.413623</text:p>
          </table:table-cell>
          <table:table-cell office:value-type="float" office:value="-0.886756">
            <text:p>-0.886756</text:p>
          </table:table-cell>
          <table:table-cell office:value-type="float" office:value="0.726784">
            <text:p>0.72678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93373">
            <text:p>0.993373</text:p>
          </table:table-cell>
          <table:table-cell office:value-type="float" office:value="1.44173">
            <text:p>1.44173</text:p>
          </table:table-cell>
          <table:table-cell office:value-type="float" office:value="2.02083">
            <text:p>2.02083</text:p>
          </table:table-cell>
          <table:table-cell office:value-type="float" office:value="2.31533">
            <text:p>2.31533</text:p>
          </table:table-cell>
          <table:table-cell office:value-type="float" office:value="0.381805">
            <text:p>0.381805</text:p>
          </table:table-cell>
          <table:table-cell office:value-type="float" office:value="-0.974943">
            <text:p>-0.974943</text:p>
          </table:table-cell>
          <table:table-cell office:value-type="float" office:value="0.654106">
            <text:p>0.65410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61115">
            <text:p>2.61115</text:p>
          </table:table-cell>
          <table:table-cell office:value-type="float" office:value="2.13016">
            <text:p>2.13016</text:p>
          </table:table-cell>
          <table:table-cell office:value-type="float" office:value="2.19792">
            <text:p>2.19792</text:p>
          </table:table-cell>
          <table:table-cell office:value-type="float" office:value="2.01656">
            <text:p>2.01656</text:p>
          </table:table-cell>
          <table:table-cell office:value-type="float" office:value="0.470089">
            <text:p>0.470089</text:p>
          </table:table-cell>
          <table:table-cell office:value-type="float" office:value="-0.905304">
            <text:p>-0.905304</text:p>
          </table:table-cell>
          <table:table-cell office:value-type="float" office:value="0.588695">
            <text:p>0.5886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.94871">
            <text:p>3.94871</text:p>
          </table:table-cell>
          <table:table-cell office:value-type="float" office:value="3.09367">
            <text:p>3.09367</text:p>
          </table:table-cell>
          <table:table-cell office:value-type="float" office:value="2.72316">
            <text:p>2.72316</text:p>
          </table:table-cell>
          <table:table-cell office:value-type="float" office:value="2.21466">
            <text:p>2.21466</text:p>
          </table:table-cell>
          <table:table-cell office:value-type="float" office:value="0.52792">
            <text:p>0.52792</text:p>
          </table:table-cell>
          <table:table-cell office:value-type="float" office:value="-0.84495">
            <text:p>-0.84495</text:p>
          </table:table-cell>
          <table:table-cell office:value-type="float" office:value="0.529826">
            <text:p>0.52982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69782">
            <text:p>0.669782</text:p>
          </table:table-cell>
          <table:table-cell office:value-type="float" office:value="1.93786">
            <text:p>1.93786</text:p>
          </table:table-cell>
          <table:table-cell office:value-type="float" office:value="2.10715">
            <text:p>2.10715</text:p>
          </table:table-cell>
          <table:table-cell office:value-type="float" office:value="1.95537">
            <text:p>1.95537</text:p>
          </table:table-cell>
          <table:table-cell office:value-type="float" office:value="0.494925">
            <text:p>0.494925</text:p>
          </table:table-cell>
          <table:table-cell office:value-type="float" office:value="-0.997074">
            <text:p>-0.997074</text:p>
          </table:table-cell>
          <table:table-cell office:value-type="float" office:value="0.476843">
            <text:p>0.47684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22983">
            <text:p>2.22983</text:p>
          </table:table-cell>
          <table:table-cell office:value-type="float" office:value="2.06316">
            <text:p>2.06316</text:p>
          </table:table-cell>
          <table:table-cell office:value-type="float" office:value="2.14395">
            <text:p>2.14395</text:p>
          </table:table-cell>
          <table:table-cell office:value-type="float" office:value="1.82923">
            <text:p>1.82923</text:p>
          </table:table-cell>
          <table:table-cell office:value-type="float" office:value="0.55758">
            <text:p>0.55758</text:p>
          </table:table-cell>
          <table:table-cell office:value-type="float" office:value="-0.938422">
            <text:p>-0.938422</text:p>
          </table:table-cell>
          <table:table-cell office:value-type="float" office:value="0.429159">
            <text:p>0.42915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.03407">
            <text:p>3.03407</text:p>
          </table:table-cell>
          <table:table-cell office:value-type="float" office:value="2.43817">
            <text:p>2.43817</text:p>
          </table:table-cell>
          <table:table-cell office:value-type="float" office:value="2.41099">
            <text:p>2.41099</text:p>
          </table:table-cell>
          <table:table-cell office:value-type="float" office:value="2.06907">
            <text:p>2.06907</text:p>
          </table:table-cell>
          <table:table-cell office:value-type="float" office:value="0.571283">
            <text:p>0.571283</text:p>
          </table:table-cell>
          <table:table-cell office:value-type="float" office:value="-0.886288">
            <text:p>-0.886288</text:p>
          </table:table-cell>
          <table:table-cell office:value-type="float" office:value="0.386243">
            <text:p>0.3862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74132">
            <text:p>2.74132</text:p>
          </table:table-cell>
          <table:table-cell office:value-type="float" office:value="2.54355">
            <text:p>2.54355</text:p>
          </table:table-cell>
          <table:table-cell office:value-type="float" office:value="2.51009">
            <text:p>2.51009</text:p>
          </table:table-cell>
          <table:table-cell office:value-type="float" office:value="2.40685">
            <text:p>2.40685</text:p>
          </table:table-cell>
          <table:table-cell office:value-type="float" office:value="0.541215">
            <text:p>0.541215</text:p>
          </table:table-cell>
          <table:table-cell office:value-type="float" office:value="-0.855049">
            <text:p>-0.855049</text:p>
          </table:table-cell>
          <table:table-cell office:value-type="float" office:value="0.347619">
            <text:p>0.34761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87009">
            <text:p>1.87009</text:p>
          </table:table-cell>
          <table:table-cell office:value-type="float" office:value="2.33285">
            <text:p>2.33285</text:p>
          </table:table-cell>
          <table:table-cell office:value-type="float" office:value="2.31809">
            <text:p>2.31809</text:p>
          </table:table-cell>
          <table:table-cell office:value-type="float" office:value="2.26229">
            <text:p>2.26229</text:p>
          </table:table-cell>
          <table:table-cell office:value-type="float" office:value="0.514155">
            <text:p>0.514155</text:p>
          </table:table-cell>
          <table:table-cell office:value-type="float" office:value="-0.855858">
            <text:p>-0.855858</text:p>
          </table:table-cell>
          <table:table-cell office:value-type="float" office:value="0.312857">
            <text:p>0.3128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3134">
            <text:p>1.3134</text:p>
          </table:table-cell>
          <table:table-cell office:value-type="float" office:value="2.0458">
            <text:p>2.0458</text:p>
          </table:table-cell>
          <table:table-cell office:value-type="float" office:value="2.01668">
            <text:p>2.01668</text:p>
          </table:table-cell>
          <table:table-cell office:value-type="float" office:value="2.30229">
            <text:p>2.30229</text:p>
          </table:table-cell>
          <table:table-cell office:value-type="float" office:value="0.488447">
            <text:p>0.488447</text:p>
          </table:table-cell>
          <table:table-cell office:value-type="float" office:value="-0.840899">
            <text:p>-0.840899</text:p>
          </table:table-cell>
          <table:table-cell office:value-type="float" office:value="0.281571">
            <text:p>0.2815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.90103">
            <text:p>2.90103</text:p>
          </table:table-cell>
          <table:table-cell office:value-type="float" office:value="2.26253">
            <text:p>2.26253</text:p>
          </table:table-cell>
          <table:table-cell office:value-type="float" office:value="2.28199">
            <text:p>2.28199</text:p>
          </table:table-cell>
          <table:table-cell office:value-type="float" office:value="2.33853">
            <text:p>2.33853</text:p>
          </table:table-cell>
          <table:table-cell office:value-type="float" office:value="0.543406">
            <text:p>0.543406</text:p>
          </table:table-cell>
          <table:table-cell office:value-type="float" office:value="-0.798854">
            <text:p>-0.798854</text:p>
          </table:table-cell>
          <table:table-cell office:value-type="float" office:value="0.253414">
            <text:p>0.2534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.04337">
            <text:p>3.04337</text:p>
          </table:table-cell>
          <table:table-cell office:value-type="float" office:value="2.44062">
            <text:p>2.44062</text:p>
          </table:table-cell>
          <table:table-cell office:value-type="float" office:value="2.5104">
            <text:p>2.5104</text:p>
          </table:table-cell>
          <table:table-cell office:value-type="float" office:value="2.22536">
            <text:p>2.22536</text:p>
          </table:table-cell>
          <table:table-cell office:value-type="float" office:value="0.523353">
            <text:p>0.523353</text:p>
          </table:table-cell>
          <table:table-cell office:value-type="float" office:value="-0.758912">
            <text:p>-0.758912</text:p>
          </table:table-cell>
          <table:table-cell office:value-type="float" office:value="0.228073">
            <text:p>0.22807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.77817">
            <text:p>3.77817</text:p>
          </table:table-cell>
          <table:table-cell office:value-type="float" office:value="2.71517">
            <text:p>2.71517</text:p>
          </table:table-cell>
          <table:table-cell office:value-type="float" office:value="2.89073">
            <text:p>2.89073</text:p>
          </table:table-cell>
          <table:table-cell office:value-type="float" office:value="2.61391">
            <text:p>2.61391</text:p>
          </table:table-cell>
          <table:table-cell office:value-type="float" office:value="0.533925">
            <text:p>0.533925</text:p>
          </table:table-cell>
          <table:table-cell office:value-type="float" office:value="-0.720966">
            <text:p>-0.720966</text:p>
          </table:table-cell>
          <table:table-cell office:value-type="float" office:value="0.205265">
            <text:p>0.20526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81327">
            <text:p>1.81327</text:p>
          </table:table-cell>
          <table:table-cell office:value-type="float" office:value="2.54856">
            <text:p>2.54856</text:p>
          </table:table-cell>
          <table:table-cell office:value-type="float" office:value="2.56749">
            <text:p>2.56749</text:p>
          </table:table-cell>
          <table:table-cell office:value-type="float" office:value="2.56184">
            <text:p>2.56184</text:p>
          </table:table-cell>
          <table:table-cell office:value-type="float" office:value="0.507229">
            <text:p>0.507229</text:p>
          </table:table-cell>
          <table:table-cell office:value-type="float" office:value="-0.783163">
            <text:p>-0.783163</text:p>
          </table:table-cell>
          <table:table-cell office:value-type="float" office:value="0.184739">
            <text:p>0.18473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.15859">
            <text:p>2.15859</text:p>
          </table:table-cell>
          <table:table-cell office:value-type="float" office:value="2.48372">
            <text:p>2.48372</text:p>
          </table:table-cell>
          <table:table-cell office:value-type="float" office:value="2.44482">
            <text:p>2.44482</text:p>
          </table:table-cell>
          <table:table-cell office:value-type="float" office:value="2.45241">
            <text:p>2.45241</text:p>
          </table:table-cell>
          <table:table-cell office:value-type="float" office:value="0.499134">
            <text:p>0.499134</text:p>
          </table:table-cell>
          <table:table-cell office:value-type="float" office:value="-0.744005">
            <text:p>-0.744005</text:p>
          </table:table-cell>
          <table:table-cell office:value-type="float" office:value="0.166265">
            <text:p>0.16626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.47279">
            <text:p>3.47279</text:p>
          </table:table-cell>
          <table:table-cell office:value-type="float" office:value="2.63172">
            <text:p>2.63172</text:p>
          </table:table-cell>
          <table:table-cell office:value-type="float" office:value="2.75321">
            <text:p>2.75321</text:p>
          </table:table-cell>
          <table:table-cell office:value-type="float" office:value="2.54384">
            <text:p>2.54384</text:p>
          </table:table-cell>
          <table:table-cell office:value-type="float" office:value="0.539887">
            <text:p>0.539887</text:p>
          </table:table-cell>
          <table:table-cell office:value-type="float" office:value="-0.706805">
            <text:p>-0.706805</text:p>
          </table:table-cell>
          <table:table-cell office:value-type="float" office:value="0.149638">
            <text:p>0.14963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.17987">
            <text:p>2.17987</text:p>
          </table:table-cell>
          <table:table-cell office:value-type="float" office:value="2.57087">
            <text:p>2.57087</text:p>
          </table:table-cell>
          <table:table-cell office:value-type="float" office:value="2.58121">
            <text:p>2.58121</text:p>
          </table:table-cell>
          <table:table-cell office:value-type="float" office:value="2.58256">
            <text:p>2.58256</text:p>
          </table:table-cell>
          <table:table-cell office:value-type="float" office:value="0.512892">
            <text:p>0.512892</text:p>
          </table:table-cell>
          <table:table-cell office:value-type="float" office:value="-0.73611">
            <text:p>-0.73611</text:p>
          </table:table-cell>
          <table:table-cell office:value-type="float" office:value="0.134675">
            <text:p>0.13467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.52103">
            <text:p>2.52103</text:p>
          </table:table-cell>
          <table:table-cell office:value-type="float" office:value="2.56483">
            <text:p>2.56483</text:p>
          </table:table-cell>
          <table:table-cell office:value-type="float" office:value="2.56316">
            <text:p>2.56316</text:p>
          </table:table-cell>
          <table:table-cell office:value-type="float" office:value="2.73352">
            <text:p>2.73352</text:p>
          </table:table-cell>
          <table:table-cell office:value-type="float" office:value="0.504306">
            <text:p>0.504306</text:p>
          </table:table-cell>
          <table:table-cell office:value-type="float" office:value="-0.699305">
            <text:p>-0.699305</text:p>
          </table:table-cell>
          <table:table-cell office:value-type="float" office:value="0.121207">
            <text:p>0.12120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12504">
            <text:p>0.312504</text:p>
          </table:table-cell>
          <table:table-cell office:value-type="float" office:value="2.23782">
            <text:p>2.23782</text:p>
          </table:table-cell>
          <table:table-cell office:value-type="float" office:value="1.88796">
            <text:p>1.88796</text:p>
          </table:table-cell>
          <table:table-cell office:value-type="float" office:value="2.40995">
            <text:p>2.40995</text:p>
          </table:table-cell>
          <table:table-cell office:value-type="float" office:value="0.479091">
            <text:p>0.479091</text:p>
          </table:table-cell>
          <table:table-cell office:value-type="float" office:value="-0.774766">
            <text:p>-0.774766</text:p>
          </table:table-cell>
          <table:table-cell office:value-type="float" office:value="0.145188">
            <text:p>0.1451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98973">
            <text:p>0.498973</text:p>
          </table:table-cell>
          <table:table-cell office:value-type="float" office:value="1.99662">
            <text:p>1.99662</text:p>
          </table:table-cell>
          <table:table-cell office:value-type="float" office:value="1.47126">
            <text:p>1.47126</text:p>
          </table:table-cell>
          <table:table-cell office:value-type="float" office:value="2.0919">
            <text:p>2.0919</text:p>
          </table:table-cell>
          <table:table-cell office:value-type="float" office:value="0.46446">
            <text:p>0.46446</text:p>
          </table:table-cell>
          <table:table-cell office:value-type="float" office:value="-0.736028">
            <text:p>-0.736028</text:p>
          </table:table-cell>
          <table:table-cell office:value-type="float" office:value="0.13871">
            <text:p>0.1387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90908">
            <text:p>1.90908</text:p>
          </table:table-cell>
          <table:table-cell office:value-type="float" office:value="1.98569">
            <text:p>1.98569</text:p>
          </table:table-cell>
          <table:table-cell office:value-type="float" office:value="1.60261">
            <text:p>1.60261</text:p>
          </table:table-cell>
          <table:table-cell office:value-type="float" office:value="1.85826">
            <text:p>1.85826</text:p>
          </table:table-cell>
          <table:table-cell office:value-type="float" office:value="0.511742">
            <text:p>0.511742</text:p>
          </table:table-cell>
          <table:table-cell office:value-type="float" office:value="-0.699226">
            <text:p>-0.699226</text:p>
          </table:table-cell>
          <table:table-cell office:value-type="float" office:value="0.124839">
            <text:p>0.12483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08307">
            <text:p>1.08307</text:p>
          </table:table-cell>
          <table:table-cell office:value-type="float" office:value="1.88428">
            <text:p>1.88428</text:p>
          </table:table-cell>
          <table:table-cell office:value-type="float" office:value="1.44675">
            <text:p>1.44675</text:p>
          </table:table-cell>
          <table:table-cell office:value-type="float" office:value="1.76699">
            <text:p>1.76699</text:p>
          </table:table-cell>
          <table:table-cell office:value-type="float" office:value="0.486155">
            <text:p>0.486155</text:p>
          </table:table-cell>
          <table:table-cell office:value-type="float" office:value="-0.705566">
            <text:p>-0.705566</text:p>
          </table:table-cell>
          <table:table-cell office:value-type="float" office:value="0.112355">
            <text:p>0.11235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.55784">
            <text:p>3.55784</text:p>
          </table:table-cell>
          <table:table-cell office:value-type="float" office:value="2.05351">
            <text:p>2.05351</text:p>
          </table:table-cell>
          <table:table-cell office:value-type="float" office:value="2.08007">
            <text:p>2.08007</text:p>
          </table:table-cell>
          <table:table-cell office:value-type="float" office:value="1.94189">
            <text:p>1.94189</text:p>
          </table:table-cell>
          <table:table-cell office:value-type="float" office:value="0.585586">
            <text:p>0.585586</text:p>
          </table:table-cell>
          <table:table-cell office:value-type="float" office:value="-0.670287">
            <text:p>-0.670287</text:p>
          </table:table-cell>
          <table:table-cell office:value-type="float" office:value="0.10112">
            <text:p>0.1011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20351">
            <text:p>1.20351</text:p>
          </table:table-cell>
          <table:table-cell office:value-type="float" office:value="1.97568">
            <text:p>1.97568</text:p>
          </table:table-cell>
          <table:table-cell office:value-type="float" office:value="1.81711">
            <text:p>1.81711</text:p>
          </table:table-cell>
          <table:table-cell office:value-type="float" office:value="1.65823">
            <text:p>1.65823</text:p>
          </table:table-cell>
          <table:table-cell office:value-type="float" office:value="0.556306">
            <text:p>0.556306</text:p>
          </table:table-cell>
          <table:table-cell office:value-type="float" office:value="-0.754489">
            <text:p>-0.754489</text:p>
          </table:table-cell>
          <table:table-cell office:value-type="float" office:value="0.0915596">
            <text:p>0.091559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12863">
            <text:p>1.12863</text:p>
          </table:table-cell>
          <table:table-cell office:value-type="float" office:value="1.89685">
            <text:p>1.89685</text:p>
          </table:table-cell>
          <table:table-cell office:value-type="float" office:value="1.61056">
            <text:p>1.61056</text:p>
          </table:table-cell>
          <table:table-cell office:value-type="float" office:value="1.52683">
            <text:p>1.52683</text:p>
          </table:table-cell>
          <table:table-cell office:value-type="float" office:value="0.528491">
            <text:p>0.528491</text:p>
          </table:table-cell>
          <table:table-cell office:value-type="float" office:value="-0.720509">
            <text:p>-0.720509</text:p>
          </table:table-cell>
          <table:table-cell office:value-type="float" office:value="0.0930703">
            <text:p>0.09307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.22619">
            <text:p>2.22619</text:p>
          </table:table-cell>
          <table:table-cell office:value-type="float" office:value="1.92444">
            <text:p>1.92444</text:p>
          </table:table-cell>
          <table:table-cell office:value-type="float" office:value="1.79525">
            <text:p>1.79525</text:p>
          </table:table-cell>
          <table:table-cell office:value-type="float" office:value="1.48997">
            <text:p>1.48997</text:p>
          </table:table-cell>
          <table:table-cell office:value-type="float" office:value="0.556944">
            <text:p>0.556944</text:p>
          </table:table-cell>
          <table:table-cell office:value-type="float" office:value="-0.684483">
            <text:p>-0.684483</text:p>
          </table:table-cell>
          <table:table-cell office:value-type="float" office:value="0.0837632">
            <text:p>0.083763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18806">
            <text:p>0.418806</text:p>
          </table:table-cell>
          <table:table-cell office:value-type="float" office:value="1.77268">
            <text:p>1.77268</text:p>
          </table:table-cell>
          <table:table-cell office:value-type="float" office:value="1.38232">
            <text:p>1.38232</text:p>
          </table:table-cell>
          <table:table-cell office:value-type="float" office:value="1.50326">
            <text:p>1.50326</text:p>
          </table:table-cell>
          <table:table-cell office:value-type="float" office:value="0.529097">
            <text:p>0.529097</text:p>
          </table:table-cell>
          <table:table-cell office:value-type="float" office:value="-0.740628">
            <text:p>-0.740628</text:p>
          </table:table-cell>
          <table:table-cell office:value-type="float" office:value="0.100791">
            <text:p>0.10079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.41596">
            <text:p>2.41596</text:p>
          </table:table-cell>
          <table:table-cell office:value-type="float" office:value="1.83103">
            <text:p>1.83103</text:p>
          </table:table-cell>
          <table:table-cell office:value-type="float" office:value="1.69241">
            <text:p>1.69241</text:p>
          </table:table-cell>
          <table:table-cell office:value-type="float" office:value="1.74289">
            <text:p>1.74289</text:p>
          </table:table-cell>
          <table:table-cell office:value-type="float" office:value="0.6025">
            <text:p>0.6025</text:p>
          </table:table-cell>
          <table:table-cell office:value-type="float" office:value="-0.703597">
            <text:p>-0.703597</text:p>
          </table:table-cell>
          <table:table-cell office:value-type="float" office:value="0.0907123">
            <text:p>0.090712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.44199">
            <text:p>3.44199</text:p>
          </table:table-cell>
          <table:table-cell office:value-type="float" office:value="1.96255">
            <text:p>1.96255</text:p>
          </table:table-cell>
          <table:table-cell office:value-type="float" office:value="2.21728">
            <text:p>2.21728</text:p>
          </table:table-cell>
          <table:table-cell office:value-type="float" office:value="1.9345">
            <text:p>1.9345</text:p>
          </table:table-cell>
          <table:table-cell office:value-type="float" office:value="0.623677">
            <text:p>0.623677</text:p>
          </table:table-cell>
          <table:table-cell office:value-type="float" office:value="-0.668417">
            <text:p>-0.668417</text:p>
          </table:table-cell>
          <table:table-cell office:value-type="float" office:value="0.081641">
            <text:p>0.08164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.95772">
            <text:p>3.95772</text:p>
          </table:table-cell>
          <table:table-cell office:value-type="float" office:value="2.10915">
            <text:p>2.10915</text:p>
          </table:table-cell>
          <table:table-cell office:value-type="float" office:value="2.73942">
            <text:p>2.73942</text:p>
          </table:table-cell>
          <table:table-cell office:value-type="float" office:value="2.29383">
            <text:p>2.29383</text:p>
          </table:table-cell>
          <table:table-cell office:value-type="float" office:value="0.618279">
            <text:p>0.618279</text:p>
          </table:table-cell>
          <table:table-cell office:value-type="float" office:value="-0.634996">
            <text:p>-0.634996</text:p>
          </table:table-cell>
          <table:table-cell office:value-type="float" office:value="0.0734769">
            <text:p>0.073476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41223">
            <text:p>0.641223</text:p>
          </table:table-cell>
          <table:table-cell office:value-type="float" office:value="1.98956">
            <text:p>1.98956</text:p>
          </table:table-cell>
          <table:table-cell office:value-type="float" office:value="2.10996">
            <text:p>2.10996</text:p>
          </table:table-cell>
          <table:table-cell office:value-type="float" office:value="1.92926">
            <text:p>1.92926</text:p>
          </table:table-cell>
          <table:table-cell office:value-type="float" office:value="0.587365">
            <text:p>0.587365</text:p>
          </table:table-cell>
          <table:table-cell office:value-type="float" office:value="-0.769071">
            <text:p>-0.769071</text:p>
          </table:table-cell>
          <table:table-cell office:value-type="float" office:value="0.0814688">
            <text:p>0.081468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92808">
            <text:p>0.292808</text:p>
          </table:table-cell>
          <table:table-cell office:value-type="float" office:value="1.8399">
            <text:p>1.8399</text:p>
          </table:table-cell>
          <table:table-cell office:value-type="float" office:value="1.56481">
            <text:p>1.56481</text:p>
          </table:table-cell>
          <table:table-cell office:value-type="float" office:value="1.81542">
            <text:p>1.81542</text:p>
          </table:table-cell>
          <table:table-cell office:value-type="float" office:value="0.557997">
            <text:p>0.557997</text:p>
          </table:table-cell>
          <table:table-cell office:value-type="float" office:value="-0.748039">
            <text:p>-0.748039</text:p>
          </table:table-cell>
          <table:table-cell office:value-type="float" office:value="0.0882054">
            <text:p>0.088205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4584">
            <text:p>1.4584</text:p>
          </table:table-cell>
          <table:table-cell office:value-type="float" office:value="1.80961">
            <text:p>1.80961</text:p>
          </table:table-cell>
          <table:table-cell office:value-type="float" office:value="1.53289">
            <text:p>1.53289</text:p>
          </table:table-cell>
          <table:table-cell office:value-type="float" office:value="1.85664">
            <text:p>1.85664</text:p>
          </table:table-cell>
          <table:table-cell office:value-type="float" office:value="0.588377">
            <text:p>0.588377</text:p>
          </table:table-cell>
          <table:table-cell office:value-type="float" office:value="-0.710637">
            <text:p>-0.710637</text:p>
          </table:table-cell>
          <table:table-cell office:value-type="float" office:value="0.0793849">
            <text:p>0.079384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.24834">
            <text:p>2.24834</text:p>
          </table:table-cell>
          <table:table-cell office:value-type="float" office:value="1.84096">
            <text:p>1.84096</text:p>
          </table:table-cell>
          <table:table-cell office:value-type="float" office:value="1.74753">
            <text:p>1.74753</text:p>
          </table:table-cell>
          <table:table-cell office:value-type="float" office:value="1.85941">
            <text:p>1.85941</text:p>
          </table:table-cell>
          <table:table-cell office:value-type="float" office:value="0.598455">
            <text:p>0.598455</text:p>
          </table:table-cell>
          <table:table-cell office:value-type="float" office:value="-0.675105">
            <text:p>-0.675105</text:p>
          </table:table-cell>
          <table:table-cell office:value-type="float" office:value="0.0714464">
            <text:p>0.071446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.95437">
            <text:p>3.95437</text:p>
          </table:table-cell>
          <table:table-cell office:value-type="float" office:value="1.97686">
            <text:p>1.97686</text:p>
          </table:table-cell>
          <table:table-cell office:value-type="float" office:value="2.40958">
            <text:p>2.40958</text:p>
          </table:table-cell>
          <table:table-cell office:value-type="float" office:value="2.30135">
            <text:p>2.30135</text:p>
          </table:table-cell>
          <table:table-cell office:value-type="float" office:value="0.653834">
            <text:p>0.653834</text:p>
          </table:table-cell>
          <table:table-cell office:value-type="float" office:value="-0.64135">
            <text:p>-0.64135</text:p>
          </table:table-cell>
          <table:table-cell office:value-type="float" office:value="0.0643018">
            <text:p>0.064301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76704">
            <text:p>0.376704</text:p>
          </table:table-cell>
          <table:table-cell office:value-type="float" office:value="1.86064">
            <text:p>1.86064</text:p>
          </table:table-cell>
          <table:table-cell office:value-type="float" office:value="1.79972">
            <text:p>1.79972</text:p>
          </table:table-cell>
          <table:table-cell office:value-type="float" office:value="2.04645">
            <text:p>2.04645</text:p>
          </table:table-cell>
          <table:table-cell office:value-type="float" office:value="0.621142">
            <text:p>0.621142</text:p>
          </table:table-cell>
          <table:table-cell office:value-type="float" office:value="-0.788165">
            <text:p>-0.788165</text:p>
          </table:table-cell>
          <table:table-cell office:value-type="float" office:value="0.0726264">
            <text:p>0.072626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83177">
            <text:p>2.83177</text:p>
          </table:table-cell>
          <table:table-cell office:value-type="float" office:value="1.92412">
            <text:p>1.92412</text:p>
          </table:table-cell>
          <table:table-cell office:value-type="float" office:value="2.10933">
            <text:p>2.10933</text:p>
          </table:table-cell>
          <table:table-cell office:value-type="float" office:value="1.97017">
            <text:p>1.97017</text:p>
          </table:table-cell>
          <table:table-cell office:value-type="float" office:value="0.712838">
            <text:p>0.712838</text:p>
          </table:table-cell>
          <table:table-cell office:value-type="float" office:value="-0.748757">
            <text:p>-0.748757</text:p>
          </table:table-cell>
          <table:table-cell office:value-type="float" office:value="0.0653637">
            <text:p>0.065363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9415">
            <text:p>0.59415</text:p>
          </table:table-cell>
          <table:table-cell office:value-type="float" office:value="1.84329">
            <text:p>1.84329</text:p>
          </table:table-cell>
          <table:table-cell office:value-type="float" office:value="1.65478">
            <text:p>1.65478</text:p>
          </table:table-cell>
          <table:table-cell office:value-type="float" office:value="1.54972">
            <text:p>1.54972</text:p>
          </table:table-cell>
          <table:table-cell office:value-type="float" office:value="0.677196">
            <text:p>0.677196</text:p>
          </table:table-cell>
          <table:table-cell office:value-type="float" office:value="-0.8232">
            <text:p>-0.8232</text:p>
          </table:table-cell>
          <table:table-cell office:value-type="float" office:value="0.0607725">
            <text:p>0.060772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.79578">
            <text:p>3.79578</text:p>
          </table:table-cell>
          <table:table-cell office:value-type="float" office:value="1.95009">
            <text:p>1.95009</text:p>
          </table:table-cell>
          <table:table-cell office:value-type="float" office:value="2.29708">
            <text:p>2.29708</text:p>
          </table:table-cell>
          <table:table-cell office:value-type="float" office:value="1.94404">
            <text:p>1.94404</text:p>
          </table:table-cell>
          <table:table-cell office:value-type="float" office:value="0.803418">
            <text:p>0.803418</text:p>
          </table:table-cell>
          <table:table-cell office:value-type="float" office:value="-0.78204">
            <text:p>-0.78204</text:p>
          </table:table-cell>
          <table:table-cell office:value-type="float" office:value="0.0546952">
            <text:p>0.05469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04157">
            <text:p>1.04157</text:p>
          </table:table-cell>
          <table:table-cell office:value-type="float" office:value="1.90536">
            <text:p>1.90536</text:p>
          </table:table-cell>
          <table:table-cell office:value-type="float" office:value="1.92043">
            <text:p>1.92043</text:p>
          </table:table-cell>
          <table:table-cell office:value-type="float" office:value="2.03764">
            <text:p>2.03764</text:p>
          </table:table-cell>
          <table:table-cell office:value-type="float" office:value="0.763247">
            <text:p>0.763247</text:p>
          </table:table-cell>
          <table:table-cell office:value-type="float" office:value="-0.880649">
            <text:p>-0.880649</text:p>
          </table:table-cell>
          <table:table-cell office:value-type="float" office:value="0.0492257">
            <text:p>0.049225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14906">
            <text:p>1.14906</text:p>
          </table:table-cell>
          <table:table-cell office:value-type="float" office:value="1.87152">
            <text:p>1.87152</text:p>
          </table:table-cell>
          <table:table-cell office:value-type="float" office:value="1.68902">
            <text:p>1.68902</text:p>
          </table:table-cell>
          <table:table-cell office:value-type="float" office:value="1.99897">
            <text:p>1.99897</text:p>
          </table:table-cell>
          <table:table-cell office:value-type="float" office:value="0.730459">
            <text:p>0.730459</text:p>
          </table:table-cell>
          <table:table-cell office:value-type="float" office:value="-0.836616">
            <text:p>-0.836616</text:p>
          </table:table-cell>
          <table:table-cell office:value-type="float" office:value="0.0447522">
            <text:p>0.044752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03412">
            <text:p>2.03412</text:p>
          </table:table-cell>
          <table:table-cell office:value-type="float" office:value="1.87807">
            <text:p>1.87807</text:p>
          </table:table-cell>
          <table:table-cell office:value-type="float" office:value="1.79255">
            <text:p>1.79255</text:p>
          </table:table-cell>
          <table:table-cell office:value-type="float" office:value="1.97219">
            <text:p>1.97219</text:p>
          </table:table-cell>
          <table:table-cell office:value-type="float" office:value="0.738189">
            <text:p>0.738189</text:p>
          </table:table-cell>
          <table:table-cell office:value-type="float" office:value="-0.794785">
            <text:p>-0.794785</text:p>
          </table:table-cell>
          <table:table-cell office:value-type="float" office:value="0.040277">
            <text:p>0.04027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48626">
            <text:p>0.648626</text:p>
          </table:table-cell>
          <table:table-cell office:value-type="float" office:value="1.81453">
            <text:p>1.81453</text:p>
          </table:table-cell>
          <table:table-cell office:value-type="float" office:value="1.44937">
            <text:p>1.44937</text:p>
          </table:table-cell>
          <table:table-cell office:value-type="float" office:value="1.55897">
            <text:p>1.55897</text:p>
          </table:table-cell>
          <table:table-cell office:value-type="float" office:value="0.70128">
            <text:p>0.70128</text:p>
          </table:table-cell>
          <table:table-cell office:value-type="float" office:value="-0.824321">
            <text:p>-0.824321</text:p>
          </table:table-cell>
          <table:table-cell office:value-type="float" office:value="0.0516767">
            <text:p>0.051676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51153">
            <text:p>1.51153</text:p>
          </table:table-cell>
          <table:table-cell office:value-type="float" office:value="1.80044">
            <text:p>1.80044</text:p>
          </table:table-cell>
          <table:table-cell office:value-type="float" office:value="1.46802">
            <text:p>1.46802</text:p>
          </table:table-cell>
          <table:table-cell office:value-type="float" office:value="1.70083">
            <text:p>1.70083</text:p>
          </table:table-cell>
          <table:table-cell office:value-type="float" office:value="0.709361">
            <text:p>0.709361</text:p>
          </table:table-cell>
          <table:table-cell office:value-type="float" office:value="-0.783105">
            <text:p>-0.783105</text:p>
          </table:table-cell>
          <table:table-cell office:value-type="float" office:value="0.046509">
            <text:p>0.04650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.50417">
            <text:p>3.50417</text:p>
          </table:table-cell>
          <table:table-cell office:value-type="float" office:value="1.87176">
            <text:p>1.87176</text:p>
          </table:table-cell>
          <table:table-cell office:value-type="float" office:value="2.07886">
            <text:p>2.07886</text:p>
          </table:table-cell>
          <table:table-cell office:value-type="float" office:value="1.78488">
            <text:p>1.78488</text:p>
          </table:table-cell>
          <table:table-cell office:value-type="float" office:value="0.773525">
            <text:p>0.773525</text:p>
          </table:table-cell>
          <table:table-cell office:value-type="float" office:value="-0.743949">
            <text:p>-0.743949</text:p>
          </table:table-cell>
          <table:table-cell office:value-type="float" office:value="0.0418581">
            <text:p>0.041858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47446">
            <text:p>0.747446</text:p>
          </table:table-cell>
          <table:table-cell office:value-type="float" office:value="1.8204">
            <text:p>1.8204</text:p>
          </table:table-cell>
          <table:table-cell office:value-type="float" office:value="1.67944">
            <text:p>1.67944</text:p>
          </table:table-cell>
          <table:table-cell office:value-type="float" office:value="1.80404">
            <text:p>1.80404</text:p>
          </table:table-cell>
          <table:table-cell office:value-type="float" office:value="0.734849">
            <text:p>0.734849</text:p>
          </table:table-cell>
          <table:table-cell office:value-type="float" office:value="-0.844588">
            <text:p>-0.844588</text:p>
          </table:table-cell>
          <table:table-cell office:value-type="float" office:value="0.0456785">
            <text:p>0.045678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7615">
            <text:p>1.7615</text:p>
          </table:table-cell>
          <table:table-cell office:value-type="float" office:value="1.81798">
            <text:p>1.81798</text:p>
          </table:table-cell>
          <table:table-cell office:value-type="float" office:value="1.70406">
            <text:p>1.70406</text:p>
          </table:table-cell>
          <table:table-cell office:value-type="float" office:value="1.54975">
            <text:p>1.54975</text:p>
          </table:table-cell>
          <table:table-cell office:value-type="float" office:value="0.748809">
            <text:p>0.748809</text:p>
          </table:table-cell>
          <table:table-cell office:value-type="float" office:value="-0.802359">
            <text:p>-0.802359</text:p>
          </table:table-cell>
          <table:table-cell office:value-type="float" office:value="0.0411107">
            <text:p>0.041110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98696">
            <text:p>2.98696</text:p>
          </table:table-cell>
          <table:table-cell office:value-type="float" office:value="1.86123">
            <text:p>1.86123</text:p>
          </table:table-cell>
          <table:table-cell office:value-type="float" office:value="2.08893">
            <text:p>2.08893</text:p>
          </table:table-cell>
          <table:table-cell office:value-type="float" office:value="1.79293">
            <text:p>1.79293</text:p>
          </table:table-cell>
          <table:table-cell office:value-type="float" office:value="0.772641">
            <text:p>0.772641</text:p>
          </table:table-cell>
          <table:table-cell office:value-type="float" office:value="-0.762241">
            <text:p>-0.762241</text:p>
          </table:table-cell>
          <table:table-cell office:value-type="float" office:value="0.0369996">
            <text:p>0.036999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.12737">
            <text:p>2.12737</text:p>
          </table:table-cell>
          <table:table-cell office:value-type="float" office:value="1.87009">
            <text:p>1.87009</text:p>
          </table:table-cell>
          <table:table-cell office:value-type="float" office:value="2.10046">
            <text:p>2.10046</text:p>
          </table:table-cell>
          <table:table-cell office:value-type="float" office:value="1.91521">
            <text:p>1.91521</text:p>
          </table:table-cell>
          <table:table-cell office:value-type="float" office:value="0.734009">
            <text:p>0.734009</text:p>
          </table:table-cell>
          <table:table-cell office:value-type="float" office:value="-0.767108">
            <text:p>-0.767108</text:p>
          </table:table-cell>
          <table:table-cell office:value-type="float" office:value="0.0332997">
            <text:p>0.033299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81898">
            <text:p>0.881898</text:p>
          </table:table-cell>
          <table:table-cell office:value-type="float" office:value="1.82837">
            <text:p>1.82837</text:p>
          </table:table-cell>
          <table:table-cell office:value-type="float" office:value="1.73489">
            <text:p>1.73489</text:p>
          </table:table-cell>
          <table:table-cell office:value-type="float" office:value="1.77119">
            <text:p>1.77119</text:p>
          </table:table-cell>
          <table:table-cell office:value-type="float" office:value="0.697309">
            <text:p>0.697309</text:p>
          </table:table-cell>
          <table:table-cell office:value-type="float" office:value="-0.791026">
            <text:p>-0.791026</text:p>
          </table:table-cell>
          <table:table-cell office:value-type="float" office:value="0.0422177">
            <text:p>0.042217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34556">
            <text:p>2.34556</text:p>
          </table:table-cell>
          <table:table-cell office:value-type="float" office:value="1.84802">
            <text:p>1.84802</text:p>
          </table:table-cell>
          <table:table-cell office:value-type="float" office:value="1.91809">
            <text:p>1.91809</text:p>
          </table:table-cell>
          <table:table-cell office:value-type="float" office:value="1.9833">
            <text:p>1.9833</text:p>
          </table:table-cell>
          <table:table-cell office:value-type="float" office:value="0.735626">
            <text:p>0.735626</text:p>
          </table:table-cell>
          <table:table-cell office:value-type="float" office:value="-0.751475">
            <text:p>-0.751475</text:p>
          </table:table-cell>
          <table:table-cell office:value-type="float" office:value="0.0379959">
            <text:p>0.037995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.89329">
            <text:p>2.89329</text:p>
          </table:table-cell>
          <table:table-cell office:value-type="float" office:value="1.88377">
            <text:p>1.88377</text:p>
          </table:table-cell>
          <table:table-cell office:value-type="float" office:value="2.21065">
            <text:p>2.21065</text:p>
          </table:table-cell>
          <table:table-cell office:value-type="float" office:value="2.15602">
            <text:p>2.15602</text:p>
          </table:table-cell>
          <table:table-cell office:value-type="float" office:value="0.726232">
            <text:p>0.726232</text:p>
          </table:table-cell>
          <table:table-cell office:value-type="float" office:value="-0.713901">
            <text:p>-0.713901</text:p>
          </table:table-cell>
          <table:table-cell office:value-type="float" office:value="0.0341963">
            <text:p>0.034196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94884">
            <text:p>1.94884</text:p>
          </table:table-cell>
          <table:table-cell office:value-type="float" office:value="1.88577">
            <text:p>1.88577</text:p>
          </table:table-cell>
          <table:table-cell office:value-type="float" office:value="2.13211">
            <text:p>2.13211</text:p>
          </table:table-cell>
          <table:table-cell office:value-type="float" office:value="1.96161">
            <text:p>1.96161</text:p>
          </table:table-cell>
          <table:table-cell office:value-type="float" office:value="0.68992">
            <text:p>0.68992</text:p>
          </table:table-cell>
          <table:table-cell office:value-type="float" office:value="-0.725429">
            <text:p>-0.725429</text:p>
          </table:table-cell>
          <table:table-cell office:value-type="float" office:value="0.0307767">
            <text:p>0.03077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97529">
            <text:p>1.97529</text:p>
          </table:table-cell>
          <table:table-cell office:value-type="float" office:value="1.88825">
            <text:p>1.88825</text:p>
          </table:table-cell>
          <table:table-cell office:value-type="float" office:value="2.08506">
            <text:p>2.08506</text:p>
          </table:table-cell>
          <table:table-cell office:value-type="float" office:value="2.11509">
            <text:p>2.11509</text:p>
          </table:table-cell>
          <table:table-cell office:value-type="float" office:value="0.656747">
            <text:p>0.656747</text:p>
          </table:table-cell>
          <table:table-cell office:value-type="float" office:value="-0.689157">
            <text:p>-0.689157</text:p>
          </table:table-cell>
          <table:table-cell office:value-type="float" office:value="0.027699">
            <text:p>0.02769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.32932">
            <text:p>3.32932</text:p>
          </table:table-cell>
          <table:table-cell office:value-type="float" office:value="1.92417">
            <text:p>1.92417</text:p>
          </table:table-cell>
          <table:table-cell office:value-type="float" office:value="2.45834">
            <text:p>2.45834</text:p>
          </table:table-cell>
          <table:table-cell office:value-type="float" office:value="2.31107">
            <text:p>2.31107</text:p>
          </table:table-cell>
          <table:table-cell office:value-type="float" office:value="0.691611">
            <text:p>0.691611</text:p>
          </table:table-cell>
          <table:table-cell office:value-type="float" office:value="-0.6547">
            <text:p>-0.6547</text:p>
          </table:table-cell>
          <table:table-cell office:value-type="float" office:value="0.0249291">
            <text:p>0.024929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.71153">
            <text:p>3.71153</text:p>
          </table:table-cell>
          <table:table-cell office:value-type="float" office:value="1.97978">
            <text:p>1.97978</text:p>
          </table:table-cell>
          <table:table-cell office:value-type="float" office:value="2.8343">
            <text:p>2.8343</text:p>
          </table:table-cell>
          <table:table-cell office:value-type="float" office:value="2.40164">
            <text:p>2.40164</text:p>
          </table:table-cell>
          <table:table-cell office:value-type="float" office:value="0.676141">
            <text:p>0.676141</text:p>
          </table:table-cell>
          <table:table-cell office:value-type="float" office:value="-0.621965">
            <text:p>-0.621965</text:p>
          </table:table-cell>
          <table:table-cell office:value-type="float" office:value="0.0311088">
            <text:p>0.031108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8461">
            <text:p>2.8461</text:p>
          </table:table-cell>
          <table:table-cell office:value-type="float" office:value="2.00403">
            <text:p>2.00403</text:p>
          </table:table-cell>
          <table:table-cell office:value-type="float" office:value="2.83784">
            <text:p>2.83784</text:p>
          </table:table-cell>
          <table:table-cell office:value-type="float" office:value="2.49148">
            <text:p>2.49148</text:p>
          </table:table-cell>
          <table:table-cell office:value-type="float" office:value="0.642334">
            <text:p>0.642334</text:p>
          </table:table-cell>
          <table:table-cell office:value-type="float" office:value="-0.634138">
            <text:p>-0.634138</text:p>
          </table:table-cell>
          <table:table-cell office:value-type="float" office:value="0.0279979">
            <text:p>0.027997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.34714">
            <text:p>3.34714</text:p>
          </table:table-cell>
          <table:table-cell office:value-type="float" office:value="2.03788">
            <text:p>2.03788</text:p>
          </table:table-cell>
          <table:table-cell office:value-type="float" office:value="2.99063">
            <text:p>2.99063</text:p>
          </table:table-cell>
          <table:table-cell office:value-type="float" office:value="2.79964">
            <text:p>2.79964</text:p>
          </table:table-cell>
          <table:table-cell office:value-type="float" office:value="0.635269">
            <text:p>0.635269</text:p>
          </table:table-cell>
          <table:table-cell office:value-type="float" office:value="-0.602431">
            <text:p>-0.602431</text:p>
          </table:table-cell>
          <table:table-cell office:value-type="float" office:value="0.0251981">
            <text:p>0.025198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.31024">
            <text:p>1.31024</text:p>
          </table:table-cell>
          <table:table-cell office:value-type="float" office:value="2.0101">
            <text:p>2.0101</text:p>
          </table:table-cell>
          <table:table-cell office:value-type="float" office:value="2.48651">
            <text:p>2.48651</text:p>
          </table:table-cell>
          <table:table-cell office:value-type="float" office:value="2.67022">
            <text:p>2.67022</text:p>
          </table:table-cell>
          <table:table-cell office:value-type="float" office:value="0.603506">
            <text:p>0.603506</text:p>
          </table:table-cell>
          <table:table-cell office:value-type="float" office:value="-0.674155">
            <text:p>-0.674155</text:p>
          </table:table-cell>
          <table:table-cell office:value-type="float" office:value="0.038173">
            <text:p>0.0381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71504">
            <text:p>0.471504</text:p>
          </table:table-cell>
          <table:table-cell office:value-type="float" office:value="1.92542">
            <text:p>1.92542</text:p>
          </table:table-cell>
          <table:table-cell office:value-type="float" office:value="1.88201">
            <text:p>1.88201</text:p>
          </table:table-cell>
          <table:table-cell office:value-type="float" office:value="2.3675">
            <text:p>2.3675</text:p>
          </table:table-cell>
          <table:table-cell office:value-type="float" office:value="0.57333">
            <text:p>0.57333</text:p>
          </table:table-cell>
          <table:table-cell office:value-type="float" office:value="-0.682384">
            <text:p>-0.682384</text:p>
          </table:table-cell>
          <table:table-cell office:value-type="float" office:value="0.0550374">
            <text:p>0.055037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.22962">
            <text:p>3.22962</text:p>
          </table:table-cell>
          <table:table-cell office:value-type="float" office:value="1.99002">
            <text:p>1.99002</text:p>
          </table:table-cell>
          <table:table-cell office:value-type="float" office:value="2.28629">
            <text:p>2.28629</text:p>
          </table:table-cell>
          <table:table-cell office:value-type="float" office:value="2.52759">
            <text:p>2.52759</text:p>
          </table:table-cell>
          <table:table-cell office:value-type="float" office:value="0.68257">
            <text:p>0.68257</text:p>
          </table:table-cell>
          <table:table-cell office:value-type="float" office:value="-0.648265">
            <text:p>-0.648265</text:p>
          </table:table-cell>
          <table:table-cell office:value-type="float" office:value="0.0495337">
            <text:p>0.049533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00298">
            <text:p>0.300298</text:p>
          </table:table-cell>
          <table:table-cell office:value-type="float" office:value="1.90264">
            <text:p>1.90264</text:p>
          </table:table-cell>
          <table:table-cell office:value-type="float" office:value="1.69049">
            <text:p>1.69049</text:p>
          </table:table-cell>
          <table:table-cell office:value-type="float" office:value="2.31822">
            <text:p>2.31822</text:p>
          </table:table-cell>
          <table:table-cell office:value-type="float" office:value="0.648441">
            <text:p>0.648441</text:p>
          </table:table-cell>
          <table:table-cell office:value-type="float" office:value="-0.762317">
            <text:p>-0.762317</text:p>
          </table:table-cell>
          <table:table-cell office:value-type="float" office:value="0.0517139">
            <text:p>0.051713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320698">
            <text:p>0.0320698</text:p>
          </table:table-cell>
          <table:table-cell office:value-type="float" office:value="1.79664">
            <text:p>1.79664</text:p>
          </table:table-cell>
          <table:table-cell office:value-type="float" office:value="1.19297">
            <text:p>1.19297</text:p>
          </table:table-cell>
          <table:table-cell office:value-type="float" office:value="1.90606">
            <text:p>1.90606</text:p>
          </table:table-cell>
          <table:table-cell office:value-type="float" office:value="0.616019">
            <text:p>0.616019</text:p>
          </table:table-cell>
          <table:table-cell office:value-type="float" office:value="-0.737613">
            <text:p>-0.737613</text:p>
          </table:table-cell>
          <table:table-cell office:value-type="float" office:value="0.0566643">
            <text:p>0.056664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.14665">
            <text:p>3.14665</text:p>
          </table:table-cell>
          <table:table-cell office:value-type="float" office:value="1.86549">
            <text:p>1.86549</text:p>
          </table:table-cell>
          <table:table-cell office:value-type="float" office:value="1.77907">
            <text:p>1.77907</text:p>
          </table:table-cell>
          <table:table-cell office:value-type="float" office:value="1.83545">
            <text:p>1.83545</text:p>
          </table:table-cell>
          <table:table-cell office:value-type="float" office:value="0.740947">
            <text:p>0.740947</text:p>
          </table:table-cell>
          <table:table-cell office:value-type="float" office:value="-0.700732">
            <text:p>-0.700732</text:p>
          </table:table-cell>
          <table:table-cell office:value-type="float" office:value="0.0509979">
            <text:p>0.050997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72788">
            <text:p>1.72788</text:p>
          </table:table-cell>
          <table:table-cell office:value-type="float" office:value="1.85918">
            <text:p>1.85918</text:p>
          </table:table-cell>
          <table:table-cell office:value-type="float" office:value="1.76371">
            <text:p>1.76371</text:p>
          </table:table-cell>
          <table:table-cell office:value-type="float" office:value="1.69568">
            <text:p>1.69568</text:p>
          </table:table-cell>
          <table:table-cell office:value-type="float" office:value="0.7039">
            <text:p>0.7039</text:p>
          </table:table-cell>
          <table:table-cell office:value-type="float" office:value="-0.736634">
            <text:p>-0.736634</text:p>
          </table:table-cell>
          <table:table-cell office:value-type="float" office:value="0.0458981">
            <text:p>0.045898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.97108">
            <text:p>1.97108</text:p>
          </table:table-cell>
          <table:table-cell office:value-type="float" office:value="1.8638">
            <text:p>1.8638</text:p>
          </table:table-cell>
          <table:table-cell office:value-type="float" office:value="1.82592">
            <text:p>1.82592</text:p>
          </table:table-cell>
          <table:table-cell office:value-type="float" office:value="1.52367">
            <text:p>1.52367</text:p>
          </table:table-cell>
          <table:table-cell office:value-type="float" office:value="0.680865">
            <text:p>0.680865</text:p>
          </table:table-cell>
          <table:table-cell office:value-type="float" office:value="-0.699802">
            <text:p>-0.699802</text:p>
          </table:table-cell>
          <table:table-cell office:value-type="float" office:value="0.0413083">
            <text:p>0.041308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.8271">
            <text:p>1.8271</text:p>
          </table:table-cell>
          <table:table-cell office:value-type="float" office:value="1.86243">
            <text:p>1.86243</text:p>
          </table:table-cell>
          <table:table-cell office:value-type="float" office:value="1.82628">
            <text:p>1.82628</text:p>
          </table:table-cell>
          <table:table-cell office:value-type="float" office:value="1.58828">
            <text:p>1.58828</text:p>
          </table:table-cell>
          <table:table-cell office:value-type="float" office:value="0.646821">
            <text:p>0.646821</text:p>
          </table:table-cell>
          <table:table-cell office:value-type="float" office:value="-0.672011">
            <text:p>-0.672011</text:p>
          </table:table-cell>
          <table:table-cell office:value-type="float" office:value="0.0371774">
            <text:p>0.037177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6721">
            <text:p>0.86721</text:p>
          </table:table-cell>
          <table:table-cell office:value-type="float" office:value="1.82445">
            <text:p>1.82445</text:p>
          </table:table-cell>
          <table:table-cell office:value-type="float" office:value="1.53856">
            <text:p>1.53856</text:p>
          </table:table-cell>
          <table:table-cell office:value-type="float" office:value="1.63774">
            <text:p>1.63774</text:p>
          </table:table-cell>
          <table:table-cell office:value-type="float" office:value="0.61448">
            <text:p>0.61448</text:p>
          </table:table-cell>
          <table:table-cell office:value-type="float" office:value="-0.686405">
            <text:p>-0.686405</text:p>
          </table:table-cell>
          <table:table-cell office:value-type="float" office:value="0.0381696">
            <text:p>0.038169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.8598">
            <text:p>2.8598</text:p>
          </table:table-cell>
          <table:table-cell office:value-type="float" office:value="1.86001">
            <text:p>1.86001</text:p>
          </table:table-cell>
          <table:table-cell office:value-type="float" office:value="1.93493">
            <text:p>1.93493</text:p>
          </table:table-cell>
          <table:table-cell office:value-type="float" office:value="1.59151">
            <text:p>1.59151</text:p>
          </table:table-cell>
          <table:table-cell office:value-type="float" office:value="0.683386">
            <text:p>0.683386</text:p>
          </table:table-cell>
          <table:table-cell office:value-type="float" office:value="-0.652085">
            <text:p>-0.652085</text:p>
          </table:table-cell>
          <table:table-cell office:value-type="float" office:value="0.0343526">
            <text:p>0.034352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.79199">
            <text:p>2.79199</text:p>
          </table:table-cell>
          <table:table-cell office:value-type="float" office:value="1.88883">
            <text:p>1.88883</text:p>
          </table:table-cell>
          <table:table-cell office:value-type="float" office:value="2.19205">
            <text:p>2.19205</text:p>
          </table:table-cell>
          <table:table-cell office:value-type="float" office:value="1.90297">
            <text:p>1.90297</text:p>
          </table:table-cell>
          <table:table-cell office:value-type="float" office:value="0.649216">
            <text:p>0.649216</text:p>
          </table:table-cell>
          <table:table-cell office:value-type="float" office:value="-0.622871">
            <text:p>-0.622871</text:p>
          </table:table-cell>
          <table:table-cell office:value-type="float" office:value="0.0309174">
            <text:p>0.030917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34628">
            <text:p>1.34628</text:p>
          </table:table-cell>
          <table:table-cell office:value-type="float" office:value="1.8733">
            <text:p>1.8733</text:p>
          </table:table-cell>
          <table:table-cell office:value-type="float" office:value="1.93832">
            <text:p>1.93832</text:p>
          </table:table-cell>
          <table:table-cell office:value-type="float" office:value="2.06725">
            <text:p>2.06725</text:p>
          </table:table-cell>
          <table:table-cell office:value-type="float" office:value="0.616756">
            <text:p>0.616756</text:p>
          </table:table-cell>
          <table:table-cell office:value-type="float" office:value="-0.664013">
            <text:p>-0.664013</text:p>
          </table:table-cell>
          <table:table-cell office:value-type="float" office:value="0.0286143">
            <text:p>0.028614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1291">
            <text:p>2.21291</text:p>
          </table:table-cell>
          <table:table-cell office:value-type="float" office:value="1.88205">
            <text:p>1.88205</text:p>
          </table:table-cell>
          <table:table-cell office:value-type="float" office:value="2.0207">
            <text:p>2.0207</text:p>
          </table:table-cell>
          <table:table-cell office:value-type="float" office:value="1.95053">
            <text:p>1.95053</text:p>
          </table:table-cell>
          <table:table-cell office:value-type="float" office:value="0.629249">
            <text:p>0.629249</text:p>
          </table:table-cell>
          <table:table-cell office:value-type="float" office:value="-0.630812">
            <text:p>-0.630812</text:p>
          </table:table-cell>
          <table:table-cell office:value-type="float" office:value="0.0257529">
            <text:p>0.025752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70598">
            <text:p>0.470598</text:p>
          </table:table-cell>
          <table:table-cell office:value-type="float" office:value="1.81794">
            <text:p>1.81794</text:p>
          </table:table-cell>
          <table:table-cell office:value-type="float" office:value="1.55567">
            <text:p>1.55567</text:p>
          </table:table-cell>
          <table:table-cell office:value-type="float" office:value="1.79337">
            <text:p>1.79337</text:p>
          </table:table-cell>
          <table:table-cell office:value-type="float" office:value="0.597787">
            <text:p>0.597787</text:p>
          </table:table-cell>
          <table:table-cell office:value-type="float" office:value="-0.686387">
            <text:p>-0.686387</text:p>
          </table:table-cell>
          <table:table-cell office:value-type="float" office:value="0.0454193">
            <text:p>0.045419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.24358">
            <text:p>2.24358</text:p>
          </table:table-cell>
          <table:table-cell office:value-type="float" office:value="1.83534">
            <text:p>1.83534</text:p>
          </table:table-cell>
          <table:table-cell office:value-type="float" office:value="1.76204">
            <text:p>1.76204</text:p>
          </table:table-cell>
          <table:table-cell office:value-type="float" office:value="1.82743">
            <text:p>1.82743</text:p>
          </table:table-cell>
          <table:table-cell office:value-type="float" office:value="0.656546">
            <text:p>0.656546</text:p>
          </table:table-cell>
          <table:table-cell office:value-type="float" office:value="-0.652068">
            <text:p>-0.652068</text:p>
          </table:table-cell>
          <table:table-cell office:value-type="float" office:value="0.0408773">
            <text:p>0.040877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59612">
            <text:p>2.59612</text:p>
          </table:table-cell>
          <table:table-cell office:value-type="float" office:value="1.86333">
            <text:p>1.86333</text:p>
          </table:table-cell>
          <table:table-cell office:value-type="float" office:value="2.01226">
            <text:p>2.01226</text:p>
          </table:table-cell>
          <table:table-cell office:value-type="float" office:value="1.92356">
            <text:p>1.92356</text:p>
          </table:table-cell>
          <table:table-cell office:value-type="float" office:value="0.641346">
            <text:p>0.641346</text:p>
          </table:table-cell>
          <table:table-cell office:value-type="float" office:value="-0.619465">
            <text:p>-0.619465</text:p>
          </table:table-cell>
          <table:table-cell office:value-type="float" office:value="0.0367896">
            <text:p>0.036789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30049">
            <text:p>0.330049</text:p>
          </table:table-cell>
          <table:table-cell office:value-type="float" office:value="1.7924">
            <text:p>1.7924</text:p>
          </table:table-cell>
          <table:table-cell office:value-type="float" office:value="1.5076">
            <text:p>1.5076</text:p>
          </table:table-cell>
          <table:table-cell office:value-type="float" office:value="1.85641">
            <text:p>1.85641</text:p>
          </table:table-cell>
          <table:table-cell office:value-type="float" office:value="0.609279">
            <text:p>0.609279</text:p>
          </table:table-cell>
          <table:table-cell office:value-type="float" office:value="-0.701795">
            <text:p>-0.701795</text:p>
          </table:table-cell>
          <table:table-cell office:value-type="float" office:value="0.0462575">
            <text:p>0.046257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3272">
            <text:p>2.3272</text:p>
          </table:table-cell>
          <table:table-cell office:value-type="float" office:value="1.81467">
            <text:p>1.81467</text:p>
          </table:table-cell>
          <table:table-cell office:value-type="float" office:value="1.75348">
            <text:p>1.75348</text:p>
          </table:table-cell>
          <table:table-cell office:value-type="float" office:value="1.78984">
            <text:p>1.78984</text:p>
          </table:table-cell>
          <table:table-cell office:value-type="float" office:value="0.678672">
            <text:p>0.678672</text:p>
          </table:table-cell>
          <table:table-cell office:value-type="float" office:value="-0.666705">
            <text:p>-0.666705</text:p>
          </table:table-cell>
          <table:table-cell office:value-type="float" office:value="0.0416318">
            <text:p>0.041631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.22808">
            <text:p>1.22808</text:p>
          </table:table-cell>
          <table:table-cell office:value-type="float" office:value="1.79269">
            <text:p>1.79269</text:p>
          </table:table-cell>
          <table:table-cell office:value-type="float" office:value="1.59586">
            <text:p>1.59586</text:p>
          </table:table-cell>
          <table:table-cell office:value-type="float" office:value="1.59435">
            <text:p>1.59435</text:p>
          </table:table-cell>
          <table:table-cell office:value-type="float" office:value="0.644739">
            <text:p>0.644739</text:p>
          </table:table-cell>
          <table:table-cell office:value-type="float" office:value="-0.688326">
            <text:p>-0.688326</text:p>
          </table:table-cell>
          <table:table-cell office:value-type="float" office:value="0.0374686">
            <text:p>0.037468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43876">
            <text:p>0.943876</text:p>
          </table:table-cell>
          <table:table-cell office:value-type="float" office:value="1.76407">
            <text:p>1.76407</text:p>
          </table:table-cell>
          <table:table-cell office:value-type="float" office:value="1.40026">
            <text:p>1.40026</text:p>
          </table:table-cell>
          <table:table-cell office:value-type="float" office:value="1.54405">
            <text:p>1.54405</text:p>
          </table:table-cell>
          <table:table-cell office:value-type="float" office:value="0.612502">
            <text:p>0.612502</text:p>
          </table:table-cell>
          <table:table-cell office:value-type="float" office:value="-0.66812">
            <text:p>-0.66812</text:p>
          </table:table-cell>
          <table:table-cell office:value-type="float" office:value="0.0337217">
            <text:p>0.03372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19544">
            <text:p>0.919544</text:p>
          </table:table-cell>
          <table:table-cell office:value-type="float" office:value="1.73663">
            <text:p>1.73663</text:p>
          </table:table-cell>
          <table:table-cell office:value-type="float" office:value="1.25605">
            <text:p>1.25605</text:p>
          </table:table-cell>
          <table:table-cell office:value-type="float" office:value="1.38238">
            <text:p>1.38238</text:p>
          </table:table-cell>
          <table:table-cell office:value-type="float" office:value="0.581877">
            <text:p>0.581877</text:p>
          </table:table-cell>
          <table:table-cell office:value-type="float" office:value="-0.63593">
            <text:p>-0.63593</text:p>
          </table:table-cell>
          <table:table-cell office:value-type="float" office:value="0.0324815">
            <text:p>0.032481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.29639">
            <text:p>1.29639</text:p>
          </table:table-cell>
          <table:table-cell office:value-type="float" office:value="1.72376">
            <text:p>1.72376</text:p>
          </table:table-cell>
          <table:table-cell office:value-type="float" office:value="1.26815">
            <text:p>1.26815</text:p>
          </table:table-cell>
          <table:table-cell office:value-type="float" office:value="1.4856">
            <text:p>1.4856</text:p>
          </table:table-cell>
          <table:table-cell office:value-type="float" office:value="0.571625">
            <text:p>0.571625</text:p>
          </table:table-cell>
          <table:table-cell office:value-type="float" office:value="-0.604134">
            <text:p>-0.604134</text:p>
          </table:table-cell>
          <table:table-cell office:value-type="float" office:value="0.0292334">
            <text:p>0.0292334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.35593">
            <text:p>4.35593</text:p>
          </table:table-cell>
          <table:table-cell office:value-type="float" office:value="1.88203">
            <text:p>1.88203</text:p>
          </table:table-cell>
          <table:table-cell office:value-type="float" office:value="2.19448">
            <text:p>2.19448</text:p>
          </table:table-cell>
          <table:table-cell office:value-type="float" office:value="1.74965">
            <text:p>1.74965</text:p>
          </table:table-cell>
          <table:table-cell office:value-type="float" office:value="0.696021">
            <text:p>0.696021</text:p>
          </table:table-cell>
          <table:table-cell office:value-type="float" office:value="-0.573927">
            <text:p>-0.573927</text:p>
          </table:table-cell>
          <table:table-cell office:value-type="float" office:value="0.0601279">
            <text:p>0.060127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.3924">
            <text:p>6.3924</text:p>
          </table:table-cell>
          <table:table-cell office:value-type="float" office:value="2.33634">
            <text:p>2.33634</text:p>
          </table:table-cell>
          <table:table-cell office:value-type="float" office:value="3.45386">
            <text:p>3.45386</text:p>
          </table:table-cell>
          <table:table-cell office:value-type="float" office:value="2.22418">
            <text:p>2.22418</text:p>
          </table:table-cell>
          <table:table-cell office:value-type="float" office:value="0.763044">
            <text:p>0.763044</text:p>
          </table:table-cell>
          <table:table-cell office:value-type="float" office:value="-0.545231">
            <text:p>-0.545231</text:p>
          </table:table-cell>
          <table:table-cell office:value-type="float" office:value="0.100726">
            <text:p>0.10072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.68896">
            <text:p>7.68896</text:p>
          </table:table-cell>
          <table:table-cell office:value-type="float" office:value="3.01398">
            <text:p>3.01398</text:p>
          </table:table-cell>
          <table:table-cell office:value-type="float" office:value="4.72439">
            <text:p>4.72439</text:p>
          </table:table-cell>
          <table:table-cell office:value-type="float" office:value="3.14405">
            <text:p>3.14405</text:p>
          </table:table-cell>
          <table:table-cell office:value-type="float" office:value="0.789719">
            <text:p>0.789719</text:p>
          </table:table-cell>
          <table:table-cell office:value-type="float" office:value="-0.517969">
            <text:p>-0.517969</text:p>
          </table:table-cell>
          <table:table-cell office:value-type="float" office:value="0.126598">
            <text:p>0.12659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.00126">
            <text:p>7.00126</text:p>
          </table:table-cell>
          <table:table-cell office:value-type="float" office:value="3.46828">
            <text:p>3.46828</text:p>
          </table:table-cell>
          <table:table-cell office:value-type="float" office:value="5.40745">
            <text:p>5.40745</text:p>
          </table:table-cell>
          <table:table-cell office:value-type="float" office:value="3.7283">
            <text:p>3.7283</text:p>
          </table:table-cell>
          <table:table-cell office:value-type="float" office:value="0.750233">
            <text:p>0.750233</text:p>
          </table:table-cell>
          <table:table-cell office:value-type="float" office:value="-0.526456">
            <text:p>-0.526456</text:p>
          </table:table-cell>
          <table:table-cell office:value-type="float" office:value="0.113938">
            <text:p>0.11393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.2678">
            <text:p>7.2678</text:p>
          </table:table-cell>
          <table:table-cell office:value-type="float" office:value="3.89244">
            <text:p>3.89244</text:p>
          </table:table-cell>
          <table:table-cell office:value-type="float" office:value="5.96555">
            <text:p>5.96555</text:p>
          </table:table-cell>
          <table:table-cell office:value-type="float" office:value="4.48327">
            <text:p>4.48327</text:p>
          </table:table-cell>
          <table:table-cell office:value-type="float" office:value="0.726049">
            <text:p>0.726049</text:p>
          </table:table-cell>
          <table:table-cell office:value-type="float" office:value="-0.500133">
            <text:p>-0.500133</text:p>
          </table:table-cell>
          <table:table-cell office:value-type="float" office:value="0.111634">
            <text:p>0.11163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.0274">
            <text:p>10.0274</text:p>
          </table:table-cell>
          <table:table-cell office:value-type="float" office:value="4.93378">
            <text:p>4.93378</text:p>
          </table:table-cell>
          <table:table-cell office:value-type="float" office:value="7.18411">
            <text:p>7.18411</text:p>
          </table:table-cell>
          <table:table-cell office:value-type="float" office:value="5.61871">
            <text:p>5.61871</text:p>
          </table:table-cell>
          <table:table-cell office:value-type="float" office:value="0.827726">
            <text:p>0.827726</text:p>
          </table:table-cell>
          <table:table-cell office:value-type="float" office:value="-0.475126">
            <text:p>-0.475126</text:p>
          </table:table-cell>
          <table:table-cell office:value-type="float" office:value="0.16974">
            <text:p>0.1697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.3128">
            <text:p>11.3128</text:p>
          </table:table-cell>
          <table:table-cell office:value-type="float" office:value="6.19158">
            <text:p>6.19158</text:p>
          </table:table-cell>
          <table:table-cell office:value-type="float" office:value="8.42273">
            <text:p>8.42273</text:p>
          </table:table-cell>
          <table:table-cell office:value-type="float" office:value="6.91787">
            <text:p>6.91787</text:p>
          </table:table-cell>
          <table:table-cell office:value-type="float" office:value="0.850612">
            <text:p>0.850612</text:p>
          </table:table-cell>
          <table:table-cell office:value-type="float" office:value="-0.45137">
            <text:p>-0.45137</text:p>
          </table:table-cell>
          <table:table-cell office:value-type="float" office:value="0.197177">
            <text:p>0.1971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2.0904">
            <text:p>12.0904</text:p>
          </table:table-cell>
          <table:table-cell office:value-type="float" office:value="7.45677">
            <text:p>7.45677</text:p>
          </table:table-cell>
          <table:table-cell office:value-type="float" office:value="9.52302">
            <text:p>9.52302</text:p>
          </table:table-cell>
          <table:table-cell office:value-type="float" office:value="8.26712">
            <text:p>8.26712</text:p>
          </table:table-cell>
          <table:table-cell office:value-type="float" office:value="0.846958">
            <text:p>0.846958</text:p>
          </table:table-cell>
          <table:table-cell office:value-type="float" office:value="-0.428801">
            <text:p>-0.428801</text:p>
          </table:table-cell>
          <table:table-cell office:value-type="float" office:value="0.214482">
            <text:p>0.21448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.7876">
            <text:p>10.7876</text:p>
          </table:table-cell>
          <table:table-cell office:value-type="float" office:value="8.09973">
            <text:p>8.09973</text:p>
          </table:table-cell>
          <table:table-cell office:value-type="float" office:value="9.9024">
            <text:p>9.9024</text:p>
          </table:table-cell>
          <table:table-cell office:value-type="float" office:value="9.07108">
            <text:p>9.07108</text:p>
          </table:table-cell>
          <table:table-cell office:value-type="float" office:value="0.80461">
            <text:p>0.80461</text:p>
          </table:table-cell>
          <table:table-cell office:value-type="float" office:value="-0.4725">
            <text:p>-0.4725</text:p>
          </table:table-cell>
          <table:table-cell office:value-type="float" office:value="0.193033">
            <text:p>0.19303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3.8221">
            <text:p>13.8221</text:p>
          </table:table-cell>
          <table:table-cell office:value-type="float" office:value="9.39874">
            <text:p>9.39874</text:p>
          </table:table-cell>
          <table:table-cell office:value-type="float" office:value="11.0783">
            <text:p>11.0783</text:p>
          </table:table-cell>
          <table:table-cell office:value-type="float" office:value="9.99979">
            <text:p>9.99979</text:p>
          </table:table-cell>
          <table:table-cell office:value-type="float" office:value="0.916105">
            <text:p>0.916105</text:p>
          </table:table-cell>
          <table:table-cell office:value-type="float" office:value="-0.448875">
            <text:p>-0.448875</text:p>
          </table:table-cell>
          <table:table-cell office:value-type="float" office:value="0.227004">
            <text:p>0.227004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4.3161">
            <text:p>14.3161</text:p>
          </table:table-cell>
          <table:table-cell office:value-type="float" office:value="10.5694">
            <text:p>10.5694</text:p>
          </table:table-cell>
          <table:table-cell office:value-type="float" office:value="12.0497">
            <text:p>12.0497</text:p>
          </table:table-cell>
          <table:table-cell office:value-type="float" office:value="10.8282">
            <text:p>10.8282</text:p>
          </table:table-cell>
          <table:table-cell office:value-type="float" office:value="0.895001">
            <text:p>0.895001</text:p>
          </table:table-cell>
          <table:table-cell office:value-type="float" office:value="-0.426431">
            <text:p>-0.426431</text:p>
          </table:table-cell>
          <table:table-cell office:value-type="float" office:value="0.23806">
            <text:p>0.23806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5.6582">
            <text:p>15.6582</text:p>
          </table:table-cell>
          <table:table-cell office:value-type="float" office:value="11.9435">
            <text:p>11.9435</text:p>
          </table:table-cell>
          <table:table-cell office:value-type="float" office:value="13.1322">
            <text:p>13.1322</text:p>
          </table:table-cell>
          <table:table-cell office:value-type="float" office:value="11.9103">
            <text:p>11.9103</text:p>
          </table:table-cell>
          <table:table-cell office:value-type="float" office:value="0.917356">
            <text:p>0.917356</text:p>
          </table:table-cell>
          <table:table-cell office:value-type="float" office:value="-0.40511">
            <text:p>-0.40511</text:p>
          </table:table-cell>
          <table:table-cell office:value-type="float" office:value="0.270036">
            <text:p>0.27003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4.519">
            <text:p>14.519</text:p>
          </table:table-cell>
          <table:table-cell office:value-type="float" office:value="12.5695">
            <text:p>12.5695</text:p>
          </table:table-cell>
          <table:table-cell office:value-type="float" office:value="13.5483">
            <text:p>13.5483</text:p>
          </table:table-cell>
          <table:table-cell office:value-type="float" office:value="12.8167">
            <text:p>12.8167</text:p>
          </table:table-cell>
          <table:table-cell office:value-type="float" office:value="0.871489">
            <text:p>0.871489</text:p>
          </table:table-cell>
          <table:table-cell office:value-type="float" office:value="-0.441818">
            <text:p>-0.441818</text:p>
          </table:table-cell>
          <table:table-cell office:value-type="float" office:value="0.243033">
            <text:p>0.24303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6.9748">
            <text:p>16.9748</text:p>
          </table:table-cell>
          <table:table-cell office:value-type="float" office:value="13.7596">
            <text:p>13.7596</text:p>
          </table:table-cell>
          <table:table-cell office:value-type="float" office:value="14.5762">
            <text:p>14.5762</text:p>
          </table:table-cell>
          <table:table-cell office:value-type="float" office:value="13.6851">
            <text:p>13.6851</text:p>
          </table:table-cell>
          <table:table-cell office:value-type="float" office:value="0.950706">
            <text:p>0.950706</text:p>
          </table:table-cell>
          <table:table-cell office:value-type="float" office:value="-0.419727">
            <text:p>-0.419727</text:p>
          </table:table-cell>
          <table:table-cell office:value-type="float" office:value="0.270152">
            <text:p>0.27015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8.7746">
            <text:p>18.7746</text:p>
          </table:table-cell>
          <table:table-cell office:value-type="float" office:value="15.344">
            <text:p>15.344</text:p>
          </table:table-cell>
          <table:table-cell office:value-type="float" office:value="15.8357">
            <text:p>15.8357</text:p>
          </table:table-cell>
          <table:table-cell office:value-type="float" office:value="14.6179">
            <text:p>14.6179</text:p>
          </table:table-cell>
          <table:table-cell office:value-type="float" office:value="0.993161">
            <text:p>0.993161</text:p>
          </table:table-cell>
          <table:table-cell office:value-type="float" office:value="-0.398741">
            <text:p>-0.398741</text:p>
          </table:table-cell>
          <table:table-cell office:value-type="float" office:value="0.315934">
            <text:p>0.315934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0.9558">
            <text:p>20.9558</text:p>
          </table:table-cell>
          <table:table-cell office:value-type="float" office:value="17.5056">
            <text:p>17.5056</text:p>
          </table:table-cell>
          <table:table-cell office:value-type="float" office:value="17.3718">
            <text:p>17.3718</text:p>
          </table:table-cell>
          <table:table-cell office:value-type="float" office:value="15.726">
            <text:p>15.726</text:p>
          </table:table-cell>
          <table:table-cell office:value-type="float" office:value="1.05256">
            <text:p>1.05256</text:p>
          </table:table-cell>
          <table:table-cell office:value-type="float" office:value="-0.378804">
            <text:p>-0.378804</text:p>
          </table:table-cell>
          <table:table-cell office:value-type="float" office:value="0.385194">
            <text:p>0.385194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9.1344">
            <text:p>19.1344</text:p>
          </table:table-cell>
          <table:table-cell office:value-type="float" office:value="18.0703">
            <text:p>18.0703</text:p>
          </table:table-cell>
          <table:table-cell office:value-type="float" office:value="17.9005">
            <text:p>17.9005</text:p>
          </table:table-cell>
          <table:table-cell office:value-type="float" office:value="16.7694">
            <text:p>16.7694</text:p>
          </table:table-cell>
          <table:table-cell office:value-type="float" office:value="0.999934">
            <text:p>0.999934</text:p>
          </table:table-cell>
          <table:table-cell office:value-type="float" office:value="-0.450934">
            <text:p>-0.450934</text:p>
          </table:table-cell>
          <table:table-cell office:value-type="float" office:value="0.346674">
            <text:p>0.34667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0.8018">
            <text:p>20.8018</text:p>
          </table:table-cell>
          <table:table-cell office:value-type="float" office:value="18.9225">
            <text:p>18.9225</text:p>
          </table:table-cell>
          <table:table-cell office:value-type="float" office:value="18.7709">
            <text:p>18.7709</text:p>
          </table:table-cell>
          <table:table-cell office:value-type="float" office:value="17.6418">
            <text:p>17.6418</text:p>
          </table:table-cell>
          <table:table-cell office:value-type="float" office:value="1.03331">
            <text:p>1.03331</text:p>
          </table:table-cell>
          <table:table-cell office:value-type="float" office:value="-0.428387">
            <text:p>-0.428387</text:p>
          </table:table-cell>
          <table:table-cell office:value-type="float" office:value="0.312007">
            <text:p>0.31200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.0562">
            <text:p>20.0562</text:p>
          </table:table-cell>
          <table:table-cell office:value-type="float" office:value="19.2409">
            <text:p>19.2409</text:p>
          </table:table-cell>
          <table:table-cell office:value-type="float" office:value="19.1565">
            <text:p>19.1565</text:p>
          </table:table-cell>
          <table:table-cell office:value-type="float" office:value="18.3593">
            <text:p>18.3593</text:p>
          </table:table-cell>
          <table:table-cell office:value-type="float" office:value="0.981642">
            <text:p>0.981642</text:p>
          </table:table-cell>
          <table:table-cell office:value-type="float" office:value="-0.444249">
            <text:p>-0.444249</text:p>
          </table:table-cell>
          <table:table-cell office:value-type="float" office:value="0.280806">
            <text:p>0.28080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3.2337">
            <text:p>23.2337</text:p>
          </table:table-cell>
          <table:table-cell office:value-type="float" office:value="20.5858">
            <text:p>20.5858</text:p>
          </table:table-cell>
          <table:table-cell office:value-type="float" office:value="20.3797">
            <text:p>20.3797</text:p>
          </table:table-cell>
          <table:table-cell office:value-type="float" office:value="19.3063">
            <text:p>19.3063</text:p>
          </table:table-cell>
          <table:table-cell office:value-type="float" office:value="1.09144">
            <text:p>1.09144</text:p>
          </table:table-cell>
          <table:table-cell office:value-type="float" office:value="-0.422037">
            <text:p>-0.422037</text:p>
          </table:table-cell>
          <table:table-cell office:value-type="float" office:value="0.336837">
            <text:p>0.336837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3.7283">
            <text:p>23.7283</text:p>
          </table:table-cell>
          <table:table-cell office:value-type="float" office:value="21.6894">
            <text:p>21.6894</text:p>
          </table:table-cell>
          <table:table-cell office:value-type="float" office:value="21.3842">
            <text:p>21.3842</text:p>
          </table:table-cell>
          <table:table-cell office:value-type="float" office:value="20.4574">
            <text:p>20.4574</text:p>
          </table:table-cell>
          <table:table-cell office:value-type="float" office:value="1.06159">
            <text:p>1.06159</text:p>
          </table:table-cell>
          <table:table-cell office:value-type="float" office:value="-0.400935">
            <text:p>-0.400935</text:p>
          </table:table-cell>
          <table:table-cell office:value-type="float" office:value="0.351189">
            <text:p>0.35118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5.1429">
            <text:p>25.1429</text:p>
          </table:table-cell>
          <table:table-cell office:value-type="float" office:value="23.0771">
            <text:p>23.0771</text:p>
          </table:table-cell>
          <table:table-cell office:value-type="float" office:value="22.5118">
            <text:p>22.5118</text:p>
          </table:table-cell>
          <table:table-cell office:value-type="float" office:value="21.4785">
            <text:p>21.4785</text:p>
          </table:table-cell>
          <table:table-cell office:value-type="float" office:value="1.07924">
            <text:p>1.07924</text:p>
          </table:table-cell>
          <table:table-cell office:value-type="float" office:value="-0.380888">
            <text:p>-0.380888</text:p>
          </table:table-cell>
          <table:table-cell office:value-type="float" office:value="0.401837">
            <text:p>0.40183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5.0572">
            <text:p>25.0572</text:p>
          </table:table-cell>
          <table:table-cell office:value-type="float" office:value="23.8524">
            <text:p>23.8524</text:p>
          </table:table-cell>
          <table:table-cell office:value-type="float" office:value="23.2754">
            <text:p>23.2754</text:p>
          </table:table-cell>
          <table:table-cell office:value-type="float" office:value="22.2638">
            <text:p>22.2638</text:p>
          </table:table-cell>
          <table:table-cell office:value-type="float" office:value="1.02528">
            <text:p>1.02528</text:p>
          </table:table-cell>
          <table:table-cell office:value-type="float" office:value="-0.366127">
            <text:p>-0.366127</text:p>
          </table:table-cell>
          <table:table-cell office:value-type="float" office:value="0.391542">
            <text:p>0.39154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8.7261">
            <text:p>28.7261</text:p>
          </table:table-cell>
          <table:table-cell office:value-type="float" office:value="26.9775">
            <text:p>26.9775</text:p>
          </table:table-cell>
          <table:table-cell office:value-type="float" office:value="24.9106">
            <text:p>24.9106</text:p>
          </table:table-cell>
          <table:table-cell office:value-type="float" office:value="23.2351">
            <text:p>23.2351</text:p>
          </table:table-cell>
          <table:table-cell office:value-type="float" office:value="1.15746">
            <text:p>1.15746</text:p>
          </table:table-cell>
          <table:table-cell office:value-type="float" office:value="-0.347821">
            <text:p>-0.347821</text:p>
          </table:table-cell>
          <table:table-cell office:value-type="float" office:value="0.641221">
            <text:p>0.64122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7.0058">
            <text:p>27.0058</text:p>
          </table:table-cell>
          <table:table-cell office:value-type="float" office:value="26.9938">
            <text:p>26.9938</text:p>
          </table:table-cell>
          <table:table-cell office:value-type="float" office:value="25.5392">
            <text:p>25.5392</text:p>
          </table:table-cell>
          <table:table-cell office:value-type="float" office:value="24.219">
            <text:p>24.219</text:p>
          </table:table-cell>
          <table:table-cell office:value-type="float" office:value="1.09959">
            <text:p>1.09959</text:p>
          </table:table-cell>
          <table:table-cell office:value-type="float" office:value="-0.416443">
            <text:p>-0.416443</text:p>
          </table:table-cell>
          <table:table-cell office:value-type="float" office:value="0.577099">
            <text:p>0.57709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8.5166">
            <text:p>28.5166</text:p>
          </table:table-cell>
          <table:table-cell office:value-type="float" office:value="27.7848">
            <text:p>27.7848</text:p>
          </table:table-cell>
          <table:table-cell office:value-type="float" office:value="26.4324">
            <text:p>26.4324</text:p>
          </table:table-cell>
          <table:table-cell office:value-type="float" office:value="25.1833">
            <text:p>25.1833</text:p>
          </table:table-cell>
          <table:table-cell office:value-type="float" office:value="1.12015">
            <text:p>1.12015</text:p>
          </table:table-cell>
          <table:table-cell office:value-type="float" office:value="-0.395621">
            <text:p>-0.395621</text:p>
          </table:table-cell>
          <table:table-cell office:value-type="float" office:value="0.519389">
            <text:p>0.51938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1.7318">
            <text:p>31.7318</text:p>
          </table:table-cell>
          <table:table-cell office:value-type="float" office:value="30.2599">
            <text:p>30.2599</text:p>
          </table:table-cell>
          <table:table-cell office:value-type="float" office:value="28.0222">
            <text:p>28.0222</text:p>
          </table:table-cell>
          <table:table-cell office:value-type="float" office:value="26.6428">
            <text:p>26.6428</text:p>
          </table:table-cell>
          <table:table-cell office:value-type="float" office:value="1.2249">
            <text:p>1.2249</text:p>
          </table:table-cell>
          <table:table-cell office:value-type="float" office:value="-0.375839">
            <text:p>-0.375839</text:p>
          </table:table-cell>
          <table:table-cell office:value-type="float" office:value="0.627091">
            <text:p>0.62709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32.1455">
            <text:p>32.1455</text:p>
          </table:table-cell>
          <table:table-cell office:value-type="float" office:value="31.4651">
            <text:p>31.4651</text:p>
          </table:table-cell>
          <table:table-cell office:value-type="float" office:value="29.2592">
            <text:p>29.2592</text:p>
          </table:table-cell>
          <table:table-cell office:value-type="float" office:value="27.7568">
            <text:p>27.7568</text:p>
          </table:table-cell>
          <table:table-cell office:value-type="float" office:value="1.18434">
            <text:p>1.18434</text:p>
          </table:table-cell>
          <table:table-cell office:value-type="float" office:value="-0.357048">
            <text:p>-0.357048</text:p>
          </table:table-cell>
          <table:table-cell office:value-type="float" office:value="0.639144">
            <text:p>0.639144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3.9274">
            <text:p>33.9274</text:p>
          </table:table-cell>
          <table:table-cell office:value-type="float" office:value="33.1422">
            <text:p>33.1422</text:p>
          </table:table-cell>
          <table:table-cell office:value-type="float" office:value="30.6597">
            <text:p>30.6597</text:p>
          </table:table-cell>
          <table:table-cell office:value-type="float" office:value="29.0317">
            <text:p>29.0317</text:p>
          </table:table-cell>
          <table:table-cell office:value-type="float" office:value="1.21422">
            <text:p>1.21422</text:p>
          </table:table-cell>
          <table:table-cell office:value-type="float" office:value="-0.339195">
            <text:p>-0.339195</text:p>
          </table:table-cell>
          <table:table-cell office:value-type="float" office:value="0.681113">
            <text:p>0.68111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32.3655">
            <text:p>32.3655</text:p>
          </table:table-cell>
          <table:table-cell office:value-type="float" office:value="32.6661">
            <text:p>32.6661</text:p>
          </table:table-cell>
          <table:table-cell office:value-type="float" office:value="31.1714">
            <text:p>31.1714</text:p>
          </table:table-cell>
          <table:table-cell office:value-type="float" office:value="29.9345">
            <text:p>29.9345</text:p>
          </table:table-cell>
          <table:table-cell office:value-type="float" office:value="1.15351">
            <text:p>1.15351</text:p>
          </table:table-cell>
          <table:table-cell office:value-type="float" office:value="-0.400331">
            <text:p>-0.400331</text:p>
          </table:table-cell>
          <table:table-cell office:value-type="float" office:value="0.613001">
            <text:p>0.61300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0.8621">
            <text:p>30.8621</text:p>
          </table:table-cell>
          <table:table-cell office:value-type="float" office:value="31.6708">
            <text:p>31.6708</text:p>
          </table:table-cell>
          <table:table-cell office:value-type="float" office:value="31.0786">
            <text:p>31.0786</text:p>
          </table:table-cell>
          <table:table-cell office:value-type="float" office:value="30.6601">
            <text:p>30.6601</text:p>
          </table:table-cell>
          <table:table-cell office:value-type="float" office:value="1.09583">
            <text:p>1.09583</text:p>
          </table:table-cell>
          <table:table-cell office:value-type="float" office:value="-0.455485">
            <text:p>-0.455485</text:p>
          </table:table-cell>
          <table:table-cell office:value-type="float" office:value="0.551701">
            <text:p>0.55170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3.287">
            <text:p>33.287</text:p>
          </table:table-cell>
          <table:table-cell office:value-type="float" office:value="32.4733">
            <text:p>32.4733</text:p>
          </table:table-cell>
          <table:table-cell office:value-type="float" office:value="31.7411">
            <text:p>31.7411</text:p>
          </table:table-cell>
          <table:table-cell office:value-type="float" office:value="31.2302">
            <text:p>31.2302</text:p>
          </table:table-cell>
          <table:table-cell office:value-type="float" office:value="1.16229">
            <text:p>1.16229</text:p>
          </table:table-cell>
          <table:table-cell office:value-type="float" office:value="-0.432711">
            <text:p>-0.432711</text:p>
          </table:table-cell>
          <table:table-cell office:value-type="float" office:value="0.496531">
            <text:p>0.49653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3.3952">
            <text:p>33.3952</text:p>
          </table:table-cell>
          <table:table-cell office:value-type="float" office:value="32.8853">
            <text:p>32.8853</text:p>
          </table:table-cell>
          <table:table-cell office:value-type="float" office:value="32.2374">
            <text:p>32.2374</text:p>
          </table:table-cell>
          <table:table-cell office:value-type="float" office:value="32.0289">
            <text:p>32.0289</text:p>
          </table:table-cell>
          <table:table-cell office:value-type="float" office:value="1.10958">
            <text:p>1.10958</text:p>
          </table:table-cell>
          <table:table-cell office:value-type="float" office:value="-0.411075">
            <text:p>-0.411075</text:p>
          </table:table-cell>
          <table:table-cell office:value-type="float" office:value="0.446878">
            <text:p>0.446878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0.5863">
            <text:p>30.5863</text:p>
          </table:table-cell>
          <table:table-cell office:value-type="float" office:value="31.9607">
            <text:p>31.9607</text:p>
          </table:table-cell>
          <table:table-cell office:value-type="float" office:value="31.742">
            <text:p>31.742</text:p>
          </table:table-cell>
          <table:table-cell office:value-type="float" office:value="32.2876">
            <text:p>32.2876</text:p>
          </table:table-cell>
          <table:table-cell office:value-type="float" office:value="1.0541">
            <text:p>1.0541</text:p>
          </table:table-cell>
          <table:table-cell office:value-type="float" office:value="-0.530968">
            <text:p>-0.530968</text:p>
          </table:table-cell>
          <table:table-cell office:value-type="float" office:value="0.40219">
            <text:p>0.4021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2.1721">
            <text:p>32.1721</text:p>
          </table:table-cell>
          <table:table-cell office:value-type="float" office:value="32.0372">
            <text:p>32.0372</text:p>
          </table:table-cell>
          <table:table-cell office:value-type="float" office:value="31.8711">
            <text:p>31.8711</text:p>
          </table:table-cell>
          <table:table-cell office:value-type="float" office:value="32.3426">
            <text:p>32.3426</text:p>
          </table:table-cell>
          <table:table-cell office:value-type="float" office:value="1.08069">
            <text:p>1.08069</text:p>
          </table:table-cell>
          <table:table-cell office:value-type="float" office:value="-0.504419">
            <text:p>-0.504419</text:p>
          </table:table-cell>
          <table:table-cell office:value-type="float" office:value="0.361971">
            <text:p>0.36197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2.0553">
            <text:p>32.0553</text:p>
          </table:table-cell>
          <table:table-cell office:value-type="float" office:value="32.0431">
            <text:p>32.0431</text:p>
          </table:table-cell>
          <table:table-cell office:value-type="float" office:value="31.9263">
            <text:p>31.9263</text:p>
          </table:table-cell>
          <table:table-cell office:value-type="float" office:value="32.3314">
            <text:p>32.3314</text:p>
          </table:table-cell>
          <table:table-cell office:value-type="float" office:value="1.02665">
            <text:p>1.02665</text:p>
          </table:table-cell>
          <table:table-cell office:value-type="float" office:value="-0.485039">
            <text:p>-0.485039</text:p>
          </table:table-cell>
          <table:table-cell office:value-type="float" office:value="0.325774">
            <text:p>0.32577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0.2517">
            <text:p>30.2517</text:p>
          </table:table-cell>
          <table:table-cell office:value-type="float" office:value="31.5178">
            <text:p>31.5178</text:p>
          </table:table-cell>
          <table:table-cell office:value-type="float" office:value="31.4239">
            <text:p>31.4239</text:p>
          </table:table-cell>
          <table:table-cell office:value-type="float" office:value="31.8719">
            <text:p>31.8719</text:p>
          </table:table-cell>
          <table:table-cell office:value-type="float" office:value="0.975321">
            <text:p>0.975321</text:p>
          </table:table-cell>
          <table:table-cell office:value-type="float" office:value="-0.550965">
            <text:p>-0.550965</text:p>
          </table:table-cell>
          <table:table-cell office:value-type="float" office:value="0.293197">
            <text:p>0.29319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33.1196">
            <text:p>33.1196</text:p>
          </table:table-cell>
          <table:table-cell office:value-type="float" office:value="31.9405">
            <text:p>31.9405</text:p>
          </table:table-cell>
          <table:table-cell office:value-type="float" office:value="31.9326">
            <text:p>31.9326</text:p>
          </table:table-cell>
          <table:table-cell office:value-type="float" office:value="31.9662">
            <text:p>31.9662</text:p>
          </table:table-cell>
          <table:table-cell office:value-type="float" office:value="1.06995">
            <text:p>1.06995</text:p>
          </table:table-cell>
          <table:table-cell office:value-type="float" office:value="-0.523417">
            <text:p>-0.523417</text:p>
          </table:table-cell>
          <table:table-cell office:value-type="float" office:value="0.263877">
            <text:p>0.26387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1.4727">
            <text:p>31.4727</text:p>
          </table:table-cell>
          <table:table-cell office:value-type="float" office:value="31.8294">
            <text:p>31.8294</text:p>
          </table:table-cell>
          <table:table-cell office:value-type="float" office:value="31.7946">
            <text:p>31.7946</text:p>
          </table:table-cell>
          <table:table-cell office:value-type="float" office:value="32.0425">
            <text:p>32.0425</text:p>
          </table:table-cell>
          <table:table-cell office:value-type="float" office:value="1.01645">
            <text:p>1.01645</text:p>
          </table:table-cell>
          <table:table-cell office:value-type="float" office:value="-0.579592">
            <text:p>-0.579592</text:p>
          </table:table-cell>
          <table:table-cell office:value-type="float" office:value="0.237489">
            <text:p>0.23748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31.2148">
            <text:p>31.2148</text:p>
          </table:table-cell>
          <table:table-cell office:value-type="float" office:value="31.698">
            <text:p>31.698</text:p>
          </table:table-cell>
          <table:table-cell office:value-type="float" office:value="31.6207">
            <text:p>31.6207</text:p>
          </table:table-cell>
          <table:table-cell office:value-type="float" office:value="31.7834">
            <text:p>31.7834</text:p>
          </table:table-cell>
          <table:table-cell office:value-type="float" office:value="0.965629">
            <text:p>0.965629</text:p>
          </table:table-cell>
          <table:table-cell office:value-type="float" office:value="-0.563504">
            <text:p>-0.563504</text:p>
          </table:table-cell>
          <table:table-cell office:value-type="float" office:value="0.21374">
            <text:p>0.2137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2.537">
            <text:p>32.537</text:p>
          </table:table-cell>
          <table:table-cell office:value-type="float" office:value="31.8594">
            <text:p>31.8594</text:p>
          </table:table-cell>
          <table:table-cell office:value-type="float" office:value="31.8956">
            <text:p>31.8956</text:p>
          </table:table-cell>
          <table:table-cell office:value-type="float" office:value="31.6762">
            <text:p>31.6762</text:p>
          </table:table-cell>
          <table:table-cell office:value-type="float" office:value="0.983454">
            <text:p>0.983454</text:p>
          </table:table-cell>
          <table:table-cell office:value-type="float" office:value="-0.535328">
            <text:p>-0.535328</text:p>
          </table:table-cell>
          <table:table-cell office:value-type="float" office:value="0.192366">
            <text:p>0.19236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1.0224">
            <text:p>31.0224</text:p>
          </table:table-cell>
          <table:table-cell office:value-type="float" office:value="31.7145">
            <text:p>31.7145</text:p>
          </table:table-cell>
          <table:table-cell office:value-type="float" office:value="31.6336">
            <text:p>31.6336</text:p>
          </table:table-cell>
          <table:table-cell office:value-type="float" office:value="31.7307">
            <text:p>31.7307</text:p>
          </table:table-cell>
          <table:table-cell office:value-type="float" office:value="0.934281">
            <text:p>0.934281</text:p>
          </table:table-cell>
          <table:table-cell office:value-type="float" office:value="-0.584289">
            <text:p>-0.584289</text:p>
          </table:table-cell>
          <table:table-cell office:value-type="float" office:value="0.17313">
            <text:p>0.1731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2.1108">
            <text:p>32.1108</text:p>
          </table:table-cell>
          <table:table-cell office:value-type="float" office:value="31.7783">
            <text:p>31.7783</text:p>
          </table:table-cell>
          <table:table-cell office:value-type="float" office:value="31.7768">
            <text:p>31.7768</text:p>
          </table:table-cell>
          <table:table-cell office:value-type="float" office:value="31.723">
            <text:p>31.723</text:p>
          </table:table-cell>
          <table:table-cell office:value-type="float" office:value="0.941987">
            <text:p>0.941987</text:p>
          </table:table-cell>
          <table:table-cell office:value-type="float" office:value="-0.555075">
            <text:p>-0.555075</text:p>
          </table:table-cell>
          <table:table-cell office:value-type="float" office:value="0.160947">
            <text:p>0.16094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0.0228">
            <text:p>30.0228</text:p>
          </table:table-cell>
          <table:table-cell office:value-type="float" office:value="31.524">
            <text:p>31.524</text:p>
          </table:table-cell>
          <table:table-cell office:value-type="float" office:value="31.2506">
            <text:p>31.2506</text:p>
          </table:table-cell>
          <table:table-cell office:value-type="float" office:value="31.469">
            <text:p>31.469</text:p>
          </table:table-cell>
          <table:table-cell office:value-type="float" office:value="0.894888">
            <text:p>0.894888</text:p>
          </table:table-cell>
          <table:table-cell office:value-type="float" office:value="-0.631721">
            <text:p>-0.631721</text:p>
          </table:table-cell>
          <table:table-cell office:value-type="float" office:value="0.144852">
            <text:p>0.14485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32.1059">
            <text:p>32.1059</text:p>
          </table:table-cell>
          <table:table-cell office:value-type="float" office:value="31.6054">
            <text:p>31.6054</text:p>
          </table:table-cell>
          <table:table-cell office:value-type="float" office:value="31.5072">
            <text:p>31.5072</text:p>
          </table:table-cell>
          <table:table-cell office:value-type="float" office:value="31.7008">
            <text:p>31.7008</text:p>
          </table:table-cell>
          <table:table-cell office:value-type="float" office:value="0.954297">
            <text:p>0.954297</text:p>
          </table:table-cell>
          <table:table-cell office:value-type="float" office:value="-0.600135">
            <text:p>-0.600135</text:p>
          </table:table-cell>
          <table:table-cell office:value-type="float" office:value="0.139799">
            <text:p>0.13979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0.3655">
            <text:p>30.3655</text:p>
          </table:table-cell>
          <table:table-cell office:value-type="float" office:value="31.4494">
            <text:p>31.4494</text:p>
          </table:table-cell>
          <table:table-cell office:value-type="float" office:value="31.1647">
            <text:p>31.1647</text:p>
          </table:table-cell>
          <table:table-cell office:value-type="float" office:value="31.3565">
            <text:p>31.3565</text:p>
          </table:table-cell>
          <table:table-cell office:value-type="float" office:value="0.906583">
            <text:p>0.906583</text:p>
          </table:table-cell>
          <table:table-cell office:value-type="float" office:value="-0.657151">
            <text:p>-0.657151</text:p>
          </table:table-cell>
          <table:table-cell office:value-type="float" office:value="0.125819">
            <text:p>0.12581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0.4289">
            <text:p>30.4289</text:p>
          </table:table-cell>
          <table:table-cell office:value-type="float" office:value="31.3338">
            <text:p>31.3338</text:p>
          </table:table-cell>
          <table:table-cell office:value-type="float" office:value="30.9439">
            <text:p>30.9439</text:p>
          </table:table-cell>
          <table:table-cell office:value-type="float" office:value="31.226">
            <text:p>31.226</text:p>
          </table:table-cell>
          <table:table-cell office:value-type="float" office:value="0.864426">
            <text:p>0.864426</text:p>
          </table:table-cell>
          <table:table-cell office:value-type="float" office:value="-0.624293">
            <text:p>-0.624293</text:p>
          </table:table-cell>
          <table:table-cell office:value-type="float" office:value="0.113237">
            <text:p>0.113237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1.9136">
            <text:p>31.9136</text:p>
          </table:table-cell>
          <table:table-cell office:value-type="float" office:value="31.4054">
            <text:p>31.4054</text:p>
          </table:table-cell>
          <table:table-cell office:value-type="float" office:value="31.2348">
            <text:p>31.2348</text:p>
          </table:table-cell>
          <table:table-cell office:value-type="float" office:value="31.3134">
            <text:p>31.3134</text:p>
          </table:table-cell>
          <table:table-cell office:value-type="float" office:value="0.895437">
            <text:p>0.895437</text:p>
          </table:table-cell>
          <table:table-cell office:value-type="float" office:value="-0.593079">
            <text:p>-0.593079</text:p>
          </table:table-cell>
          <table:table-cell office:value-type="float" office:value="0.123579">
            <text:p>0.12357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2.4527">
            <text:p>32.4527</text:p>
          </table:table-cell>
          <table:table-cell office:value-type="float" office:value="31.545">
            <text:p>31.545</text:p>
          </table:table-cell>
          <table:table-cell office:value-type="float" office:value="31.6002">
            <text:p>31.6002</text:p>
          </table:table-cell>
          <table:table-cell office:value-type="float" office:value="31.3028">
            <text:p>31.3028</text:p>
          </table:table-cell>
          <table:table-cell office:value-type="float" office:value="0.877623">
            <text:p>0.877623</text:p>
          </table:table-cell>
          <table:table-cell office:value-type="float" office:value="-0.563425">
            <text:p>-0.563425</text:p>
          </table:table-cell>
          <table:table-cell office:value-type="float" office:value="0.133278">
            <text:p>0.13327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3.0119">
            <text:p>33.0119</text:p>
          </table:table-cell>
          <table:table-cell office:value-type="float" office:value="31.7559">
            <text:p>31.7559</text:p>
          </table:table-cell>
          <table:table-cell office:value-type="float" office:value="32.0237">
            <text:p>32.0237</text:p>
          </table:table-cell>
          <table:table-cell office:value-type="float" office:value="31.5515">
            <text:p>31.5515</text:p>
          </table:table-cell>
          <table:table-cell office:value-type="float" office:value="0.861701">
            <text:p>0.861701</text:p>
          </table:table-cell>
          <table:table-cell office:value-type="float" office:value="-0.535253">
            <text:p>-0.535253</text:p>
          </table:table-cell>
          <table:table-cell office:value-type="float" office:value="0.143742">
            <text:p>0.14374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32.7417">
            <text:p>32.7417</text:p>
          </table:table-cell>
          <table:table-cell office:value-type="float" office:value="31.8894">
            <text:p>31.8894</text:p>
          </table:table-cell>
          <table:table-cell office:value-type="float" office:value="32.2391">
            <text:p>32.2391</text:p>
          </table:table-cell>
          <table:table-cell office:value-type="float" office:value="31.6304">
            <text:p>31.6304</text:p>
          </table:table-cell>
          <table:table-cell office:value-type="float" office:value="0.818616">
            <text:p>0.818616</text:p>
          </table:table-cell>
          <table:table-cell office:value-type="float" office:value="-0.522002">
            <text:p>-0.522002</text:p>
          </table:table-cell>
          <table:table-cell office:value-type="float" office:value="0.135405">
            <text:p>0.13540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0.5316">
            <text:p>30.5316</text:p>
          </table:table-cell>
          <table:table-cell office:value-type="float" office:value="31.7239">
            <text:p>31.7239</text:p>
          </table:table-cell>
          <table:table-cell office:value-type="float" office:value="31.7268">
            <text:p>31.7268</text:p>
          </table:table-cell>
          <table:table-cell office:value-type="float" office:value="31.694">
            <text:p>31.694</text:p>
          </table:table-cell>
          <table:table-cell office:value-type="float" office:value="0.777685">
            <text:p>0.777685</text:p>
          </table:table-cell>
          <table:table-cell office:value-type="float" office:value="-0.606408">
            <text:p>-0.606408</text:p>
          </table:table-cell>
          <table:table-cell office:value-type="float" office:value="0.121865">
            <text:p>0.12186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0.731">
            <text:p>30.731</text:p>
          </table:table-cell>
          <table:table-cell office:value-type="float" office:value="31.615">
            <text:p>31.615</text:p>
          </table:table-cell>
          <table:table-cell office:value-type="float" office:value="31.4281">
            <text:p>31.4281</text:p>
          </table:table-cell>
          <table:table-cell office:value-type="float" office:value="31.5221">
            <text:p>31.5221</text:p>
          </table:table-cell>
          <table:table-cell office:value-type="float" office:value="0.748773">
            <text:p>0.748773</text:p>
          </table:table-cell>
          <table:table-cell office:value-type="float" office:value="-0.576087">
            <text:p>-0.576087</text:p>
          </table:table-cell>
          <table:table-cell office:value-type="float" office:value="0.109678">
            <text:p>0.10967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32.609">
            <text:p>32.609</text:p>
          </table:table-cell>
          <table:table-cell office:value-type="float" office:value="31.73">
            <text:p>31.73</text:p>
          </table:table-cell>
          <table:table-cell office:value-type="float" office:value="31.7824">
            <text:p>31.7824</text:p>
          </table:table-cell>
          <table:table-cell office:value-type="float" office:value="31.8025">
            <text:p>31.8025</text:p>
          </table:table-cell>
          <table:table-cell office:value-type="float" office:value="0.805235">
            <text:p>0.805235</text:p>
          </table:table-cell>
          <table:table-cell office:value-type="float" office:value="-0.547283">
            <text:p>-0.547283</text:p>
          </table:table-cell>
          <table:table-cell office:value-type="float" office:value="0.115689">
            <text:p>0.11568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31.3389">
            <text:p>31.3389</text:p>
          </table:table-cell>
          <table:table-cell office:value-type="float" office:value="31.6893">
            <text:p>31.6893</text:p>
          </table:table-cell>
          <table:table-cell office:value-type="float" office:value="31.6493">
            <text:p>31.6493</text:p>
          </table:table-cell>
          <table:table-cell office:value-type="float" office:value="31.9163">
            <text:p>31.9163</text:p>
          </table:table-cell>
          <table:table-cell office:value-type="float" office:value="0.764973">
            <text:p>0.764973</text:p>
          </table:table-cell>
          <table:table-cell office:value-type="float" office:value="-0.583422">
            <text:p>-0.583422</text:p>
          </table:table-cell>
          <table:table-cell office:value-type="float" office:value="0.104121">
            <text:p>0.10412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30.3997">
            <text:p>30.3997</text:p>
          </table:table-cell>
          <table:table-cell office:value-type="float" office:value="31.5684">
            <text:p>31.5684</text:p>
          </table:table-cell>
          <table:table-cell office:value-type="float" office:value="31.2744">
            <text:p>31.2744</text:p>
          </table:table-cell>
          <table:table-cell office:value-type="float" office:value="31.7271">
            <text:p>31.7271</text:p>
          </table:table-cell>
          <table:table-cell office:value-type="float" office:value="0.726725">
            <text:p>0.726725</text:p>
          </table:table-cell>
          <table:table-cell office:value-type="float" office:value="-0.601214">
            <text:p>-0.601214</text:p>
          </table:table-cell>
          <table:table-cell office:value-type="float" office:value="0.0937085">
            <text:p>0.093708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30.8587">
            <text:p>30.8587</text:p>
          </table:table-cell>
          <table:table-cell office:value-type="float" office:value="31.5086">
            <text:p>31.5086</text:p>
          </table:table-cell>
          <table:table-cell office:value-type="float" office:value="31.1497">
            <text:p>31.1497</text:p>
          </table:table-cell>
          <table:table-cell office:value-type="float" office:value="31.5278">
            <text:p>31.5278</text:p>
          </table:table-cell>
          <table:table-cell office:value-type="float" office:value="0.713337">
            <text:p>0.713337</text:p>
          </table:table-cell>
          <table:table-cell office:value-type="float" office:value="-0.571153">
            <text:p>-0.571153</text:p>
          </table:table-cell>
          <table:table-cell office:value-type="float" office:value="0.0843376">
            <text:p>0.084337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0.97">
            <text:p>30.97</text:p>
          </table:table-cell>
          <table:table-cell office:value-type="float" office:value="31.4677">
            <text:p>31.4677</text:p>
          </table:table-cell>
          <table:table-cell office:value-type="float" office:value="31.0958">
            <text:p>31.0958</text:p>
          </table:table-cell>
          <table:table-cell office:value-type="float" office:value="31.2726">
            <text:p>31.2726</text:p>
          </table:table-cell>
          <table:table-cell office:value-type="float" office:value="0.683237">
            <text:p>0.683237</text:p>
          </table:table-cell>
          <table:table-cell office:value-type="float" office:value="-0.542595">
            <text:p>-0.542595</text:p>
          </table:table-cell>
          <table:table-cell office:value-type="float" office:value="0.0759038">
            <text:p>0.075903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1.0584">
            <text:p>31.0584</text:p>
          </table:table-cell>
          <table:table-cell office:value-type="float" office:value="31.4381">
            <text:p>31.4381</text:p>
          </table:table-cell>
          <table:table-cell office:value-type="float" office:value="31.0846">
            <text:p>31.0846</text:p>
          </table:table-cell>
          <table:table-cell office:value-type="float" office:value="31.0622">
            <text:p>31.0622</text:p>
          </table:table-cell>
          <table:table-cell office:value-type="float" office:value="0.653493">
            <text:p>0.653493</text:p>
          </table:table-cell>
          <table:table-cell office:value-type="float" office:value="-0.515465">
            <text:p>-0.515465</text:p>
          </table:table-cell>
          <table:table-cell office:value-type="float" office:value="0.0723788">
            <text:p>0.0723788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33.464">
            <text:p>33.464</text:p>
          </table:table-cell>
          <table:table-cell office:value-type="float" office:value="31.6899">
            <text:p>31.6899</text:p>
          </table:table-cell>
          <table:table-cell office:value-type="float" office:value="31.7984">
            <text:p>31.7984</text:p>
          </table:table-cell>
          <table:table-cell office:value-type="float" office:value="31.4287">
            <text:p>31.4287</text:p>
          </table:table-cell>
          <table:table-cell office:value-type="float" office:value="0.741099">
            <text:p>0.741099</text:p>
          </table:table-cell>
          <table:table-cell office:value-type="float" office:value="-0.489692">
            <text:p>-0.489692</text:p>
          </table:table-cell>
          <table:table-cell office:value-type="float" office:value="0.12431">
            <text:p>0.1243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0.9965">
            <text:p>30.9965</text:p>
          </table:table-cell>
          <table:table-cell office:value-type="float" office:value="31.6123">
            <text:p>31.6123</text:p>
          </table:table-cell>
          <table:table-cell office:value-type="float" office:value="31.5578">
            <text:p>31.5578</text:p>
          </table:table-cell>
          <table:table-cell office:value-type="float" office:value="31.4619">
            <text:p>31.4619</text:p>
          </table:table-cell>
          <table:table-cell office:value-type="float" office:value="0.704044">
            <text:p>0.704044</text:p>
          </table:table-cell>
          <table:table-cell office:value-type="float" office:value="-0.588582">
            <text:p>-0.588582</text:p>
          </table:table-cell>
          <table:table-cell office:value-type="float" office:value="0.111879">
            <text:p>0.11187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30.2873">
            <text:p>30.2873</text:p>
          </table:table-cell>
          <table:table-cell office:value-type="float" office:value="31.4789">
            <text:p>31.4789</text:p>
          </table:table-cell>
          <table:table-cell office:value-type="float" office:value="31.1766">
            <text:p>31.1766</text:p>
          </table:table-cell>
          <table:table-cell office:value-type="float" office:value="31.1717">
            <text:p>31.1717</text:p>
          </table:table-cell>
          <table:table-cell office:value-type="float" office:value="0.668842">
            <text:p>0.668842</text:p>
          </table:table-cell>
          <table:table-cell office:value-type="float" office:value="-0.594614">
            <text:p>-0.594614</text:p>
          </table:table-cell>
          <table:table-cell office:value-type="float" office:value="0.100691">
            <text:p>0.10069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32.8449">
            <text:p>32.8449</text:p>
          </table:table-cell>
          <table:table-cell office:value-type="float" office:value="31.6027">
            <text:p>31.6027</text:p>
          </table:table-cell>
          <table:table-cell office:value-type="float" office:value="31.6771">
            <text:p>31.6771</text:p>
          </table:table-cell>
          <table:table-cell office:value-type="float" office:value="31.3599">
            <text:p>31.3599</text:p>
          </table:table-cell>
          <table:table-cell office:value-type="float" office:value="0.76328">
            <text:p>0.76328</text:p>
          </table:table-cell>
          <table:table-cell office:value-type="float" office:value="-0.564884">
            <text:p>-0.564884</text:p>
          </table:table-cell>
          <table:table-cell office:value-type="float" office:value="0.0906217">
            <text:p>0.090621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33.6393">
            <text:p>33.6393</text:p>
          </table:table-cell>
          <table:table-cell office:value-type="float" office:value="31.8188">
            <text:p>31.8188</text:p>
          </table:table-cell>
          <table:table-cell office:value-type="float" office:value="32.2658">
            <text:p>32.2658</text:p>
          </table:table-cell>
          <table:table-cell office:value-type="float" office:value="31.7649">
            <text:p>31.7649</text:p>
          </table:table-cell>
          <table:table-cell office:value-type="float" office:value="0.76484">
            <text:p>0.76484</text:p>
          </table:table-cell>
          <table:table-cell office:value-type="float" office:value="-0.53664">
            <text:p>-0.53664</text:p>
          </table:table-cell>
          <table:table-cell office:value-type="float" office:value="0.106127">
            <text:p>0.10612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3.6942">
            <text:p>33.6942</text:p>
          </table:table-cell>
          <table:table-cell office:value-type="float" office:value="32.02">
            <text:p>32.02</text:p>
          </table:table-cell>
          <table:table-cell office:value-type="float" office:value="32.6943">
            <text:p>32.6943</text:p>
          </table:table-cell>
          <table:table-cell office:value-type="float" office:value="32.1193">
            <text:p>32.1193</text:p>
          </table:table-cell>
          <table:table-cell office:value-type="float" office:value="0.729339">
            <text:p>0.729339</text:p>
          </table:table-cell>
          <table:table-cell office:value-type="float" office:value="-0.509808">
            <text:p>-0.509808</text:p>
          </table:table-cell>
          <table:table-cell office:value-type="float" office:value="0.107249">
            <text:p>0.10724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32.6026">
            <text:p>32.6026</text:p>
          </table:table-cell>
          <table:table-cell office:value-type="float" office:value="32.0762">
            <text:p>32.0762</text:p>
          </table:table-cell>
          <table:table-cell office:value-type="float" office:value="32.6668">
            <text:p>32.6668</text:p>
          </table:table-cell>
          <table:table-cell office:value-type="float" office:value="32.3234">
            <text:p>32.3234</text:p>
          </table:table-cell>
          <table:table-cell office:value-type="float" office:value="0.692872">
            <text:p>0.692872</text:p>
          </table:table-cell>
          <table:table-cell office:value-type="float" office:value="-0.538894">
            <text:p>-0.538894</text:p>
          </table:table-cell>
          <table:table-cell office:value-type="float" office:value="0.0965239">
            <text:p>0.096523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30.1656">
            <text:p>30.1656</text:p>
          </table:table-cell>
          <table:table-cell office:value-type="float" office:value="31.9102">
            <text:p>31.9102</text:p>
          </table:table-cell>
          <table:table-cell office:value-type="float" office:value="31.9164">
            <text:p>31.9164</text:p>
          </table:table-cell>
          <table:table-cell office:value-type="float" office:value="32.2118">
            <text:p>32.2118</text:p>
          </table:table-cell>
          <table:table-cell office:value-type="float" office:value="0.658228">
            <text:p>0.658228</text:p>
          </table:table-cell>
          <table:table-cell office:value-type="float" office:value="-0.633798">
            <text:p>-0.633798</text:p>
          </table:table-cell>
          <table:table-cell office:value-type="float" office:value="0.0868715">
            <text:p>0.0868715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2.7823">
            <text:p>32.7823</text:p>
          </table:table-cell>
          <table:table-cell office:value-type="float" office:value="31.9784">
            <text:p>31.9784</text:p>
          </table:table-cell>
          <table:table-cell office:value-type="float" office:value="32.1762">
            <text:p>32.1762</text:p>
          </table:table-cell>
          <table:table-cell office:value-type="float" office:value="32.1266">
            <text:p>32.1266</text:p>
          </table:table-cell>
          <table:table-cell office:value-type="float" office:value="0.75615">
            <text:p>0.75615</text:p>
          </table:table-cell>
          <table:table-cell office:value-type="float" office:value="-0.602108">
            <text:p>-0.602108</text:p>
          </table:table-cell>
          <table:table-cell office:value-type="float" office:value="0.0781843">
            <text:p>0.078184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0.1277">
            <text:p>30.1277</text:p>
          </table:table-cell>
          <table:table-cell office:value-type="float" office:value="31.8482">
            <text:p>31.8482</text:p>
          </table:table-cell>
          <table:table-cell office:value-type="float" office:value="31.5616">
            <text:p>31.5616</text:p>
          </table:table-cell>
          <table:table-cell office:value-type="float" office:value="32.018">
            <text:p>32.018</text:p>
          </table:table-cell>
          <table:table-cell office:value-type="float" office:value="0.718343">
            <text:p>0.718343</text:p>
          </table:table-cell>
          <table:table-cell office:value-type="float" office:value="-0.704735">
            <text:p>-0.704735</text:p>
          </table:table-cell>
          <table:table-cell office:value-type="float" office:value="0.0703659">
            <text:p>0.070365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33.7109">
            <text:p>33.7109</text:p>
          </table:table-cell>
          <table:table-cell office:value-type="float" office:value="31.9908">
            <text:p>31.9908</text:p>
          </table:table-cell>
          <table:table-cell office:value-type="float" office:value="32.2064">
            <text:p>32.2064</text:p>
          </table:table-cell>
          <table:table-cell office:value-type="float" office:value="32.4459">
            <text:p>32.4459</text:p>
          </table:table-cell>
          <table:table-cell office:value-type="float" office:value="0.861587">
            <text:p>0.861587</text:p>
          </table:table-cell>
          <table:table-cell office:value-type="float" office:value="-0.669498">
            <text:p>-0.669498</text:p>
          </table:table-cell>
          <table:table-cell office:value-type="float" office:value="0.0765798">
            <text:p>0.076579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33.4617">
            <text:p>33.4617</text:p>
          </table:table-cell>
          <table:table-cell office:value-type="float" office:value="32.0955">
            <text:p>32.0955</text:p>
          </table:table-cell>
          <table:table-cell office:value-type="float" office:value="32.583">
            <text:p>32.583</text:p>
          </table:table-cell>
          <table:table-cell office:value-type="float" office:value="32.523">
            <text:p>32.523</text:p>
          </table:table-cell>
          <table:table-cell office:value-type="float" office:value="0.818507">
            <text:p>0.818507</text:p>
          </table:table-cell>
          <table:table-cell office:value-type="float" office:value="-0.648484">
            <text:p>-0.648484</text:p>
          </table:table-cell>
          <table:table-cell office:value-type="float" office:value="0.0711471">
            <text:p>0.071147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33.5262">
            <text:p>33.5262</text:p>
          </table:table-cell>
          <table:table-cell office:value-type="float" office:value="32.1989">
            <text:p>32.1989</text:p>
          </table:table-cell>
          <table:table-cell office:value-type="float" office:value="32.8659">
            <text:p>32.8659</text:p>
          </table:table-cell>
          <table:table-cell office:value-type="float" office:value="32.5089">
            <text:p>32.5089</text:p>
          </table:table-cell>
          <table:table-cell office:value-type="float" office:value="0.780807">
            <text:p>0.780807</text:p>
          </table:table-cell>
          <table:table-cell office:value-type="float" office:value="-0.616059">
            <text:p>-0.616059</text:p>
          </table:table-cell>
          <table:table-cell office:value-type="float" office:value="0.0723013">
            <text:p>0.072301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3.5552">
            <text:p>33.5552</text:p>
          </table:table-cell>
          <table:table-cell office:value-type="float" office:value="32.2977">
            <text:p>32.2977</text:p>
          </table:table-cell>
          <table:table-cell office:value-type="float" office:value="33.0727">
            <text:p>33.0727</text:p>
          </table:table-cell>
          <table:table-cell office:value-type="float" office:value="32.4915">
            <text:p>32.4915</text:p>
          </table:table-cell>
          <table:table-cell office:value-type="float" office:value="0.743218">
            <text:p>0.743218</text:p>
          </table:table-cell>
          <table:table-cell office:value-type="float" office:value="-0.585256">
            <text:p>-0.585256</text:p>
          </table:table-cell>
          <table:table-cell office:value-type="float" office:value="0.0728475">
            <text:p>0.072847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33.8911">
            <text:p>33.8911</text:p>
          </table:table-cell>
          <table:table-cell office:value-type="float" office:value="32.4243">
            <text:p>32.4243</text:p>
          </table:table-cell>
          <table:table-cell office:value-type="float" office:value="33.3183">
            <text:p>33.3183</text:p>
          </table:table-cell>
          <table:table-cell office:value-type="float" office:value="32.6526">
            <text:p>32.6526</text:p>
          </table:table-cell>
          <table:table-cell office:value-type="float" office:value="0.722854">
            <text:p>0.722854</text:p>
          </table:table-cell>
          <table:table-cell office:value-type="float" office:value="-0.555994">
            <text:p>-0.555994</text:p>
          </table:table-cell>
          <table:table-cell office:value-type="float" office:value="0.0794596">
            <text:p>0.079459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0.8306">
            <text:p>30.8306</text:p>
          </table:table-cell>
          <table:table-cell office:value-type="float" office:value="32.3104">
            <text:p>32.3104</text:p>
          </table:table-cell>
          <table:table-cell office:value-type="float" office:value="32.572">
            <text:p>32.572</text:p>
          </table:table-cell>
          <table:table-cell office:value-type="float" office:value="32.7357">
            <text:p>32.7357</text:p>
          </table:table-cell>
          <table:table-cell office:value-type="float" office:value="0.686711">
            <text:p>0.686711</text:p>
          </table:table-cell>
          <table:table-cell office:value-type="float" office:value="-0.68122">
            <text:p>-0.68122</text:p>
          </table:table-cell>
          <table:table-cell office:value-type="float" office:value="0.0715136">
            <text:p>0.071513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2.6246">
            <text:p>32.6246</text:p>
          </table:table-cell>
          <table:table-cell office:value-type="float" office:value="32.3306">
            <text:p>32.3306</text:p>
          </table:table-cell>
          <table:table-cell office:value-type="float" office:value="32.5877">
            <text:p>32.5877</text:p>
          </table:table-cell>
          <table:table-cell office:value-type="float" office:value="32.716">
            <text:p>32.716</text:p>
          </table:table-cell>
          <table:table-cell office:value-type="float" office:value="0.742073">
            <text:p>0.742073</text:p>
          </table:table-cell>
          <table:table-cell office:value-type="float" office:value="-0.647159">
            <text:p>-0.647159</text:p>
          </table:table-cell>
          <table:table-cell office:value-type="float" office:value="0.0643623">
            <text:p>0.064362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3.6809">
            <text:p>33.6809</text:p>
          </table:table-cell>
          <table:table-cell office:value-type="float" office:value="32.4178">
            <text:p>32.4178</text:p>
          </table:table-cell>
          <table:table-cell office:value-type="float" office:value="32.9157">
            <text:p>32.9157</text:p>
          </table:table-cell>
          <table:table-cell office:value-type="float" office:value="33.1601">
            <text:p>33.1601</text:p>
          </table:table-cell>
          <table:table-cell office:value-type="float" office:value="0.757786">
            <text:p>0.757786</text:p>
          </table:table-cell>
          <table:table-cell office:value-type="float" office:value="-0.614801">
            <text:p>-0.614801</text:p>
          </table:table-cell>
          <table:table-cell office:value-type="float" office:value="0.0645734">
            <text:p>0.0645734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31.8302">
            <text:p>31.8302</text:p>
          </table:table-cell>
          <table:table-cell office:value-type="float" office:value="32.3836">
            <text:p>32.3836</text:p>
          </table:table-cell>
          <table:table-cell office:value-type="float" office:value="32.5901">
            <text:p>32.5901</text:p>
          </table:table-cell>
          <table:table-cell office:value-type="float" office:value="32.9251">
            <text:p>32.9251</text:p>
          </table:table-cell>
          <table:table-cell office:value-type="float" office:value="0.719897">
            <text:p>0.719897</text:p>
          </table:table-cell>
          <table:table-cell office:value-type="float" office:value="-0.676594">
            <text:p>-0.676594</text:p>
          </table:table-cell>
          <table:table-cell office:value-type="float" office:value="0.0581161">
            <text:p>0.058116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1.7501">
            <text:p>31.7501</text:p>
          </table:table-cell>
          <table:table-cell office:value-type="float" office:value="32.3505">
            <text:p>32.3505</text:p>
          </table:table-cell>
          <table:table-cell office:value-type="float" office:value="32.3381">
            <text:p>32.3381</text:p>
          </table:table-cell>
          <table:table-cell office:value-type="float" office:value="32.7111">
            <text:p>32.7111</text:p>
          </table:table-cell>
          <table:table-cell office:value-type="float" office:value="0.683902">
            <text:p>0.683902</text:p>
          </table:table-cell>
          <table:table-cell office:value-type="float" office:value="-0.64677">
            <text:p>-0.64677</text:p>
          </table:table-cell>
          <table:table-cell office:value-type="float" office:value="0.0523045">
            <text:p>0.052304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3.9619">
            <text:p>33.9619</text:p>
          </table:table-cell>
          <table:table-cell office:value-type="float" office:value="32.4563">
            <text:p>32.4563</text:p>
          </table:table-cell>
          <table:table-cell office:value-type="float" office:value="32.8252">
            <text:p>32.8252</text:p>
          </table:table-cell>
          <table:table-cell office:value-type="float" office:value="32.7656">
            <text:p>32.7656</text:p>
          </table:table-cell>
          <table:table-cell office:value-type="float" office:value="0.760296">
            <text:p>0.760296</text:p>
          </table:table-cell>
          <table:table-cell office:value-type="float" office:value="-0.614431">
            <text:p>-0.614431</text:p>
          </table:table-cell>
          <table:table-cell office:value-type="float" office:value="0.0656499">
            <text:p>0.065649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2.7677">
            <text:p>32.7677</text:p>
          </table:table-cell>
          <table:table-cell office:value-type="float" office:value="32.4747">
            <text:p>32.4747</text:p>
          </table:table-cell>
          <table:table-cell office:value-type="float" office:value="32.808">
            <text:p>32.808</text:p>
          </table:table-cell>
          <table:table-cell office:value-type="float" office:value="32.6672">
            <text:p>32.6672</text:p>
          </table:table-cell>
          <table:table-cell office:value-type="float" office:value="0.722281">
            <text:p>0.722281</text:p>
          </table:table-cell>
          <table:table-cell office:value-type="float" office:value="-0.643421">
            <text:p>-0.643421</text:p>
          </table:table-cell>
          <table:table-cell office:value-type="float" office:value="0.0590849">
            <text:p>0.059084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31.4188">
            <text:p>31.4188</text:p>
          </table:table-cell>
          <table:table-cell office:value-type="float" office:value="32.4185">
            <text:p>32.4185</text:p>
          </table:table-cell>
          <table:table-cell office:value-type="float" office:value="32.3912">
            <text:p>32.3912</text:p>
          </table:table-cell>
          <table:table-cell office:value-type="float" office:value="32.3581">
            <text:p>32.3581</text:p>
          </table:table-cell>
          <table:table-cell office:value-type="float" office:value="0.686167">
            <text:p>0.686167</text:p>
          </table:table-cell>
          <table:table-cell office:value-type="float" office:value="-0.678695">
            <text:p>-0.678695</text:p>
          </table:table-cell>
          <table:table-cell office:value-type="float" office:value="0.0531764">
            <text:p>0.0531764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32.1068">
            <text:p>32.1068</text:p>
          </table:table-cell>
          <table:table-cell office:value-type="float" office:value="32.4036">
            <text:p>32.4036</text:p>
          </table:table-cell>
          <table:table-cell office:value-type="float" office:value="32.3059">
            <text:p>32.3059</text:p>
          </table:table-cell>
          <table:table-cell office:value-type="float" office:value="32.5176">
            <text:p>32.5176</text:p>
          </table:table-cell>
          <table:table-cell office:value-type="float" office:value="0.686257">
            <text:p>0.686257</text:p>
          </table:table-cell>
          <table:table-cell office:value-type="float" office:value="-0.64476">
            <text:p>-0.64476</text:p>
          </table:table-cell>
          <table:table-cell office:value-type="float" office:value="0.0478588">
            <text:p>0.0478588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31.7323">
            <text:p>31.7323</text:p>
          </table:table-cell>
          <table:table-cell office:value-type="float" office:value="32.3747">
            <text:p>32.3747</text:p>
          </table:table-cell>
          <table:table-cell office:value-type="float" office:value="32.1338">
            <text:p>32.1338</text:p>
          </table:table-cell>
          <table:table-cell office:value-type="float" office:value="32.4061">
            <text:p>32.4061</text:p>
          </table:table-cell>
          <table:table-cell office:value-type="float" office:value="0.651944">
            <text:p>0.651944</text:p>
          </table:table-cell>
          <table:table-cell office:value-type="float" office:value="-0.631242">
            <text:p>-0.631242</text:p>
          </table:table-cell>
          <table:table-cell office:value-type="float" office:value="0.0430729">
            <text:p>0.043072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33.0194">
            <text:p>33.0194</text:p>
          </table:table-cell>
          <table:table-cell office:value-type="float" office:value="32.4028">
            <text:p>32.4028</text:p>
          </table:table-cell>
          <table:table-cell office:value-type="float" office:value="32.3995">
            <text:p>32.3995</text:p>
          </table:table-cell>
          <table:table-cell office:value-type="float" office:value="32.3234">
            <text:p>32.3234</text:p>
          </table:table-cell>
          <table:table-cell office:value-type="float" office:value="0.683697">
            <text:p>0.683697</text:p>
          </table:table-cell>
          <table:table-cell office:value-type="float" office:value="-0.59968">
            <text:p>-0.59968</text:p>
          </table:table-cell>
          <table:table-cell office:value-type="float" office:value="0.0435418">
            <text:p>0.0435418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2.4227">
            <text:p>32.4227</text:p>
          </table:table-cell>
          <table:table-cell office:value-type="float" office:value="32.4035">
            <text:p>32.4035</text:p>
          </table:table-cell>
          <table:table-cell office:value-type="float" office:value="32.4064">
            <text:p>32.4064</text:p>
          </table:table-cell>
          <table:table-cell office:value-type="float" office:value="32.3975">
            <text:p>32.3975</text:p>
          </table:table-cell>
          <table:table-cell office:value-type="float" office:value="0.649512">
            <text:p>0.649512</text:p>
          </table:table-cell>
          <table:table-cell office:value-type="float" office:value="-0.599531">
            <text:p>-0.599531</text:p>
          </table:table-cell>
          <table:table-cell office:value-type="float" office:value="0.0391876">
            <text:p>0.039187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33.7324">
            <text:p>33.7324</text:p>
          </table:table-cell>
          <table:table-cell office:value-type="float" office:value="32.4791">
            <text:p>32.4791</text:p>
          </table:table-cell>
          <table:table-cell office:value-type="float" office:value="32.8042">
            <text:p>32.8042</text:p>
          </table:table-cell>
          <table:table-cell office:value-type="float" office:value="32.6452">
            <text:p>32.6452</text:p>
          </table:table-cell>
          <table:table-cell office:value-type="float" office:value="0.682521">
            <text:p>0.682521</text:p>
          </table:table-cell>
          <table:table-cell office:value-type="float" office:value="-0.569554">
            <text:p>-0.569554</text:p>
          </table:table-cell>
          <table:table-cell office:value-type="float" office:value="0.0568809">
            <text:p>0.056880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0.4657">
            <text:p>30.4657</text:p>
          </table:table-cell>
          <table:table-cell office:value-type="float" office:value="32.3761">
            <text:p>32.3761</text:p>
          </table:table-cell>
          <table:table-cell office:value-type="float" office:value="32.1026">
            <text:p>32.1026</text:p>
          </table:table-cell>
          <table:table-cell office:value-type="float" office:value="32.2082">
            <text:p>32.2082</text:p>
          </table:table-cell>
          <table:table-cell office:value-type="float" office:value="0.648395">
            <text:p>0.648395</text:p>
          </table:table-cell>
          <table:table-cell office:value-type="float" office:value="-0.704412">
            <text:p>-0.704412</text:p>
          </table:table-cell>
          <table:table-cell office:value-type="float" office:value="0.0511928">
            <text:p>0.051192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2.2872">
            <text:p>32.2872</text:p>
          </table:table-cell>
          <table:table-cell office:value-type="float" office:value="32.372">
            <text:p>32.372</text:p>
          </table:table-cell>
          <table:table-cell office:value-type="float" office:value="32.158">
            <text:p>32.158</text:p>
          </table:table-cell>
          <table:table-cell office:value-type="float" office:value="32.1481">
            <text:p>32.1481</text:p>
          </table:table-cell>
          <table:table-cell office:value-type="float" office:value="0.707052">
            <text:p>0.707052</text:p>
          </table:table-cell>
          <table:table-cell office:value-type="float" office:value="-0.669191">
            <text:p>-0.669191</text:p>
          </table:table-cell>
          <table:table-cell office:value-type="float" office:value="0.0460735">
            <text:p>0.0460735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30.0882">
            <text:p>30.0882</text:p>
          </table:table-cell>
          <table:table-cell office:value-type="float" office:value="32.2773">
            <text:p>32.2773</text:p>
          </table:table-cell>
          <table:table-cell office:value-type="float" office:value="31.5371">
            <text:p>31.5371</text:p>
          </table:table-cell>
          <table:table-cell office:value-type="float" office:value="31.9818">
            <text:p>31.9818</text:p>
          </table:table-cell>
          <table:table-cell office:value-type="float" office:value="0.6717">
            <text:p>0.6717</text:p>
          </table:table-cell>
          <table:table-cell office:value-type="float" office:value="-0.74568">
            <text:p>-0.74568</text:p>
          </table:table-cell>
          <table:table-cell office:value-type="float" office:value="0.0414662">
            <text:p>0.0414662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31.3463">
            <text:p>31.3463</text:p>
          </table:table-cell>
          <table:table-cell office:value-type="float" office:value="32.2425">
            <text:p>32.2425</text:p>
          </table:table-cell>
          <table:table-cell office:value-type="float" office:value="31.4799">
            <text:p>31.4799</text:p>
          </table:table-cell>
          <table:table-cell office:value-type="float" office:value="31.8868">
            <text:p>31.8868</text:p>
          </table:table-cell>
          <table:table-cell office:value-type="float" office:value="0.70102">
            <text:p>0.70102</text:p>
          </table:table-cell>
          <table:table-cell office:value-type="float" office:value="-0.708396">
            <text:p>-0.708396</text:p>
          </table:table-cell>
          <table:table-cell office:value-type="float" office:value="0.0373195">
            <text:p>0.0373195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32.1536">
            <text:p>32.1536</text:p>
          </table:table-cell>
          <table:table-cell office:value-type="float" office:value="32.2395">
            <text:p>32.2395</text:p>
          </table:table-cell>
          <table:table-cell office:value-type="float" office:value="31.682">
            <text:p>31.682</text:p>
          </table:table-cell>
          <table:table-cell office:value-type="float" office:value="31.9394">
            <text:p>31.9394</text:p>
          </table:table-cell>
          <table:table-cell office:value-type="float" office:value="0.706331">
            <text:p>0.706331</text:p>
          </table:table-cell>
          <table:table-cell office:value-type="float" office:value="-0.672976">
            <text:p>-0.672976</text:p>
          </table:table-cell>
          <table:table-cell office:value-type="float" office:value="0.0335876">
            <text:p>0.033587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1.4306">
            <text:p>31.4306</text:p>
          </table:table-cell>
          <table:table-cell office:value-type="float" office:value="32.2151">
            <text:p>32.2151</text:p>
          </table:table-cell>
          <table:table-cell office:value-type="float" office:value="31.6066">
            <text:p>31.6066</text:p>
          </table:table-cell>
          <table:table-cell office:value-type="float" office:value="31.7408">
            <text:p>31.7408</text:p>
          </table:table-cell>
          <table:table-cell office:value-type="float" office:value="0.671015">
            <text:p>0.671015</text:p>
          </table:table-cell>
          <table:table-cell office:value-type="float" office:value="-0.675476">
            <text:p>-0.675476</text:p>
          </table:table-cell>
          <table:table-cell office:value-type="float" office:value="0.0302288">
            <text:p>0.030228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1.8009">
            <text:p>31.8009</text:p>
          </table:table-cell>
          <table:table-cell office:value-type="float" office:value="32.2038">
            <text:p>32.2038</text:p>
          </table:table-cell>
          <table:table-cell office:value-type="float" office:value="31.6649">
            <text:p>31.6649</text:p>
          </table:table-cell>
          <table:table-cell office:value-type="float" office:value="31.6631">
            <text:p>31.6631</text:p>
          </table:table-cell>
          <table:table-cell office:value-type="float" office:value="0.655977">
            <text:p>0.655977</text:p>
          </table:table-cell>
          <table:table-cell office:value-type="float" office:value="-0.641702">
            <text:p>-0.641702</text:p>
          </table:table-cell>
          <table:table-cell office:value-type="float" office:value="0.0272059">
            <text:p>0.027205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31.9173">
            <text:p>31.9173</text:p>
          </table:table-cell>
          <table:table-cell office:value-type="float" office:value="32.1968">
            <text:p>32.1968</text:p>
          </table:table-cell>
          <table:table-cell office:value-type="float" office:value="31.7406">
            <text:p>31.7406</text:p>
          </table:table-cell>
          <table:table-cell office:value-type="float" office:value="31.4362">
            <text:p>31.4362</text:p>
          </table:table-cell>
          <table:table-cell office:value-type="float" office:value="0.628998">
            <text:p>0.628998</text:p>
          </table:table-cell>
          <table:table-cell office:value-type="float" office:value="-0.609617">
            <text:p>-0.609617</text:p>
          </table:table-cell>
          <table:table-cell office:value-type="float" office:value="0.0244854">
            <text:p>0.0244854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3.6931">
            <text:p>33.6931</text:p>
          </table:table-cell>
          <table:table-cell office:value-type="float" office:value="32.2774">
            <text:p>32.2774</text:p>
          </table:table-cell>
          <table:table-cell office:value-type="float" office:value="32.3263">
            <text:p>32.3263</text:p>
          </table:table-cell>
          <table:table-cell office:value-type="float" office:value="31.8397">
            <text:p>31.8397</text:p>
          </table:table-cell>
          <table:table-cell office:value-type="float" office:value="0.68634">
            <text:p>0.68634</text:p>
          </table:table-cell>
          <table:table-cell office:value-type="float" office:value="-0.579136">
            <text:p>-0.579136</text:p>
          </table:table-cell>
          <table:table-cell office:value-type="float" office:value="0.0538784">
            <text:p>0.0538784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0.843">
            <text:p>30.843</text:p>
          </table:table-cell>
          <table:table-cell office:value-type="float" office:value="32.2079">
            <text:p>32.2079</text:p>
          </table:table-cell>
          <table:table-cell office:value-type="float" office:value="31.8814">
            <text:p>31.8814</text:p>
          </table:table-cell>
          <table:table-cell office:value-type="float" office:value="31.6591">
            <text:p>31.6591</text:p>
          </table:table-cell>
          <table:table-cell office:value-type="float" office:value="0.652023">
            <text:p>0.652023</text:p>
          </table:table-cell>
          <table:table-cell office:value-type="float" office:value="-0.692682">
            <text:p>-0.692682</text:p>
          </table:table-cell>
          <table:table-cell office:value-type="float" office:value="0.0484906">
            <text:p>0.048490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0.9544">
            <text:p>30.9544</text:p>
          </table:table-cell>
          <table:table-cell office:value-type="float" office:value="32.1532">
            <text:p>32.1532</text:p>
          </table:table-cell>
          <table:table-cell office:value-type="float" office:value="31.6033">
            <text:p>31.6033</text:p>
          </table:table-cell>
          <table:table-cell office:value-type="float" office:value="31.7674">
            <text:p>31.7674</text:p>
          </table:table-cell>
          <table:table-cell office:value-type="float" office:value="0.624987">
            <text:p>0.624987</text:p>
          </table:table-cell>
          <table:table-cell office:value-type="float" office:value="-0.658048">
            <text:p>-0.658048</text:p>
          </table:table-cell>
          <table:table-cell office:value-type="float" office:value="0.0436415">
            <text:p>0.043641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3.6045">
            <text:p>33.6045</text:p>
          </table:table-cell>
          <table:table-cell office:value-type="float" office:value="32.2236">
            <text:p>32.2236</text:p>
          </table:table-cell>
          <table:table-cell office:value-type="float" office:value="32.2036">
            <text:p>32.2036</text:p>
          </table:table-cell>
          <table:table-cell office:value-type="float" office:value="32.0497">
            <text:p>32.0497</text:p>
          </table:table-cell>
          <table:table-cell office:value-type="float" office:value="0.726245">
            <text:p>0.726245</text:p>
          </table:table-cell>
          <table:table-cell office:value-type="float" office:value="-0.625145">
            <text:p>-0.625145</text:p>
          </table:table-cell>
          <table:table-cell office:value-type="float" office:value="0.0485313">
            <text:p>0.0485313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33.9509">
            <text:p>33.9509</text:p>
          </table:table-cell>
          <table:table-cell office:value-type="float" office:value="32.3189">
            <text:p>32.3189</text:p>
          </table:table-cell>
          <table:table-cell office:value-type="float" office:value="32.7278">
            <text:p>32.7278</text:p>
          </table:table-cell>
          <table:table-cell office:value-type="float" office:value="32.2743">
            <text:p>32.2743</text:p>
          </table:table-cell>
          <table:table-cell office:value-type="float" office:value="0.707251">
            <text:p>0.707251</text:p>
          </table:table-cell>
          <table:table-cell office:value-type="float" office:value="-0.593888">
            <text:p>-0.593888</text:p>
          </table:table-cell>
          <table:table-cell office:value-type="float" office:value="0.0551902">
            <text:p>0.05519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2.0163">
            <text:p>32.0163</text:p>
          </table:table-cell>
          <table:table-cell office:value-type="float" office:value="32.3039">
            <text:p>32.3039</text:p>
          </table:table-cell>
          <table:table-cell office:value-type="float" office:value="32.5144">
            <text:p>32.5144</text:p>
          </table:table-cell>
          <table:table-cell office:value-type="float" office:value="32.3475">
            <text:p>32.3475</text:p>
          </table:table-cell>
          <table:table-cell office:value-type="float" office:value="0.671889">
            <text:p>0.671889</text:p>
          </table:table-cell>
          <table:table-cell office:value-type="float" office:value="-0.660921">
            <text:p>-0.660921</text:p>
          </table:table-cell>
          <table:table-cell office:value-type="float" office:value="0.0496712">
            <text:p>0.049671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2.0073">
            <text:p>32.0073</text:p>
          </table:table-cell>
          <table:table-cell office:value-type="float" office:value="32.2906">
            <text:p>32.2906</text:p>
          </table:table-cell>
          <table:table-cell office:value-type="float" office:value="32.3622">
            <text:p>32.3622</text:p>
          </table:table-cell>
          <table:table-cell office:value-type="float" office:value="32.3733">
            <text:p>32.3733</text:p>
          </table:table-cell>
          <table:table-cell office:value-type="float" office:value="0.638294">
            <text:p>0.638294</text:p>
          </table:table-cell>
          <table:table-cell office:value-type="float" office:value="-0.628327">
            <text:p>-0.628327</text:p>
          </table:table-cell>
          <table:table-cell office:value-type="float" office:value="0.0447041">
            <text:p>0.044704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30.3677">
            <text:p>30.3677</text:p>
          </table:table-cell>
          <table:table-cell office:value-type="float" office:value="32.2133">
            <text:p>32.2133</text:p>
          </table:table-cell>
          <table:table-cell office:value-type="float" office:value="31.7639">
            <text:p>31.7639</text:p>
          </table:table-cell>
          <table:table-cell office:value-type="float" office:value="32.1796">
            <text:p>32.1796</text:p>
          </table:table-cell>
          <table:table-cell office:value-type="float" office:value="0.60638">
            <text:p>0.60638</text:p>
          </table:table-cell>
          <table:table-cell office:value-type="float" office:value="-0.678892">
            <text:p>-0.678892</text:p>
          </table:table-cell>
          <table:table-cell office:value-type="float" office:value="0.0402337">
            <text:p>0.040233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0.0009">
            <text:p>30.0009</text:p>
          </table:table-cell>
          <table:table-cell office:value-type="float" office:value="32.1111">
            <text:p>32.1111</text:p>
          </table:table-cell>
          <table:table-cell office:value-type="float" office:value="31.235">
            <text:p>31.235</text:p>
          </table:table-cell>
          <table:table-cell office:value-type="float" office:value="31.7181">
            <text:p>31.7181</text:p>
          </table:table-cell>
          <table:table-cell office:value-type="float" office:value="0.576061">
            <text:p>0.576061</text:p>
          </table:table-cell>
          <table:table-cell office:value-type="float" office:value="-0.663286">
            <text:p>-0.663286</text:p>
          </table:table-cell>
          <table:table-cell office:value-type="float" office:value="0.046159">
            <text:p>0.04615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3.4775">
            <text:p>33.4775</text:p>
          </table:table-cell>
          <table:table-cell office:value-type="float" office:value="32.172">
            <text:p>32.172</text:p>
          </table:table-cell>
          <table:table-cell office:value-type="float" office:value="31.9077">
            <text:p>31.9077</text:p>
          </table:table-cell>
          <table:table-cell office:value-type="float" office:value="32.0474">
            <text:p>32.0474</text:p>
          </table:table-cell>
          <table:table-cell office:value-type="float" office:value="0.721091">
            <text:p>0.721091</text:p>
          </table:table-cell>
          <table:table-cell office:value-type="float" office:value="-0.630122">
            <text:p>-0.630122</text:p>
          </table:table-cell>
          <table:table-cell office:value-type="float" office:value="0.0445295">
            <text:p>0.0445295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31.262">
            <text:p>31.262</text:p>
          </table:table-cell>
          <table:table-cell office:value-type="float" office:value="32.1355">
            <text:p>32.1355</text:p>
          </table:table-cell>
          <table:table-cell office:value-type="float" office:value="31.714">
            <text:p>31.714</text:p>
          </table:table-cell>
          <table:table-cell office:value-type="float" office:value="32.0859">
            <text:p>32.0859</text:p>
          </table:table-cell>
          <table:table-cell office:value-type="float" office:value="0.685036">
            <text:p>0.685036</text:p>
          </table:table-cell>
          <table:table-cell office:value-type="float" office:value="-0.709392">
            <text:p>-0.709392</text:p>
          </table:table-cell>
          <table:table-cell office:value-type="float" office:value="0.0400765">
            <text:p>0.040076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32.4348">
            <text:p>32.4348</text:p>
          </table:table-cell>
          <table:table-cell office:value-type="float" office:value="32.1463">
            <text:p>32.1463</text:p>
          </table:table-cell>
          <table:table-cell office:value-type="float" office:value="31.9303">
            <text:p>31.9303</text:p>
          </table:table-cell>
          <table:table-cell office:value-type="float" office:value="31.9397">
            <text:p>31.9397</text:p>
          </table:table-cell>
          <table:table-cell office:value-type="float" office:value="0.709423">
            <text:p>0.709423</text:p>
          </table:table-cell>
          <table:table-cell office:value-type="float" office:value="-0.673922">
            <text:p>-0.673922</text:p>
          </table:table-cell>
          <table:table-cell office:value-type="float" office:value="0.0360689">
            <text:p>0.036068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3.8002">
            <text:p>33.8002</text:p>
          </table:table-cell>
          <table:table-cell office:value-type="float" office:value="32.2257">
            <text:p>32.2257</text:p>
          </table:table-cell>
          <table:table-cell office:value-type="float" office:value="32.4912">
            <text:p>32.4912</text:p>
          </table:table-cell>
          <table:table-cell office:value-type="float" office:value="31.9208">
            <text:p>31.9208</text:p>
          </table:table-cell>
          <table:table-cell office:value-type="float" office:value="0.742222">
            <text:p>0.742222</text:p>
          </table:table-cell>
          <table:table-cell office:value-type="float" office:value="-0.640226">
            <text:p>-0.640226</text:p>
          </table:table-cell>
          <table:table-cell office:value-type="float" office:value="0.0479775">
            <text:p>0.0479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15:30:42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6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433cm" svg:height="19.579cm" xlink:href=".." xlink:type="simple" chart:class="chart:scatter" chart:style-name="ch1">
        <chart:legend chart:legend-position="end" svg:x="23.088cm" svg:y="8.346cm" style:legend-expansion="high" chart:style-name="ch2"/>
        <chart:plot-area chart:style-name="ch3" table:cell-range-address="Sheet1.A1:Sheet1.E201" chart:data-source-has-labels="row" svg:x="1.018cm" svg:y="1.699cm" svg:width="20.934cm" svg:height="17.069cm">
          <chartooo:coordinate-region svg:x="1.639cm" svg:y="1.898cm" svg:width="20.033cm" svg:height="16.2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series chart:style-name="ch9" chart:values-cell-range-address="Sheet1.D2:Sheet1.D201" chart:label-cell-address="Sheet1.D1:Sheet1.D1" chart:class="chart:scatter">
            <chart:data-point chart:repeated="200"/>
          </chart:series>
          <chart:series chart:style-name="ch10" chart:values-cell-range-address="Sheet1.E2:Sheet1.E201" chart:label-cell-address="Sheet1.E1:Sheet1.E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nal</text:p>
                <draw:g>
                  <svg:desc>Sheet1.B1:Sheet1.B1</svg:desc>
                </draw:g>
              </table:table-cell>
              <table:table-cell office:value-type="string">
                <text:p>adaptive average</text:p>
                <draw:g>
                  <svg:desc>Sheet1.C1:Sheet1.C1</svg:desc>
                </draw:g>
              </table:table-cell>
              <table:table-cell office:value-type="string">
                <text:p>exp. moving average
(α = 0.3)</text:p>
                <draw:g>
                  <svg:desc>Sheet1.D1:Sheet1.D1</svg:desc>
                </draw:g>
              </table:table-cell>
              <table:table-cell office:value-type="string">
                <text:p>moving average
(n = 8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8.70416">
                <text:p>8.70416</text:p>
                <draw:g>
                  <svg:desc>Sheet1.B2:Sheet1.B201</svg:desc>
                </draw:g>
              </table:table-cell>
              <table:table-cell office:value-type="float" office:value="8.70416">
                <text:p>8.70416</text:p>
                <draw:g>
                  <svg:desc>Sheet1.C2:Sheet1.C201</svg:desc>
                </draw:g>
              </table:table-cell>
              <table:table-cell office:value-type="float" office:value="8.70416">
                <text:p>8.70416</text:p>
                <draw:g>
                  <svg:desc>Sheet1.D2:Sheet1.D201</svg:desc>
                </draw:g>
              </table:table-cell>
              <table:table-cell office:value-type="float" office:value="8.70416">
                <text:p>8.70416</text:p>
                <draw:g>
                  <svg:desc>Sheet1.E2:Sheet1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6655">
                <text:p>5.86655</text:p>
              </table:table-cell>
              <table:table-cell office:value-type="float" office:value="5.86655">
                <text:p>5.86655</text:p>
              </table:table-cell>
              <table:table-cell office:value-type="float" office:value="7.28535">
                <text:p>7.28535</text:p>
              </table:table-cell>
              <table:table-cell office:value-type="float" office:value="7.28535">
                <text:p>7.2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39129">
                <text:p>6.39129</text:p>
              </table:table-cell>
              <table:table-cell office:value-type="float" office:value="6.33882">
                <text:p>6.33882</text:p>
              </table:table-cell>
              <table:table-cell office:value-type="float" office:value="6.98733">
                <text:p>6.98733</text:p>
              </table:table-cell>
              <table:table-cell office:value-type="float" office:value="6.98733">
                <text:p>6.9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96753">
                <text:p>6.96753</text:p>
              </table:table-cell>
              <table:table-cell office:value-type="float" office:value="6.84807">
                <text:p>6.84807</text:p>
              </table:table-cell>
              <table:table-cell office:value-type="float" office:value="6.98238">
                <text:p>6.98238</text:p>
              </table:table-cell>
              <table:table-cell office:value-type="float" office:value="6.98238">
                <text:p>6.9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14667">
                <text:p>6.14667</text:p>
              </table:table-cell>
              <table:table-cell office:value-type="float" office:value="6.33675">
                <text:p>6.33675</text:p>
              </table:table-cell>
              <table:table-cell office:value-type="float" office:value="6.73167">
                <text:p>6.73167</text:p>
              </table:table-cell>
              <table:table-cell office:value-type="float" office:value="6.81524">
                <text:p>6.81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0126">
                <text:p>5.00126</text:p>
              </table:table-cell>
              <table:table-cell office:value-type="float" office:value="5.32904">
                <text:p>5.32904</text:p>
              </table:table-cell>
              <table:table-cell office:value-type="float" office:value="6.21255">
                <text:p>6.21255</text:p>
              </table:table-cell>
              <table:table-cell office:value-type="float" office:value="6.51291">
                <text:p>6.5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6396">
                <text:p>2.36396</text:p>
              </table:table-cell>
              <table:table-cell office:value-type="float" office:value="2.8101">
                <text:p>2.8101</text:p>
              </table:table-cell>
              <table:table-cell office:value-type="float" office:value="5.05797">
                <text:p>5.05797</text:p>
              </table:table-cell>
              <table:table-cell office:value-type="float" office:value="5.9202">
                <text:p>5.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74404">
                <text:p>2.74404</text:p>
              </table:table-cell>
              <table:table-cell office:value-type="float" office:value="2.75779">
                <text:p>2.75779</text:p>
              </table:table-cell>
              <table:table-cell office:value-type="float" office:value="4.36379">
                <text:p>4.36379</text:p>
              </table:table-cell>
              <table:table-cell office:value-type="float" office:value="5.52318">
                <text:p>5.5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23897">
                <text:p>3.23897</text:p>
              </table:table-cell>
              <table:table-cell office:value-type="float" office:value="3.10075">
                <text:p>3.10075</text:p>
              </table:table-cell>
              <table:table-cell office:value-type="float" office:value="4.02634">
                <text:p>4.02634</text:p>
              </table:table-cell>
              <table:table-cell office:value-type="float" office:value="4.84003">
                <text:p>4.84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1539">
                <text:p>1.11539</text:p>
              </table:table-cell>
              <table:table-cell office:value-type="float" office:value="1.54646">
                <text:p>1.54646</text:p>
              </table:table-cell>
              <table:table-cell office:value-type="float" office:value="3.15306">
                <text:p>3.15306</text:p>
              </table:table-cell>
              <table:table-cell office:value-type="float" office:value="4.24614">
                <text:p>4.24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90649">
                <text:p>0.0390649</text:p>
              </table:table-cell>
              <table:table-cell office:value-type="float" office:value="0.329181">
                <text:p>0.329181</text:p>
              </table:table-cell>
              <table:table-cell office:value-type="float" office:value="2.21886">
                <text:p>2.21886</text:p>
              </table:table-cell>
              <table:table-cell office:value-type="float" office:value="3.45211">
                <text:p>3.45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02655">
                <text:p>3.02655</text:p>
              </table:table-cell>
              <table:table-cell office:value-type="float" office:value="2.28959">
                <text:p>2.28959</text:p>
              </table:table-cell>
              <table:table-cell office:value-type="float" office:value="2.46117">
                <text:p>2.46117</text:p>
              </table:table-cell>
              <table:table-cell office:value-type="float" office:value="2.95949">
                <text:p>2.95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3373">
                <text:p>0.993373</text:p>
              </table:table-cell>
              <table:table-cell office:value-type="float" office:value="1.44173">
                <text:p>1.44173</text:p>
              </table:table-cell>
              <table:table-cell office:value-type="float" office:value="2.02083">
                <text:p>2.02083</text:p>
              </table:table-cell>
              <table:table-cell office:value-type="float" office:value="2.31533">
                <text:p>2.31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61115">
                <text:p>2.61115</text:p>
              </table:table-cell>
              <table:table-cell office:value-type="float" office:value="2.13016">
                <text:p>2.13016</text:p>
              </table:table-cell>
              <table:table-cell office:value-type="float" office:value="2.19792">
                <text:p>2.19792</text:p>
              </table:table-cell>
              <table:table-cell office:value-type="float" office:value="2.01656">
                <text:p>2.01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94871">
                <text:p>3.94871</text:p>
              </table:table-cell>
              <table:table-cell office:value-type="float" office:value="3.09367">
                <text:p>3.09367</text:p>
              </table:table-cell>
              <table:table-cell office:value-type="float" office:value="2.72316">
                <text:p>2.72316</text:p>
              </table:table-cell>
              <table:table-cell office:value-type="float" office:value="2.21466">
                <text:p>2.21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69782">
                <text:p>0.669782</text:p>
              </table:table-cell>
              <table:table-cell office:value-type="float" office:value="1.93786">
                <text:p>1.93786</text:p>
              </table:table-cell>
              <table:table-cell office:value-type="float" office:value="2.10715">
                <text:p>2.10715</text:p>
              </table:table-cell>
              <table:table-cell office:value-type="float" office:value="1.95537">
                <text:p>1.9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22983">
                <text:p>2.22983</text:p>
              </table:table-cell>
              <table:table-cell office:value-type="float" office:value="2.06316">
                <text:p>2.06316</text:p>
              </table:table-cell>
              <table:table-cell office:value-type="float" office:value="2.14395">
                <text:p>2.14395</text:p>
              </table:table-cell>
              <table:table-cell office:value-type="float" office:value="1.82923">
                <text:p>1.82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03407">
                <text:p>3.03407</text:p>
              </table:table-cell>
              <table:table-cell office:value-type="float" office:value="2.43817">
                <text:p>2.43817</text:p>
              </table:table-cell>
              <table:table-cell office:value-type="float" office:value="2.41099">
                <text:p>2.41099</text:p>
              </table:table-cell>
              <table:table-cell office:value-type="float" office:value="2.06907">
                <text:p>2.06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74132">
                <text:p>2.74132</text:p>
              </table:table-cell>
              <table:table-cell office:value-type="float" office:value="2.54355">
                <text:p>2.54355</text:p>
              </table:table-cell>
              <table:table-cell office:value-type="float" office:value="2.51009">
                <text:p>2.51009</text:p>
              </table:table-cell>
              <table:table-cell office:value-type="float" office:value="2.40685">
                <text:p>2.40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7009">
                <text:p>1.87009</text:p>
              </table:table-cell>
              <table:table-cell office:value-type="float" office:value="2.33285">
                <text:p>2.33285</text:p>
              </table:table-cell>
              <table:table-cell office:value-type="float" office:value="2.31809">
                <text:p>2.31809</text:p>
              </table:table-cell>
              <table:table-cell office:value-type="float" office:value="2.26229">
                <text:p>2.26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3134">
                <text:p>1.3134</text:p>
              </table:table-cell>
              <table:table-cell office:value-type="float" office:value="2.0458">
                <text:p>2.0458</text:p>
              </table:table-cell>
              <table:table-cell office:value-type="float" office:value="2.01668">
                <text:p>2.01668</text:p>
              </table:table-cell>
              <table:table-cell office:value-type="float" office:value="2.30229">
                <text:p>2.30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90103">
                <text:p>2.90103</text:p>
              </table:table-cell>
              <table:table-cell office:value-type="float" office:value="2.26253">
                <text:p>2.26253</text:p>
              </table:table-cell>
              <table:table-cell office:value-type="float" office:value="2.28199">
                <text:p>2.28199</text:p>
              </table:table-cell>
              <table:table-cell office:value-type="float" office:value="2.33853">
                <text:p>2.33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04337">
                <text:p>3.04337</text:p>
              </table:table-cell>
              <table:table-cell office:value-type="float" office:value="2.44062">
                <text:p>2.44062</text:p>
              </table:table-cell>
              <table:table-cell office:value-type="float" office:value="2.5104">
                <text:p>2.5104</text:p>
              </table:table-cell>
              <table:table-cell office:value-type="float" office:value="2.22536">
                <text:p>2.22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77817">
                <text:p>3.77817</text:p>
              </table:table-cell>
              <table:table-cell office:value-type="float" office:value="2.71517">
                <text:p>2.71517</text:p>
              </table:table-cell>
              <table:table-cell office:value-type="float" office:value="2.89073">
                <text:p>2.89073</text:p>
              </table:table-cell>
              <table:table-cell office:value-type="float" office:value="2.61391">
                <text:p>2.6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81327">
                <text:p>1.81327</text:p>
              </table:table-cell>
              <table:table-cell office:value-type="float" office:value="2.54856">
                <text:p>2.54856</text:p>
              </table:table-cell>
              <table:table-cell office:value-type="float" office:value="2.56749">
                <text:p>2.56749</text:p>
              </table:table-cell>
              <table:table-cell office:value-type="float" office:value="2.56184">
                <text:p>2.56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15859">
                <text:p>2.15859</text:p>
              </table:table-cell>
              <table:table-cell office:value-type="float" office:value="2.48372">
                <text:p>2.48372</text:p>
              </table:table-cell>
              <table:table-cell office:value-type="float" office:value="2.44482">
                <text:p>2.44482</text:p>
              </table:table-cell>
              <table:table-cell office:value-type="float" office:value="2.45241">
                <text:p>2.45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7279">
                <text:p>3.47279</text:p>
              </table:table-cell>
              <table:table-cell office:value-type="float" office:value="2.63172">
                <text:p>2.63172</text:p>
              </table:table-cell>
              <table:table-cell office:value-type="float" office:value="2.75321">
                <text:p>2.75321</text:p>
              </table:table-cell>
              <table:table-cell office:value-type="float" office:value="2.54384">
                <text:p>2.54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17987">
                <text:p>2.17987</text:p>
              </table:table-cell>
              <table:table-cell office:value-type="float" office:value="2.57087">
                <text:p>2.57087</text:p>
              </table:table-cell>
              <table:table-cell office:value-type="float" office:value="2.58121">
                <text:p>2.58121</text:p>
              </table:table-cell>
              <table:table-cell office:value-type="float" office:value="2.58256">
                <text:p>2.58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52103">
                <text:p>2.52103</text:p>
              </table:table-cell>
              <table:table-cell office:value-type="float" office:value="2.56483">
                <text:p>2.56483</text:p>
              </table:table-cell>
              <table:table-cell office:value-type="float" office:value="2.56316">
                <text:p>2.56316</text:p>
              </table:table-cell>
              <table:table-cell office:value-type="float" office:value="2.73352">
                <text:p>2.73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2504">
                <text:p>0.312504</text:p>
              </table:table-cell>
              <table:table-cell office:value-type="float" office:value="2.23782">
                <text:p>2.23782</text:p>
              </table:table-cell>
              <table:table-cell office:value-type="float" office:value="1.88796">
                <text:p>1.88796</text:p>
              </table:table-cell>
              <table:table-cell office:value-type="float" office:value="2.40995">
                <text:p>2.40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98973">
                <text:p>0.498973</text:p>
              </table:table-cell>
              <table:table-cell office:value-type="float" office:value="1.99662">
                <text:p>1.99662</text:p>
              </table:table-cell>
              <table:table-cell office:value-type="float" office:value="1.47126">
                <text:p>1.47126</text:p>
              </table:table-cell>
              <table:table-cell office:value-type="float" office:value="2.0919">
                <text:p>2.0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90908">
                <text:p>1.90908</text:p>
              </table:table-cell>
              <table:table-cell office:value-type="float" office:value="1.98569">
                <text:p>1.98569</text:p>
              </table:table-cell>
              <table:table-cell office:value-type="float" office:value="1.60261">
                <text:p>1.60261</text:p>
              </table:table-cell>
              <table:table-cell office:value-type="float" office:value="1.85826">
                <text:p>1.8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08307">
                <text:p>1.08307</text:p>
              </table:table-cell>
              <table:table-cell office:value-type="float" office:value="1.88428">
                <text:p>1.88428</text:p>
              </table:table-cell>
              <table:table-cell office:value-type="float" office:value="1.44675">
                <text:p>1.44675</text:p>
              </table:table-cell>
              <table:table-cell office:value-type="float" office:value="1.76699">
                <text:p>1.76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55784">
                <text:p>3.55784</text:p>
              </table:table-cell>
              <table:table-cell office:value-type="float" office:value="2.05351">
                <text:p>2.05351</text:p>
              </table:table-cell>
              <table:table-cell office:value-type="float" office:value="2.08007">
                <text:p>2.08007</text:p>
              </table:table-cell>
              <table:table-cell office:value-type="float" office:value="1.94189">
                <text:p>1.94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0351">
                <text:p>1.20351</text:p>
              </table:table-cell>
              <table:table-cell office:value-type="float" office:value="1.97568">
                <text:p>1.97568</text:p>
              </table:table-cell>
              <table:table-cell office:value-type="float" office:value="1.81711">
                <text:p>1.81711</text:p>
              </table:table-cell>
              <table:table-cell office:value-type="float" office:value="1.65823">
                <text:p>1.65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12863">
                <text:p>1.12863</text:p>
              </table:table-cell>
              <table:table-cell office:value-type="float" office:value="1.89685">
                <text:p>1.89685</text:p>
              </table:table-cell>
              <table:table-cell office:value-type="float" office:value="1.61056">
                <text:p>1.61056</text:p>
              </table:table-cell>
              <table:table-cell office:value-type="float" office:value="1.52683">
                <text:p>1.52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22619">
                <text:p>2.22619</text:p>
              </table:table-cell>
              <table:table-cell office:value-type="float" office:value="1.92444">
                <text:p>1.92444</text:p>
              </table:table-cell>
              <table:table-cell office:value-type="float" office:value="1.79525">
                <text:p>1.79525</text:p>
              </table:table-cell>
              <table:table-cell office:value-type="float" office:value="1.48997">
                <text:p>1.4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18806">
                <text:p>0.418806</text:p>
              </table:table-cell>
              <table:table-cell office:value-type="float" office:value="1.77268">
                <text:p>1.77268</text:p>
              </table:table-cell>
              <table:table-cell office:value-type="float" office:value="1.38232">
                <text:p>1.38232</text:p>
              </table:table-cell>
              <table:table-cell office:value-type="float" office:value="1.50326">
                <text:p>1.50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41596">
                <text:p>2.41596</text:p>
              </table:table-cell>
              <table:table-cell office:value-type="float" office:value="1.83103">
                <text:p>1.83103</text:p>
              </table:table-cell>
              <table:table-cell office:value-type="float" office:value="1.69241">
                <text:p>1.69241</text:p>
              </table:table-cell>
              <table:table-cell office:value-type="float" office:value="1.74289">
                <text:p>1.74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44199">
                <text:p>3.44199</text:p>
              </table:table-cell>
              <table:table-cell office:value-type="float" office:value="1.96255">
                <text:p>1.96255</text:p>
              </table:table-cell>
              <table:table-cell office:value-type="float" office:value="2.21728">
                <text:p>2.21728</text:p>
              </table:table-cell>
              <table:table-cell office:value-type="float" office:value="1.9345">
                <text:p>1.9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95772">
                <text:p>3.95772</text:p>
              </table:table-cell>
              <table:table-cell office:value-type="float" office:value="2.10915">
                <text:p>2.10915</text:p>
              </table:table-cell>
              <table:table-cell office:value-type="float" office:value="2.73942">
                <text:p>2.73942</text:p>
              </table:table-cell>
              <table:table-cell office:value-type="float" office:value="2.29383">
                <text:p>2.29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41223">
                <text:p>0.641223</text:p>
              </table:table-cell>
              <table:table-cell office:value-type="float" office:value="1.98956">
                <text:p>1.98956</text:p>
              </table:table-cell>
              <table:table-cell office:value-type="float" office:value="2.10996">
                <text:p>2.10996</text:p>
              </table:table-cell>
              <table:table-cell office:value-type="float" office:value="1.92926">
                <text:p>1.92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92808">
                <text:p>0.292808</text:p>
              </table:table-cell>
              <table:table-cell office:value-type="float" office:value="1.8399">
                <text:p>1.8399</text:p>
              </table:table-cell>
              <table:table-cell office:value-type="float" office:value="1.56481">
                <text:p>1.56481</text:p>
              </table:table-cell>
              <table:table-cell office:value-type="float" office:value="1.81542">
                <text:p>1.81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4584">
                <text:p>1.4584</text:p>
              </table:table-cell>
              <table:table-cell office:value-type="float" office:value="1.80961">
                <text:p>1.80961</text:p>
              </table:table-cell>
              <table:table-cell office:value-type="float" office:value="1.53289">
                <text:p>1.53289</text:p>
              </table:table-cell>
              <table:table-cell office:value-type="float" office:value="1.85664">
                <text:p>1.85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24834">
                <text:p>2.24834</text:p>
              </table:table-cell>
              <table:table-cell office:value-type="float" office:value="1.84096">
                <text:p>1.84096</text:p>
              </table:table-cell>
              <table:table-cell office:value-type="float" office:value="1.74753">
                <text:p>1.74753</text:p>
              </table:table-cell>
              <table:table-cell office:value-type="float" office:value="1.85941">
                <text:p>1.85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95437">
                <text:p>3.95437</text:p>
              </table:table-cell>
              <table:table-cell office:value-type="float" office:value="1.97686">
                <text:p>1.97686</text:p>
              </table:table-cell>
              <table:table-cell office:value-type="float" office:value="2.40958">
                <text:p>2.40958</text:p>
              </table:table-cell>
              <table:table-cell office:value-type="float" office:value="2.30135">
                <text:p>2.30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76704">
                <text:p>0.376704</text:p>
              </table:table-cell>
              <table:table-cell office:value-type="float" office:value="1.86064">
                <text:p>1.86064</text:p>
              </table:table-cell>
              <table:table-cell office:value-type="float" office:value="1.79972">
                <text:p>1.79972</text:p>
              </table:table-cell>
              <table:table-cell office:value-type="float" office:value="2.04645">
                <text:p>2.04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83177">
                <text:p>2.83177</text:p>
              </table:table-cell>
              <table:table-cell office:value-type="float" office:value="1.92412">
                <text:p>1.92412</text:p>
              </table:table-cell>
              <table:table-cell office:value-type="float" office:value="2.10933">
                <text:p>2.10933</text:p>
              </table:table-cell>
              <table:table-cell office:value-type="float" office:value="1.97017">
                <text:p>1.97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9415">
                <text:p>0.59415</text:p>
              </table:table-cell>
              <table:table-cell office:value-type="float" office:value="1.84329">
                <text:p>1.84329</text:p>
              </table:table-cell>
              <table:table-cell office:value-type="float" office:value="1.65478">
                <text:p>1.65478</text:p>
              </table:table-cell>
              <table:table-cell office:value-type="float" office:value="1.54972">
                <text:p>1.5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79578">
                <text:p>3.79578</text:p>
              </table:table-cell>
              <table:table-cell office:value-type="float" office:value="1.95009">
                <text:p>1.95009</text:p>
              </table:table-cell>
              <table:table-cell office:value-type="float" office:value="2.29708">
                <text:p>2.29708</text:p>
              </table:table-cell>
              <table:table-cell office:value-type="float" office:value="1.94404">
                <text:p>1.94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04157">
                <text:p>1.04157</text:p>
              </table:table-cell>
              <table:table-cell office:value-type="float" office:value="1.90536">
                <text:p>1.90536</text:p>
              </table:table-cell>
              <table:table-cell office:value-type="float" office:value="1.92043">
                <text:p>1.92043</text:p>
              </table:table-cell>
              <table:table-cell office:value-type="float" office:value="2.03764">
                <text:p>2.03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14906">
                <text:p>1.14906</text:p>
              </table:table-cell>
              <table:table-cell office:value-type="float" office:value="1.87152">
                <text:p>1.87152</text:p>
              </table:table-cell>
              <table:table-cell office:value-type="float" office:value="1.68902">
                <text:p>1.68902</text:p>
              </table:table-cell>
              <table:table-cell office:value-type="float" office:value="1.99897">
                <text:p>1.99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03412">
                <text:p>2.03412</text:p>
              </table:table-cell>
              <table:table-cell office:value-type="float" office:value="1.87807">
                <text:p>1.87807</text:p>
              </table:table-cell>
              <table:table-cell office:value-type="float" office:value="1.79255">
                <text:p>1.79255</text:p>
              </table:table-cell>
              <table:table-cell office:value-type="float" office:value="1.97219">
                <text:p>1.97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48626">
                <text:p>0.648626</text:p>
              </table:table-cell>
              <table:table-cell office:value-type="float" office:value="1.81453">
                <text:p>1.81453</text:p>
              </table:table-cell>
              <table:table-cell office:value-type="float" office:value="1.44937">
                <text:p>1.44937</text:p>
              </table:table-cell>
              <table:table-cell office:value-type="float" office:value="1.55897">
                <text:p>1.55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51153">
                <text:p>1.51153</text:p>
              </table:table-cell>
              <table:table-cell office:value-type="float" office:value="1.80044">
                <text:p>1.80044</text:p>
              </table:table-cell>
              <table:table-cell office:value-type="float" office:value="1.46802">
                <text:p>1.46802</text:p>
              </table:table-cell>
              <table:table-cell office:value-type="float" office:value="1.70083">
                <text:p>1.70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50417">
                <text:p>3.50417</text:p>
              </table:table-cell>
              <table:table-cell office:value-type="float" office:value="1.87176">
                <text:p>1.87176</text:p>
              </table:table-cell>
              <table:table-cell office:value-type="float" office:value="2.07886">
                <text:p>2.07886</text:p>
              </table:table-cell>
              <table:table-cell office:value-type="float" office:value="1.78488">
                <text:p>1.78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47446">
                <text:p>0.747446</text:p>
              </table:table-cell>
              <table:table-cell office:value-type="float" office:value="1.8204">
                <text:p>1.8204</text:p>
              </table:table-cell>
              <table:table-cell office:value-type="float" office:value="1.67944">
                <text:p>1.67944</text:p>
              </table:table-cell>
              <table:table-cell office:value-type="float" office:value="1.80404">
                <text:p>1.80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7615">
                <text:p>1.7615</text:p>
              </table:table-cell>
              <table:table-cell office:value-type="float" office:value="1.81798">
                <text:p>1.81798</text:p>
              </table:table-cell>
              <table:table-cell office:value-type="float" office:value="1.70406">
                <text:p>1.70406</text:p>
              </table:table-cell>
              <table:table-cell office:value-type="float" office:value="1.54975">
                <text:p>1.54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98696">
                <text:p>2.98696</text:p>
              </table:table-cell>
              <table:table-cell office:value-type="float" office:value="1.86123">
                <text:p>1.86123</text:p>
              </table:table-cell>
              <table:table-cell office:value-type="float" office:value="2.08893">
                <text:p>2.08893</text:p>
              </table:table-cell>
              <table:table-cell office:value-type="float" office:value="1.79293">
                <text:p>1.79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12737">
                <text:p>2.12737</text:p>
              </table:table-cell>
              <table:table-cell office:value-type="float" office:value="1.87009">
                <text:p>1.87009</text:p>
              </table:table-cell>
              <table:table-cell office:value-type="float" office:value="2.10046">
                <text:p>2.10046</text:p>
              </table:table-cell>
              <table:table-cell office:value-type="float" office:value="1.91521">
                <text:p>1.91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81898">
                <text:p>0.881898</text:p>
              </table:table-cell>
              <table:table-cell office:value-type="float" office:value="1.82837">
                <text:p>1.82837</text:p>
              </table:table-cell>
              <table:table-cell office:value-type="float" office:value="1.73489">
                <text:p>1.73489</text:p>
              </table:table-cell>
              <table:table-cell office:value-type="float" office:value="1.77119">
                <text:p>1.77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34556">
                <text:p>2.34556</text:p>
              </table:table-cell>
              <table:table-cell office:value-type="float" office:value="1.84802">
                <text:p>1.84802</text:p>
              </table:table-cell>
              <table:table-cell office:value-type="float" office:value="1.91809">
                <text:p>1.91809</text:p>
              </table:table-cell>
              <table:table-cell office:value-type="float" office:value="1.9833">
                <text:p>1.9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89329">
                <text:p>2.89329</text:p>
              </table:table-cell>
              <table:table-cell office:value-type="float" office:value="1.88377">
                <text:p>1.88377</text:p>
              </table:table-cell>
              <table:table-cell office:value-type="float" office:value="2.21065">
                <text:p>2.21065</text:p>
              </table:table-cell>
              <table:table-cell office:value-type="float" office:value="2.15602">
                <text:p>2.15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94884">
                <text:p>1.94884</text:p>
              </table:table-cell>
              <table:table-cell office:value-type="float" office:value="1.88577">
                <text:p>1.88577</text:p>
              </table:table-cell>
              <table:table-cell office:value-type="float" office:value="2.13211">
                <text:p>2.13211</text:p>
              </table:table-cell>
              <table:table-cell office:value-type="float" office:value="1.96161">
                <text:p>1.96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97529">
                <text:p>1.97529</text:p>
              </table:table-cell>
              <table:table-cell office:value-type="float" office:value="1.88825">
                <text:p>1.88825</text:p>
              </table:table-cell>
              <table:table-cell office:value-type="float" office:value="2.08506">
                <text:p>2.08506</text:p>
              </table:table-cell>
              <table:table-cell office:value-type="float" office:value="2.11509">
                <text:p>2.11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32932">
                <text:p>3.32932</text:p>
              </table:table-cell>
              <table:table-cell office:value-type="float" office:value="1.92417">
                <text:p>1.92417</text:p>
              </table:table-cell>
              <table:table-cell office:value-type="float" office:value="2.45834">
                <text:p>2.45834</text:p>
              </table:table-cell>
              <table:table-cell office:value-type="float" office:value="2.31107">
                <text:p>2.31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71153">
                <text:p>3.71153</text:p>
              </table:table-cell>
              <table:table-cell office:value-type="float" office:value="1.97978">
                <text:p>1.97978</text:p>
              </table:table-cell>
              <table:table-cell office:value-type="float" office:value="2.8343">
                <text:p>2.8343</text:p>
              </table:table-cell>
              <table:table-cell office:value-type="float" office:value="2.40164">
                <text:p>2.40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8461">
                <text:p>2.8461</text:p>
              </table:table-cell>
              <table:table-cell office:value-type="float" office:value="2.00403">
                <text:p>2.00403</text:p>
              </table:table-cell>
              <table:table-cell office:value-type="float" office:value="2.83784">
                <text:p>2.83784</text:p>
              </table:table-cell>
              <table:table-cell office:value-type="float" office:value="2.49148">
                <text:p>2.49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34714">
                <text:p>3.34714</text:p>
              </table:table-cell>
              <table:table-cell office:value-type="float" office:value="2.03788">
                <text:p>2.03788</text:p>
              </table:table-cell>
              <table:table-cell office:value-type="float" office:value="2.99063">
                <text:p>2.99063</text:p>
              </table:table-cell>
              <table:table-cell office:value-type="float" office:value="2.79964">
                <text:p>2.79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31024">
                <text:p>1.31024</text:p>
              </table:table-cell>
              <table:table-cell office:value-type="float" office:value="2.0101">
                <text:p>2.0101</text:p>
              </table:table-cell>
              <table:table-cell office:value-type="float" office:value="2.48651">
                <text:p>2.48651</text:p>
              </table:table-cell>
              <table:table-cell office:value-type="float" office:value="2.67022">
                <text:p>2.6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71504">
                <text:p>0.471504</text:p>
              </table:table-cell>
              <table:table-cell office:value-type="float" office:value="1.92542">
                <text:p>1.92542</text:p>
              </table:table-cell>
              <table:table-cell office:value-type="float" office:value="1.88201">
                <text:p>1.88201</text:p>
              </table:table-cell>
              <table:table-cell office:value-type="float" office:value="2.3675">
                <text:p>2.3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22962">
                <text:p>3.22962</text:p>
              </table:table-cell>
              <table:table-cell office:value-type="float" office:value="1.99002">
                <text:p>1.99002</text:p>
              </table:table-cell>
              <table:table-cell office:value-type="float" office:value="2.28629">
                <text:p>2.28629</text:p>
              </table:table-cell>
              <table:table-cell office:value-type="float" office:value="2.52759">
                <text:p>2.52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0298">
                <text:p>0.300298</text:p>
              </table:table-cell>
              <table:table-cell office:value-type="float" office:value="1.90264">
                <text:p>1.90264</text:p>
              </table:table-cell>
              <table:table-cell office:value-type="float" office:value="1.69049">
                <text:p>1.69049</text:p>
              </table:table-cell>
              <table:table-cell office:value-type="float" office:value="2.31822">
                <text:p>2.31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20698">
                <text:p>0.0320698</text:p>
              </table:table-cell>
              <table:table-cell office:value-type="float" office:value="1.79664">
                <text:p>1.79664</text:p>
              </table:table-cell>
              <table:table-cell office:value-type="float" office:value="1.19297">
                <text:p>1.19297</text:p>
              </table:table-cell>
              <table:table-cell office:value-type="float" office:value="1.90606">
                <text:p>1.90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14665">
                <text:p>3.14665</text:p>
              </table:table-cell>
              <table:table-cell office:value-type="float" office:value="1.86549">
                <text:p>1.86549</text:p>
              </table:table-cell>
              <table:table-cell office:value-type="float" office:value="1.77907">
                <text:p>1.77907</text:p>
              </table:table-cell>
              <table:table-cell office:value-type="float" office:value="1.83545">
                <text:p>1.83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72788">
                <text:p>1.72788</text:p>
              </table:table-cell>
              <table:table-cell office:value-type="float" office:value="1.85918">
                <text:p>1.85918</text:p>
              </table:table-cell>
              <table:table-cell office:value-type="float" office:value="1.76371">
                <text:p>1.76371</text:p>
              </table:table-cell>
              <table:table-cell office:value-type="float" office:value="1.69568">
                <text:p>1.69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97108">
                <text:p>1.97108</text:p>
              </table:table-cell>
              <table:table-cell office:value-type="float" office:value="1.8638">
                <text:p>1.8638</text:p>
              </table:table-cell>
              <table:table-cell office:value-type="float" office:value="1.82592">
                <text:p>1.82592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8271">
                <text:p>1.8271</text:p>
              </table:table-cell>
              <table:table-cell office:value-type="float" office:value="1.86243">
                <text:p>1.86243</text:p>
              </table:table-cell>
              <table:table-cell office:value-type="float" office:value="1.82628">
                <text:p>1.82628</text:p>
              </table:table-cell>
              <table:table-cell office:value-type="float" office:value="1.58828">
                <text:p>1.58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86721">
                <text:p>0.86721</text:p>
              </table:table-cell>
              <table:table-cell office:value-type="float" office:value="1.82445">
                <text:p>1.82445</text:p>
              </table:table-cell>
              <table:table-cell office:value-type="float" office:value="1.53856">
                <text:p>1.53856</text:p>
              </table:table-cell>
              <table:table-cell office:value-type="float" office:value="1.63774">
                <text:p>1.63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8598">
                <text:p>2.8598</text:p>
              </table:table-cell>
              <table:table-cell office:value-type="float" office:value="1.86001">
                <text:p>1.86001</text:p>
              </table:table-cell>
              <table:table-cell office:value-type="float" office:value="1.93493">
                <text:p>1.93493</text:p>
              </table:table-cell>
              <table:table-cell office:value-type="float" office:value="1.59151">
                <text:p>1.59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79199">
                <text:p>2.79199</text:p>
              </table:table-cell>
              <table:table-cell office:value-type="float" office:value="1.88883">
                <text:p>1.88883</text:p>
              </table:table-cell>
              <table:table-cell office:value-type="float" office:value="2.19205">
                <text:p>2.19205</text:p>
              </table:table-cell>
              <table:table-cell office:value-type="float" office:value="1.90297">
                <text:p>1.90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34628">
                <text:p>1.34628</text:p>
              </table:table-cell>
              <table:table-cell office:value-type="float" office:value="1.8733">
                <text:p>1.8733</text:p>
              </table:table-cell>
              <table:table-cell office:value-type="float" office:value="1.93832">
                <text:p>1.93832</text:p>
              </table:table-cell>
              <table:table-cell office:value-type="float" office:value="2.06725">
                <text:p>2.06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21291">
                <text:p>2.21291</text:p>
              </table:table-cell>
              <table:table-cell office:value-type="float" office:value="1.88205">
                <text:p>1.88205</text:p>
              </table:table-cell>
              <table:table-cell office:value-type="float" office:value="2.0207">
                <text:p>2.0207</text:p>
              </table:table-cell>
              <table:table-cell office:value-type="float" office:value="1.95053">
                <text:p>1.95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70598">
                <text:p>0.470598</text:p>
              </table:table-cell>
              <table:table-cell office:value-type="float" office:value="1.81794">
                <text:p>1.81794</text:p>
              </table:table-cell>
              <table:table-cell office:value-type="float" office:value="1.55567">
                <text:p>1.55567</text:p>
              </table:table-cell>
              <table:table-cell office:value-type="float" office:value="1.79337">
                <text:p>1.79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24358">
                <text:p>2.24358</text:p>
              </table:table-cell>
              <table:table-cell office:value-type="float" office:value="1.83534">
                <text:p>1.83534</text:p>
              </table:table-cell>
              <table:table-cell office:value-type="float" office:value="1.76204">
                <text:p>1.76204</text:p>
              </table:table-cell>
              <table:table-cell office:value-type="float" office:value="1.82743">
                <text:p>1.82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59612">
                <text:p>2.59612</text:p>
              </table:table-cell>
              <table:table-cell office:value-type="float" office:value="1.86333">
                <text:p>1.86333</text:p>
              </table:table-cell>
              <table:table-cell office:value-type="float" office:value="2.01226">
                <text:p>2.01226</text:p>
              </table:table-cell>
              <table:table-cell office:value-type="float" office:value="1.92356">
                <text:p>1.92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30049">
                <text:p>0.330049</text:p>
              </table:table-cell>
              <table:table-cell office:value-type="float" office:value="1.7924">
                <text:p>1.7924</text:p>
              </table:table-cell>
              <table:table-cell office:value-type="float" office:value="1.5076">
                <text:p>1.5076</text:p>
              </table:table-cell>
              <table:table-cell office:value-type="float" office:value="1.85641">
                <text:p>1.85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3272">
                <text:p>2.3272</text:p>
              </table:table-cell>
              <table:table-cell office:value-type="float" office:value="1.81467">
                <text:p>1.81467</text:p>
              </table:table-cell>
              <table:table-cell office:value-type="float" office:value="1.75348">
                <text:p>1.75348</text:p>
              </table:table-cell>
              <table:table-cell office:value-type="float" office:value="1.78984">
                <text:p>1.7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22808">
                <text:p>1.22808</text:p>
              </table:table-cell>
              <table:table-cell office:value-type="float" office:value="1.79269">
                <text:p>1.79269</text:p>
              </table:table-cell>
              <table:table-cell office:value-type="float" office:value="1.59586">
                <text:p>1.59586</text:p>
              </table:table-cell>
              <table:table-cell office:value-type="float" office:value="1.59435">
                <text:p>1.59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43876">
                <text:p>0.943876</text:p>
              </table:table-cell>
              <table:table-cell office:value-type="float" office:value="1.76407">
                <text:p>1.76407</text:p>
              </table:table-cell>
              <table:table-cell office:value-type="float" office:value="1.40026">
                <text:p>1.40026</text:p>
              </table:table-cell>
              <table:table-cell office:value-type="float" office:value="1.54405">
                <text:p>1.54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19544">
                <text:p>0.919544</text:p>
              </table:table-cell>
              <table:table-cell office:value-type="float" office:value="1.73663">
                <text:p>1.73663</text:p>
              </table:table-cell>
              <table:table-cell office:value-type="float" office:value="1.25605">
                <text:p>1.25605</text:p>
              </table:table-cell>
              <table:table-cell office:value-type="float" office:value="1.38238">
                <text:p>1.3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29639">
                <text:p>1.29639</text:p>
              </table:table-cell>
              <table:table-cell office:value-type="float" office:value="1.72376">
                <text:p>1.72376</text:p>
              </table:table-cell>
              <table:table-cell office:value-type="float" office:value="1.26815">
                <text:p>1.26815</text:p>
              </table:table-cell>
              <table:table-cell office:value-type="float" office:value="1.4856">
                <text:p>1.4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5593">
                <text:p>4.35593</text:p>
              </table:table-cell>
              <table:table-cell office:value-type="float" office:value="1.88203">
                <text:p>1.88203</text:p>
              </table:table-cell>
              <table:table-cell office:value-type="float" office:value="2.19448">
                <text:p>2.19448</text:p>
              </table:table-cell>
              <table:table-cell office:value-type="float" office:value="1.74965">
                <text:p>1.74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.3924">
                <text:p>6.3924</text:p>
              </table:table-cell>
              <table:table-cell office:value-type="float" office:value="2.33634">
                <text:p>2.33634</text:p>
              </table:table-cell>
              <table:table-cell office:value-type="float" office:value="3.45386">
                <text:p>3.45386</text:p>
              </table:table-cell>
              <table:table-cell office:value-type="float" office:value="2.22418">
                <text:p>2.224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.68896">
                <text:p>7.68896</text:p>
              </table:table-cell>
              <table:table-cell office:value-type="float" office:value="3.01398">
                <text:p>3.01398</text:p>
              </table:table-cell>
              <table:table-cell office:value-type="float" office:value="4.72439">
                <text:p>4.72439</text:p>
              </table:table-cell>
              <table:table-cell office:value-type="float" office:value="3.14405">
                <text:p>3.14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.00126">
                <text:p>7.00126</text:p>
              </table:table-cell>
              <table:table-cell office:value-type="float" office:value="3.46828">
                <text:p>3.46828</text:p>
              </table:table-cell>
              <table:table-cell office:value-type="float" office:value="5.40745">
                <text:p>5.40745</text:p>
              </table:table-cell>
              <table:table-cell office:value-type="float" office:value="3.7283">
                <text:p>3.72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.2678">
                <text:p>7.2678</text:p>
              </table:table-cell>
              <table:table-cell office:value-type="float" office:value="3.89244">
                <text:p>3.89244</text:p>
              </table:table-cell>
              <table:table-cell office:value-type="float" office:value="5.96555">
                <text:p>5.96555</text:p>
              </table:table-cell>
              <table:table-cell office:value-type="float" office:value="4.48327">
                <text:p>4.48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.0274">
                <text:p>10.0274</text:p>
              </table:table-cell>
              <table:table-cell office:value-type="float" office:value="4.93378">
                <text:p>4.93378</text:p>
              </table:table-cell>
              <table:table-cell office:value-type="float" office:value="7.18411">
                <text:p>7.18411</text:p>
              </table:table-cell>
              <table:table-cell office:value-type="float" office:value="5.61871">
                <text:p>5.61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.3128">
                <text:p>11.3128</text:p>
              </table:table-cell>
              <table:table-cell office:value-type="float" office:value="6.19158">
                <text:p>6.19158</text:p>
              </table:table-cell>
              <table:table-cell office:value-type="float" office:value="8.42273">
                <text:p>8.42273</text:p>
              </table:table-cell>
              <table:table-cell office:value-type="float" office:value="6.91787">
                <text:p>6.917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.0904">
                <text:p>12.0904</text:p>
              </table:table-cell>
              <table:table-cell office:value-type="float" office:value="7.45677">
                <text:p>7.45677</text:p>
              </table:table-cell>
              <table:table-cell office:value-type="float" office:value="9.52302">
                <text:p>9.52302</text:p>
              </table:table-cell>
              <table:table-cell office:value-type="float" office:value="8.26712">
                <text:p>8.26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.7876">
                <text:p>10.7876</text:p>
              </table:table-cell>
              <table:table-cell office:value-type="float" office:value="8.09973">
                <text:p>8.09973</text:p>
              </table:table-cell>
              <table:table-cell office:value-type="float" office:value="9.9024">
                <text:p>9.9024</text:p>
              </table:table-cell>
              <table:table-cell office:value-type="float" office:value="9.07108">
                <text:p>9.07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.8221">
                <text:p>13.8221</text:p>
              </table:table-cell>
              <table:table-cell office:value-type="float" office:value="9.39874">
                <text:p>9.39874</text:p>
              </table:table-cell>
              <table:table-cell office:value-type="float" office:value="11.0783">
                <text:p>11.0783</text:p>
              </table:table-cell>
              <table:table-cell office:value-type="float" office:value="9.99979">
                <text:p>9.99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4.3161">
                <text:p>14.3161</text:p>
              </table:table-cell>
              <table:table-cell office:value-type="float" office:value="10.5694">
                <text:p>10.5694</text:p>
              </table:table-cell>
              <table:table-cell office:value-type="float" office:value="12.0497">
                <text:p>12.0497</text:p>
              </table:table-cell>
              <table:table-cell office:value-type="float" office:value="10.8282">
                <text:p>10.8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5.6582">
                <text:p>15.6582</text:p>
              </table:table-cell>
              <table:table-cell office:value-type="float" office:value="11.9435">
                <text:p>11.9435</text:p>
              </table:table-cell>
              <table:table-cell office:value-type="float" office:value="13.1322">
                <text:p>13.1322</text:p>
              </table:table-cell>
              <table:table-cell office:value-type="float" office:value="11.9103">
                <text:p>11.9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.519">
                <text:p>14.519</text:p>
              </table:table-cell>
              <table:table-cell office:value-type="float" office:value="12.5695">
                <text:p>12.5695</text:p>
              </table:table-cell>
              <table:table-cell office:value-type="float" office:value="13.5483">
                <text:p>13.5483</text:p>
              </table:table-cell>
              <table:table-cell office:value-type="float" office:value="12.8167">
                <text:p>12.8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6.9748">
                <text:p>16.9748</text:p>
              </table:table-cell>
              <table:table-cell office:value-type="float" office:value="13.7596">
                <text:p>13.7596</text:p>
              </table:table-cell>
              <table:table-cell office:value-type="float" office:value="14.5762">
                <text:p>14.5762</text:p>
              </table:table-cell>
              <table:table-cell office:value-type="float" office:value="13.6851">
                <text:p>13.68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.7746">
                <text:p>18.7746</text:p>
              </table:table-cell>
              <table:table-cell office:value-type="float" office:value="15.344">
                <text:p>15.344</text:p>
              </table:table-cell>
              <table:table-cell office:value-type="float" office:value="15.8357">
                <text:p>15.8357</text:p>
              </table:table-cell>
              <table:table-cell office:value-type="float" office:value="14.6179">
                <text:p>14.6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.9558">
                <text:p>20.9558</text:p>
              </table:table-cell>
              <table:table-cell office:value-type="float" office:value="17.5056">
                <text:p>17.5056</text:p>
              </table:table-cell>
              <table:table-cell office:value-type="float" office:value="17.3718">
                <text:p>17.3718</text:p>
              </table:table-cell>
              <table:table-cell office:value-type="float" office:value="15.726">
                <text:p>15.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.1344">
                <text:p>19.1344</text:p>
              </table:table-cell>
              <table:table-cell office:value-type="float" office:value="18.0703">
                <text:p>18.0703</text:p>
              </table:table-cell>
              <table:table-cell office:value-type="float" office:value="17.9005">
                <text:p>17.9005</text:p>
              </table:table-cell>
              <table:table-cell office:value-type="float" office:value="16.7694">
                <text:p>16.76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0.8018">
                <text:p>20.8018</text:p>
              </table:table-cell>
              <table:table-cell office:value-type="float" office:value="18.9225">
                <text:p>18.9225</text:p>
              </table:table-cell>
              <table:table-cell office:value-type="float" office:value="18.7709">
                <text:p>18.7709</text:p>
              </table:table-cell>
              <table:table-cell office:value-type="float" office:value="17.6418">
                <text:p>17.6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0.0562">
                <text:p>20.0562</text:p>
              </table:table-cell>
              <table:table-cell office:value-type="float" office:value="19.2409">
                <text:p>19.2409</text:p>
              </table:table-cell>
              <table:table-cell office:value-type="float" office:value="19.1565">
                <text:p>19.1565</text:p>
              </table:table-cell>
              <table:table-cell office:value-type="float" office:value="18.3593">
                <text:p>18.3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.2337">
                <text:p>23.2337</text:p>
              </table:table-cell>
              <table:table-cell office:value-type="float" office:value="20.5858">
                <text:p>20.5858</text:p>
              </table:table-cell>
              <table:table-cell office:value-type="float" office:value="20.3797">
                <text:p>20.3797</text:p>
              </table:table-cell>
              <table:table-cell office:value-type="float" office:value="19.3063">
                <text:p>19.3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.7283">
                <text:p>23.7283</text:p>
              </table:table-cell>
              <table:table-cell office:value-type="float" office:value="21.6894">
                <text:p>21.6894</text:p>
              </table:table-cell>
              <table:table-cell office:value-type="float" office:value="21.3842">
                <text:p>21.3842</text:p>
              </table:table-cell>
              <table:table-cell office:value-type="float" office:value="20.4574">
                <text:p>20.4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.1429">
                <text:p>25.1429</text:p>
              </table:table-cell>
              <table:table-cell office:value-type="float" office:value="23.0771">
                <text:p>23.0771</text:p>
              </table:table-cell>
              <table:table-cell office:value-type="float" office:value="22.5118">
                <text:p>22.5118</text:p>
              </table:table-cell>
              <table:table-cell office:value-type="float" office:value="21.4785">
                <text:p>21.4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.0572">
                <text:p>25.0572</text:p>
              </table:table-cell>
              <table:table-cell office:value-type="float" office:value="23.8524">
                <text:p>23.8524</text:p>
              </table:table-cell>
              <table:table-cell office:value-type="float" office:value="23.2754">
                <text:p>23.2754</text:p>
              </table:table-cell>
              <table:table-cell office:value-type="float" office:value="22.2638">
                <text:p>22.2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8.7261">
                <text:p>28.7261</text:p>
              </table:table-cell>
              <table:table-cell office:value-type="float" office:value="26.9775">
                <text:p>26.9775</text:p>
              </table:table-cell>
              <table:table-cell office:value-type="float" office:value="24.9106">
                <text:p>24.9106</text:p>
              </table:table-cell>
              <table:table-cell office:value-type="float" office:value="23.2351">
                <text:p>23.2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.0058">
                <text:p>27.0058</text:p>
              </table:table-cell>
              <table:table-cell office:value-type="float" office:value="26.9938">
                <text:p>26.9938</text:p>
              </table:table-cell>
              <table:table-cell office:value-type="float" office:value="25.5392">
                <text:p>25.5392</text:p>
              </table:table-cell>
              <table:table-cell office:value-type="float" office:value="24.219">
                <text:p>24.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8.5166">
                <text:p>28.5166</text:p>
              </table:table-cell>
              <table:table-cell office:value-type="float" office:value="27.7848">
                <text:p>27.7848</text:p>
              </table:table-cell>
              <table:table-cell office:value-type="float" office:value="26.4324">
                <text:p>26.4324</text:p>
              </table:table-cell>
              <table:table-cell office:value-type="float" office:value="25.1833">
                <text:p>25.18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1.7318">
                <text:p>31.7318</text:p>
              </table:table-cell>
              <table:table-cell office:value-type="float" office:value="30.2599">
                <text:p>30.2599</text:p>
              </table:table-cell>
              <table:table-cell office:value-type="float" office:value="28.0222">
                <text:p>28.0222</text:p>
              </table:table-cell>
              <table:table-cell office:value-type="float" office:value="26.6428">
                <text:p>26.6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2.1455">
                <text:p>32.1455</text:p>
              </table:table-cell>
              <table:table-cell office:value-type="float" office:value="31.4651">
                <text:p>31.4651</text:p>
              </table:table-cell>
              <table:table-cell office:value-type="float" office:value="29.2592">
                <text:p>29.2592</text:p>
              </table:table-cell>
              <table:table-cell office:value-type="float" office:value="27.7568">
                <text:p>27.7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3.9274">
                <text:p>33.9274</text:p>
              </table:table-cell>
              <table:table-cell office:value-type="float" office:value="33.1422">
                <text:p>33.1422</text:p>
              </table:table-cell>
              <table:table-cell office:value-type="float" office:value="30.6597">
                <text:p>30.6597</text:p>
              </table:table-cell>
              <table:table-cell office:value-type="float" office:value="29.0317">
                <text:p>29.03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2.3655">
                <text:p>32.3655</text:p>
              </table:table-cell>
              <table:table-cell office:value-type="float" office:value="32.6661">
                <text:p>32.6661</text:p>
              </table:table-cell>
              <table:table-cell office:value-type="float" office:value="31.1714">
                <text:p>31.1714</text:p>
              </table:table-cell>
              <table:table-cell office:value-type="float" office:value="29.9345">
                <text:p>29.9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0.8621">
                <text:p>30.8621</text:p>
              </table:table-cell>
              <table:table-cell office:value-type="float" office:value="31.6708">
                <text:p>31.6708</text:p>
              </table:table-cell>
              <table:table-cell office:value-type="float" office:value="31.0786">
                <text:p>31.0786</text:p>
              </table:table-cell>
              <table:table-cell office:value-type="float" office:value="30.6601">
                <text:p>30.6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3.287">
                <text:p>33.287</text:p>
              </table:table-cell>
              <table:table-cell office:value-type="float" office:value="32.4733">
                <text:p>32.4733</text:p>
              </table:table-cell>
              <table:table-cell office:value-type="float" office:value="31.7411">
                <text:p>31.7411</text:p>
              </table:table-cell>
              <table:table-cell office:value-type="float" office:value="31.2302">
                <text:p>31.2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3.3952">
                <text:p>33.3952</text:p>
              </table:table-cell>
              <table:table-cell office:value-type="float" office:value="32.8853">
                <text:p>32.8853</text:p>
              </table:table-cell>
              <table:table-cell office:value-type="float" office:value="32.2374">
                <text:p>32.2374</text:p>
              </table:table-cell>
              <table:table-cell office:value-type="float" office:value="32.0289">
                <text:p>32.0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.5863">
                <text:p>30.5863</text:p>
              </table:table-cell>
              <table:table-cell office:value-type="float" office:value="31.9607">
                <text:p>31.9607</text:p>
              </table:table-cell>
              <table:table-cell office:value-type="float" office:value="31.742">
                <text:p>31.742</text:p>
              </table:table-cell>
              <table:table-cell office:value-type="float" office:value="32.2876">
                <text:p>32.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2.1721">
                <text:p>32.1721</text:p>
              </table:table-cell>
              <table:table-cell office:value-type="float" office:value="32.0372">
                <text:p>32.0372</text:p>
              </table:table-cell>
              <table:table-cell office:value-type="float" office:value="31.8711">
                <text:p>31.8711</text:p>
              </table:table-cell>
              <table:table-cell office:value-type="float" office:value="32.3426">
                <text:p>32.3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2.0553">
                <text:p>32.0553</text:p>
              </table:table-cell>
              <table:table-cell office:value-type="float" office:value="32.0431">
                <text:p>32.0431</text:p>
              </table:table-cell>
              <table:table-cell office:value-type="float" office:value="31.9263">
                <text:p>31.9263</text:p>
              </table:table-cell>
              <table:table-cell office:value-type="float" office:value="32.3314">
                <text:p>32.33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.2517">
                <text:p>30.2517</text:p>
              </table:table-cell>
              <table:table-cell office:value-type="float" office:value="31.5178">
                <text:p>31.5178</text:p>
              </table:table-cell>
              <table:table-cell office:value-type="float" office:value="31.4239">
                <text:p>31.4239</text:p>
              </table:table-cell>
              <table:table-cell office:value-type="float" office:value="31.8719">
                <text:p>31.8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.1196">
                <text:p>33.1196</text:p>
              </table:table-cell>
              <table:table-cell office:value-type="float" office:value="31.9405">
                <text:p>31.9405</text:p>
              </table:table-cell>
              <table:table-cell office:value-type="float" office:value="31.9326">
                <text:p>31.9326</text:p>
              </table:table-cell>
              <table:table-cell office:value-type="float" office:value="31.9662">
                <text:p>31.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1.4727">
                <text:p>31.4727</text:p>
              </table:table-cell>
              <table:table-cell office:value-type="float" office:value="31.8294">
                <text:p>31.8294</text:p>
              </table:table-cell>
              <table:table-cell office:value-type="float" office:value="31.7946">
                <text:p>31.7946</text:p>
              </table:table-cell>
              <table:table-cell office:value-type="float" office:value="32.0425">
                <text:p>32.0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.2148">
                <text:p>31.2148</text:p>
              </table:table-cell>
              <table:table-cell office:value-type="float" office:value="31.698">
                <text:p>31.698</text:p>
              </table:table-cell>
              <table:table-cell office:value-type="float" office:value="31.6207">
                <text:p>31.6207</text:p>
              </table:table-cell>
              <table:table-cell office:value-type="float" office:value="31.7834">
                <text:p>31.78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.537">
                <text:p>32.537</text:p>
              </table:table-cell>
              <table:table-cell office:value-type="float" office:value="31.8594">
                <text:p>31.8594</text:p>
              </table:table-cell>
              <table:table-cell office:value-type="float" office:value="31.8956">
                <text:p>31.8956</text:p>
              </table:table-cell>
              <table:table-cell office:value-type="float" office:value="31.6762">
                <text:p>31.6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1.0224">
                <text:p>31.0224</text:p>
              </table:table-cell>
              <table:table-cell office:value-type="float" office:value="31.7145">
                <text:p>31.7145</text:p>
              </table:table-cell>
              <table:table-cell office:value-type="float" office:value="31.6336">
                <text:p>31.6336</text:p>
              </table:table-cell>
              <table:table-cell office:value-type="float" office:value="31.7307">
                <text:p>31.7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2.1108">
                <text:p>32.1108</text:p>
              </table:table-cell>
              <table:table-cell office:value-type="float" office:value="31.7783">
                <text:p>31.7783</text:p>
              </table:table-cell>
              <table:table-cell office:value-type="float" office:value="31.7768">
                <text:p>31.7768</text:p>
              </table:table-cell>
              <table:table-cell office:value-type="float" office:value="31.723">
                <text:p>31.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0.0228">
                <text:p>30.0228</text:p>
              </table:table-cell>
              <table:table-cell office:value-type="float" office:value="31.524">
                <text:p>31.524</text:p>
              </table:table-cell>
              <table:table-cell office:value-type="float" office:value="31.2506">
                <text:p>31.2506</text:p>
              </table:table-cell>
              <table:table-cell office:value-type="float" office:value="31.469">
                <text:p>31.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2.1059">
                <text:p>32.1059</text:p>
              </table:table-cell>
              <table:table-cell office:value-type="float" office:value="31.6054">
                <text:p>31.6054</text:p>
              </table:table-cell>
              <table:table-cell office:value-type="float" office:value="31.5072">
                <text:p>31.5072</text:p>
              </table:table-cell>
              <table:table-cell office:value-type="float" office:value="31.7008">
                <text:p>31.7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0.3655">
                <text:p>30.3655</text:p>
              </table:table-cell>
              <table:table-cell office:value-type="float" office:value="31.4494">
                <text:p>31.4494</text:p>
              </table:table-cell>
              <table:table-cell office:value-type="float" office:value="31.1647">
                <text:p>31.1647</text:p>
              </table:table-cell>
              <table:table-cell office:value-type="float" office:value="31.3565">
                <text:p>31.35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.4289">
                <text:p>30.4289</text:p>
              </table:table-cell>
              <table:table-cell office:value-type="float" office:value="31.3338">
                <text:p>31.3338</text:p>
              </table:table-cell>
              <table:table-cell office:value-type="float" office:value="30.9439">
                <text:p>30.9439</text:p>
              </table:table-cell>
              <table:table-cell office:value-type="float" office:value="31.226">
                <text:p>31.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1.9136">
                <text:p>31.9136</text:p>
              </table:table-cell>
              <table:table-cell office:value-type="float" office:value="31.4054">
                <text:p>31.4054</text:p>
              </table:table-cell>
              <table:table-cell office:value-type="float" office:value="31.2348">
                <text:p>31.2348</text:p>
              </table:table-cell>
              <table:table-cell office:value-type="float" office:value="31.3134">
                <text:p>31.3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2.4527">
                <text:p>32.4527</text:p>
              </table:table-cell>
              <table:table-cell office:value-type="float" office:value="31.545">
                <text:p>31.545</text:p>
              </table:table-cell>
              <table:table-cell office:value-type="float" office:value="31.6002">
                <text:p>31.6002</text:p>
              </table:table-cell>
              <table:table-cell office:value-type="float" office:value="31.3028">
                <text:p>31.3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3.0119">
                <text:p>33.0119</text:p>
              </table:table-cell>
              <table:table-cell office:value-type="float" office:value="31.7559">
                <text:p>31.7559</text:p>
              </table:table-cell>
              <table:table-cell office:value-type="float" office:value="32.0237">
                <text:p>32.0237</text:p>
              </table:table-cell>
              <table:table-cell office:value-type="float" office:value="31.5515">
                <text:p>31.5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2.7417">
                <text:p>32.7417</text:p>
              </table:table-cell>
              <table:table-cell office:value-type="float" office:value="31.8894">
                <text:p>31.8894</text:p>
              </table:table-cell>
              <table:table-cell office:value-type="float" office:value="32.2391">
                <text:p>32.2391</text:p>
              </table:table-cell>
              <table:table-cell office:value-type="float" office:value="31.6304">
                <text:p>31.6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0.5316">
                <text:p>30.5316</text:p>
              </table:table-cell>
              <table:table-cell office:value-type="float" office:value="31.7239">
                <text:p>31.7239</text:p>
              </table:table-cell>
              <table:table-cell office:value-type="float" office:value="31.7268">
                <text:p>31.7268</text:p>
              </table:table-cell>
              <table:table-cell office:value-type="float" office:value="31.694">
                <text:p>31.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0.731">
                <text:p>30.731</text:p>
              </table:table-cell>
              <table:table-cell office:value-type="float" office:value="31.615">
                <text:p>31.615</text:p>
              </table:table-cell>
              <table:table-cell office:value-type="float" office:value="31.4281">
                <text:p>31.4281</text:p>
              </table:table-cell>
              <table:table-cell office:value-type="float" office:value="31.5221">
                <text:p>31.5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2.609">
                <text:p>32.609</text:p>
              </table:table-cell>
              <table:table-cell office:value-type="float" office:value="31.73">
                <text:p>31.73</text:p>
              </table:table-cell>
              <table:table-cell office:value-type="float" office:value="31.7824">
                <text:p>31.7824</text:p>
              </table:table-cell>
              <table:table-cell office:value-type="float" office:value="31.8025">
                <text:p>31.8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1.3389">
                <text:p>31.3389</text:p>
              </table:table-cell>
              <table:table-cell office:value-type="float" office:value="31.6893">
                <text:p>31.6893</text:p>
              </table:table-cell>
              <table:table-cell office:value-type="float" office:value="31.6493">
                <text:p>31.6493</text:p>
              </table:table-cell>
              <table:table-cell office:value-type="float" office:value="31.9163">
                <text:p>31.9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.3997">
                <text:p>30.3997</text:p>
              </table:table-cell>
              <table:table-cell office:value-type="float" office:value="31.5684">
                <text:p>31.5684</text:p>
              </table:table-cell>
              <table:table-cell office:value-type="float" office:value="31.2744">
                <text:p>31.2744</text:p>
              </table:table-cell>
              <table:table-cell office:value-type="float" office:value="31.7271">
                <text:p>31.72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0.8587">
                <text:p>30.8587</text:p>
              </table:table-cell>
              <table:table-cell office:value-type="float" office:value="31.5086">
                <text:p>31.5086</text:p>
              </table:table-cell>
              <table:table-cell office:value-type="float" office:value="31.1497">
                <text:p>31.1497</text:p>
              </table:table-cell>
              <table:table-cell office:value-type="float" office:value="31.5278">
                <text:p>31.52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0.97">
                <text:p>30.97</text:p>
              </table:table-cell>
              <table:table-cell office:value-type="float" office:value="31.4677">
                <text:p>31.4677</text:p>
              </table:table-cell>
              <table:table-cell office:value-type="float" office:value="31.0958">
                <text:p>31.0958</text:p>
              </table:table-cell>
              <table:table-cell office:value-type="float" office:value="31.2726">
                <text:p>31.2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1.0584">
                <text:p>31.0584</text:p>
              </table:table-cell>
              <table:table-cell office:value-type="float" office:value="31.4381">
                <text:p>31.4381</text:p>
              </table:table-cell>
              <table:table-cell office:value-type="float" office:value="31.0846">
                <text:p>31.0846</text:p>
              </table:table-cell>
              <table:table-cell office:value-type="float" office:value="31.0622">
                <text:p>31.0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3.464">
                <text:p>33.464</text:p>
              </table:table-cell>
              <table:table-cell office:value-type="float" office:value="31.6899">
                <text:p>31.6899</text:p>
              </table:table-cell>
              <table:table-cell office:value-type="float" office:value="31.7984">
                <text:p>31.7984</text:p>
              </table:table-cell>
              <table:table-cell office:value-type="float" office:value="31.4287">
                <text:p>31.4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0.9965">
                <text:p>30.9965</text:p>
              </table:table-cell>
              <table:table-cell office:value-type="float" office:value="31.6123">
                <text:p>31.6123</text:p>
              </table:table-cell>
              <table:table-cell office:value-type="float" office:value="31.5578">
                <text:p>31.5578</text:p>
              </table:table-cell>
              <table:table-cell office:value-type="float" office:value="31.4619">
                <text:p>31.4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0.2873">
                <text:p>30.2873</text:p>
              </table:table-cell>
              <table:table-cell office:value-type="float" office:value="31.4789">
                <text:p>31.4789</text:p>
              </table:table-cell>
              <table:table-cell office:value-type="float" office:value="31.1766">
                <text:p>31.1766</text:p>
              </table:table-cell>
              <table:table-cell office:value-type="float" office:value="31.1717">
                <text:p>31.1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2.8449">
                <text:p>32.8449</text:p>
              </table:table-cell>
              <table:table-cell office:value-type="float" office:value="31.6027">
                <text:p>31.6027</text:p>
              </table:table-cell>
              <table:table-cell office:value-type="float" office:value="31.6771">
                <text:p>31.6771</text:p>
              </table:table-cell>
              <table:table-cell office:value-type="float" office:value="31.3599">
                <text:p>31.3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3.6393">
                <text:p>33.6393</text:p>
              </table:table-cell>
              <table:table-cell office:value-type="float" office:value="31.8188">
                <text:p>31.8188</text:p>
              </table:table-cell>
              <table:table-cell office:value-type="float" office:value="32.2658">
                <text:p>32.2658</text:p>
              </table:table-cell>
              <table:table-cell office:value-type="float" office:value="31.7649">
                <text:p>31.76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3.6942">
                <text:p>33.6942</text:p>
              </table:table-cell>
              <table:table-cell office:value-type="float" office:value="32.02">
                <text:p>32.02</text:p>
              </table:table-cell>
              <table:table-cell office:value-type="float" office:value="32.6943">
                <text:p>32.6943</text:p>
              </table:table-cell>
              <table:table-cell office:value-type="float" office:value="32.1193">
                <text:p>32.1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2.6026">
                <text:p>32.6026</text:p>
              </table:table-cell>
              <table:table-cell office:value-type="float" office:value="32.0762">
                <text:p>32.0762</text:p>
              </table:table-cell>
              <table:table-cell office:value-type="float" office:value="32.6668">
                <text:p>32.6668</text:p>
              </table:table-cell>
              <table:table-cell office:value-type="float" office:value="32.3234">
                <text:p>32.32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.1656">
                <text:p>30.1656</text:p>
              </table:table-cell>
              <table:table-cell office:value-type="float" office:value="31.9102">
                <text:p>31.9102</text:p>
              </table:table-cell>
              <table:table-cell office:value-type="float" office:value="31.9164">
                <text:p>31.9164</text:p>
              </table:table-cell>
              <table:table-cell office:value-type="float" office:value="32.2118">
                <text:p>32.2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2.7823">
                <text:p>32.7823</text:p>
              </table:table-cell>
              <table:table-cell office:value-type="float" office:value="31.9784">
                <text:p>31.9784</text:p>
              </table:table-cell>
              <table:table-cell office:value-type="float" office:value="32.1762">
                <text:p>32.1762</text:p>
              </table:table-cell>
              <table:table-cell office:value-type="float" office:value="32.1266">
                <text:p>32.1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1277">
                <text:p>30.1277</text:p>
              </table:table-cell>
              <table:table-cell office:value-type="float" office:value="31.8482">
                <text:p>31.8482</text:p>
              </table:table-cell>
              <table:table-cell office:value-type="float" office:value="31.5616">
                <text:p>31.5616</text:p>
              </table:table-cell>
              <table:table-cell office:value-type="float" office:value="32.018">
                <text:p>32.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3.7109">
                <text:p>33.7109</text:p>
              </table:table-cell>
              <table:table-cell office:value-type="float" office:value="31.9908">
                <text:p>31.9908</text:p>
              </table:table-cell>
              <table:table-cell office:value-type="float" office:value="32.2064">
                <text:p>32.2064</text:p>
              </table:table-cell>
              <table:table-cell office:value-type="float" office:value="32.4459">
                <text:p>32.4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3.4617">
                <text:p>33.4617</text:p>
              </table:table-cell>
              <table:table-cell office:value-type="float" office:value="32.0955">
                <text:p>32.0955</text:p>
              </table:table-cell>
              <table:table-cell office:value-type="float" office:value="32.583">
                <text:p>32.583</text:p>
              </table:table-cell>
              <table:table-cell office:value-type="float" office:value="32.523">
                <text:p>32.5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.5262">
                <text:p>33.5262</text:p>
              </table:table-cell>
              <table:table-cell office:value-type="float" office:value="32.1989">
                <text:p>32.1989</text:p>
              </table:table-cell>
              <table:table-cell office:value-type="float" office:value="32.8659">
                <text:p>32.8659</text:p>
              </table:table-cell>
              <table:table-cell office:value-type="float" office:value="32.5089">
                <text:p>32.50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.5552">
                <text:p>33.5552</text:p>
              </table:table-cell>
              <table:table-cell office:value-type="float" office:value="32.2977">
                <text:p>32.2977</text:p>
              </table:table-cell>
              <table:table-cell office:value-type="float" office:value="33.0727">
                <text:p>33.0727</text:p>
              </table:table-cell>
              <table:table-cell office:value-type="float" office:value="32.4915">
                <text:p>32.4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3.8911">
                <text:p>33.8911</text:p>
              </table:table-cell>
              <table:table-cell office:value-type="float" office:value="32.4243">
                <text:p>32.4243</text:p>
              </table:table-cell>
              <table:table-cell office:value-type="float" office:value="33.3183">
                <text:p>33.3183</text:p>
              </table:table-cell>
              <table:table-cell office:value-type="float" office:value="32.6526">
                <text:p>32.65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8306">
                <text:p>30.8306</text:p>
              </table:table-cell>
              <table:table-cell office:value-type="float" office:value="32.3104">
                <text:p>32.3104</text:p>
              </table:table-cell>
              <table:table-cell office:value-type="float" office:value="32.572">
                <text:p>32.572</text:p>
              </table:table-cell>
              <table:table-cell office:value-type="float" office:value="32.7357">
                <text:p>32.73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2.6246">
                <text:p>32.6246</text:p>
              </table:table-cell>
              <table:table-cell office:value-type="float" office:value="32.3306">
                <text:p>32.3306</text:p>
              </table:table-cell>
              <table:table-cell office:value-type="float" office:value="32.5877">
                <text:p>32.5877</text:p>
              </table:table-cell>
              <table:table-cell office:value-type="float" office:value="32.716">
                <text:p>32.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3.6809">
                <text:p>33.6809</text:p>
              </table:table-cell>
              <table:table-cell office:value-type="float" office:value="32.4178">
                <text:p>32.4178</text:p>
              </table:table-cell>
              <table:table-cell office:value-type="float" office:value="32.9157">
                <text:p>32.9157</text:p>
              </table:table-cell>
              <table:table-cell office:value-type="float" office:value="33.1601">
                <text:p>33.16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1.8302">
                <text:p>31.8302</text:p>
              </table:table-cell>
              <table:table-cell office:value-type="float" office:value="32.3836">
                <text:p>32.3836</text:p>
              </table:table-cell>
              <table:table-cell office:value-type="float" office:value="32.5901">
                <text:p>32.5901</text:p>
              </table:table-cell>
              <table:table-cell office:value-type="float" office:value="32.9251">
                <text:p>32.9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1.7501">
                <text:p>31.7501</text:p>
              </table:table-cell>
              <table:table-cell office:value-type="float" office:value="32.3505">
                <text:p>32.3505</text:p>
              </table:table-cell>
              <table:table-cell office:value-type="float" office:value="32.3381">
                <text:p>32.3381</text:p>
              </table:table-cell>
              <table:table-cell office:value-type="float" office:value="32.7111">
                <text:p>32.7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3.9619">
                <text:p>33.9619</text:p>
              </table:table-cell>
              <table:table-cell office:value-type="float" office:value="32.4563">
                <text:p>32.4563</text:p>
              </table:table-cell>
              <table:table-cell office:value-type="float" office:value="32.8252">
                <text:p>32.8252</text:p>
              </table:table-cell>
              <table:table-cell office:value-type="float" office:value="32.7656">
                <text:p>32.7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2.7677">
                <text:p>32.7677</text:p>
              </table:table-cell>
              <table:table-cell office:value-type="float" office:value="32.4747">
                <text:p>32.4747</text:p>
              </table:table-cell>
              <table:table-cell office:value-type="float" office:value="32.808">
                <text:p>32.808</text:p>
              </table:table-cell>
              <table:table-cell office:value-type="float" office:value="32.6672">
                <text:p>32.6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1.4188">
                <text:p>31.4188</text:p>
              </table:table-cell>
              <table:table-cell office:value-type="float" office:value="32.4185">
                <text:p>32.4185</text:p>
              </table:table-cell>
              <table:table-cell office:value-type="float" office:value="32.3912">
                <text:p>32.3912</text:p>
              </table:table-cell>
              <table:table-cell office:value-type="float" office:value="32.3581">
                <text:p>32.35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2.1068">
                <text:p>32.1068</text:p>
              </table:table-cell>
              <table:table-cell office:value-type="float" office:value="32.4036">
                <text:p>32.4036</text:p>
              </table:table-cell>
              <table:table-cell office:value-type="float" office:value="32.3059">
                <text:p>32.3059</text:p>
              </table:table-cell>
              <table:table-cell office:value-type="float" office:value="32.5176">
                <text:p>32.5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1.7323">
                <text:p>31.7323</text:p>
              </table:table-cell>
              <table:table-cell office:value-type="float" office:value="32.3747">
                <text:p>32.3747</text:p>
              </table:table-cell>
              <table:table-cell office:value-type="float" office:value="32.1338">
                <text:p>32.1338</text:p>
              </table:table-cell>
              <table:table-cell office:value-type="float" office:value="32.4061">
                <text:p>32.40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3.0194">
                <text:p>33.0194</text:p>
              </table:table-cell>
              <table:table-cell office:value-type="float" office:value="32.4028">
                <text:p>32.4028</text:p>
              </table:table-cell>
              <table:table-cell office:value-type="float" office:value="32.3995">
                <text:p>32.3995</text:p>
              </table:table-cell>
              <table:table-cell office:value-type="float" office:value="32.3234">
                <text:p>32.32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2.4227">
                <text:p>32.4227</text:p>
              </table:table-cell>
              <table:table-cell office:value-type="float" office:value="32.4035">
                <text:p>32.4035</text:p>
              </table:table-cell>
              <table:table-cell office:value-type="float" office:value="32.4064">
                <text:p>32.4064</text:p>
              </table:table-cell>
              <table:table-cell office:value-type="float" office:value="32.3975">
                <text:p>32.3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3.7324">
                <text:p>33.7324</text:p>
              </table:table-cell>
              <table:table-cell office:value-type="float" office:value="32.4791">
                <text:p>32.4791</text:p>
              </table:table-cell>
              <table:table-cell office:value-type="float" office:value="32.8042">
                <text:p>32.8042</text:p>
              </table:table-cell>
              <table:table-cell office:value-type="float" office:value="32.6452">
                <text:p>32.6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4657">
                <text:p>30.4657</text:p>
              </table:table-cell>
              <table:table-cell office:value-type="float" office:value="32.3761">
                <text:p>32.3761</text:p>
              </table:table-cell>
              <table:table-cell office:value-type="float" office:value="32.1026">
                <text:p>32.1026</text:p>
              </table:table-cell>
              <table:table-cell office:value-type="float" office:value="32.2082">
                <text:p>32.20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2.2872">
                <text:p>32.2872</text:p>
              </table:table-cell>
              <table:table-cell office:value-type="float" office:value="32.372">
                <text:p>32.372</text:p>
              </table:table-cell>
              <table:table-cell office:value-type="float" office:value="32.158">
                <text:p>32.158</text:p>
              </table:table-cell>
              <table:table-cell office:value-type="float" office:value="32.1481">
                <text:p>32.14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0882">
                <text:p>30.0882</text:p>
              </table:table-cell>
              <table:table-cell office:value-type="float" office:value="32.2773">
                <text:p>32.2773</text:p>
              </table:table-cell>
              <table:table-cell office:value-type="float" office:value="31.5371">
                <text:p>31.5371</text:p>
              </table:table-cell>
              <table:table-cell office:value-type="float" office:value="31.9818">
                <text:p>31.9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1.3463">
                <text:p>31.3463</text:p>
              </table:table-cell>
              <table:table-cell office:value-type="float" office:value="32.2425">
                <text:p>32.2425</text:p>
              </table:table-cell>
              <table:table-cell office:value-type="float" office:value="31.4799">
                <text:p>31.4799</text:p>
              </table:table-cell>
              <table:table-cell office:value-type="float" office:value="31.8868">
                <text:p>31.88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2.1536">
                <text:p>32.1536</text:p>
              </table:table-cell>
              <table:table-cell office:value-type="float" office:value="32.2395">
                <text:p>32.2395</text:p>
              </table:table-cell>
              <table:table-cell office:value-type="float" office:value="31.682">
                <text:p>31.682</text:p>
              </table:table-cell>
              <table:table-cell office:value-type="float" office:value="31.9394">
                <text:p>31.9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1.4306">
                <text:p>31.4306</text:p>
              </table:table-cell>
              <table:table-cell office:value-type="float" office:value="32.2151">
                <text:p>32.2151</text:p>
              </table:table-cell>
              <table:table-cell office:value-type="float" office:value="31.6066">
                <text:p>31.6066</text:p>
              </table:table-cell>
              <table:table-cell office:value-type="float" office:value="31.7408">
                <text:p>31.7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1.8009">
                <text:p>31.8009</text:p>
              </table:table-cell>
              <table:table-cell office:value-type="float" office:value="32.2038">
                <text:p>32.2038</text:p>
              </table:table-cell>
              <table:table-cell office:value-type="float" office:value="31.6649">
                <text:p>31.6649</text:p>
              </table:table-cell>
              <table:table-cell office:value-type="float" office:value="31.6631">
                <text:p>31.6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1.9173">
                <text:p>31.9173</text:p>
              </table:table-cell>
              <table:table-cell office:value-type="float" office:value="32.1968">
                <text:p>32.1968</text:p>
              </table:table-cell>
              <table:table-cell office:value-type="float" office:value="31.7406">
                <text:p>31.7406</text:p>
              </table:table-cell>
              <table:table-cell office:value-type="float" office:value="31.4362">
                <text:p>31.43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3.6931">
                <text:p>33.6931</text:p>
              </table:table-cell>
              <table:table-cell office:value-type="float" office:value="32.2774">
                <text:p>32.2774</text:p>
              </table:table-cell>
              <table:table-cell office:value-type="float" office:value="32.3263">
                <text:p>32.3263</text:p>
              </table:table-cell>
              <table:table-cell office:value-type="float" office:value="31.8397">
                <text:p>31.8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843">
                <text:p>30.843</text:p>
              </table:table-cell>
              <table:table-cell office:value-type="float" office:value="32.2079">
                <text:p>32.2079</text:p>
              </table:table-cell>
              <table:table-cell office:value-type="float" office:value="31.8814">
                <text:p>31.8814</text:p>
              </table:table-cell>
              <table:table-cell office:value-type="float" office:value="31.6591">
                <text:p>31.65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9544">
                <text:p>30.9544</text:p>
              </table:table-cell>
              <table:table-cell office:value-type="float" office:value="32.1532">
                <text:p>32.1532</text:p>
              </table:table-cell>
              <table:table-cell office:value-type="float" office:value="31.6033">
                <text:p>31.6033</text:p>
              </table:table-cell>
              <table:table-cell office:value-type="float" office:value="31.7674">
                <text:p>31.7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3.6045">
                <text:p>33.6045</text:p>
              </table:table-cell>
              <table:table-cell office:value-type="float" office:value="32.2236">
                <text:p>32.2236</text:p>
              </table:table-cell>
              <table:table-cell office:value-type="float" office:value="32.2036">
                <text:p>32.2036</text:p>
              </table:table-cell>
              <table:table-cell office:value-type="float" office:value="32.0497">
                <text:p>32.0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3.9509">
                <text:p>33.9509</text:p>
              </table:table-cell>
              <table:table-cell office:value-type="float" office:value="32.3189">
                <text:p>32.3189</text:p>
              </table:table-cell>
              <table:table-cell office:value-type="float" office:value="32.7278">
                <text:p>32.7278</text:p>
              </table:table-cell>
              <table:table-cell office:value-type="float" office:value="32.2743">
                <text:p>32.2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2.0163">
                <text:p>32.0163</text:p>
              </table:table-cell>
              <table:table-cell office:value-type="float" office:value="32.3039">
                <text:p>32.3039</text:p>
              </table:table-cell>
              <table:table-cell office:value-type="float" office:value="32.5144">
                <text:p>32.5144</text:p>
              </table:table-cell>
              <table:table-cell office:value-type="float" office:value="32.3475">
                <text:p>32.3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2.0073">
                <text:p>32.0073</text:p>
              </table:table-cell>
              <table:table-cell office:value-type="float" office:value="32.2906">
                <text:p>32.2906</text:p>
              </table:table-cell>
              <table:table-cell office:value-type="float" office:value="32.3622">
                <text:p>32.3622</text:p>
              </table:table-cell>
              <table:table-cell office:value-type="float" office:value="32.3733">
                <text:p>32.3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3677">
                <text:p>30.3677</text:p>
              </table:table-cell>
              <table:table-cell office:value-type="float" office:value="32.2133">
                <text:p>32.2133</text:p>
              </table:table-cell>
              <table:table-cell office:value-type="float" office:value="31.7639">
                <text:p>31.7639</text:p>
              </table:table-cell>
              <table:table-cell office:value-type="float" office:value="32.1796">
                <text:p>32.1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0009">
                <text:p>30.0009</text:p>
              </table:table-cell>
              <table:table-cell office:value-type="float" office:value="32.1111">
                <text:p>32.1111</text:p>
              </table:table-cell>
              <table:table-cell office:value-type="float" office:value="31.235">
                <text:p>31.235</text:p>
              </table:table-cell>
              <table:table-cell office:value-type="float" office:value="31.7181">
                <text:p>31.7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3.4775">
                <text:p>33.4775</text:p>
              </table:table-cell>
              <table:table-cell office:value-type="float" office:value="32.172">
                <text:p>32.172</text:p>
              </table:table-cell>
              <table:table-cell office:value-type="float" office:value="31.9077">
                <text:p>31.9077</text:p>
              </table:table-cell>
              <table:table-cell office:value-type="float" office:value="32.0474">
                <text:p>32.04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1.262">
                <text:p>31.262</text:p>
              </table:table-cell>
              <table:table-cell office:value-type="float" office:value="32.1355">
                <text:p>32.1355</text:p>
              </table:table-cell>
              <table:table-cell office:value-type="float" office:value="31.714">
                <text:p>31.714</text:p>
              </table:table-cell>
              <table:table-cell office:value-type="float" office:value="32.0859">
                <text:p>32.0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2.4348">
                <text:p>32.4348</text:p>
              </table:table-cell>
              <table:table-cell office:value-type="float" office:value="32.1463">
                <text:p>32.1463</text:p>
              </table:table-cell>
              <table:table-cell office:value-type="float" office:value="31.9303">
                <text:p>31.9303</text:p>
              </table:table-cell>
              <table:table-cell office:value-type="float" office:value="31.9397">
                <text:p>31.93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3.8002">
                <text:p>33.8002</text:p>
              </table:table-cell>
              <table:table-cell office:value-type="float" office:value="32.2257">
                <text:p>32.2257</text:p>
              </table:table-cell>
              <table:table-cell office:value-type="float" office:value="32.4912">
                <text:p>32.4912</text:p>
              </table:table-cell>
              <table:table-cell office:value-type="float" office:value="31.9208">
                <text:p>31.9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438cm" svg:height="15.027cm" xlink:href=".." xlink:type="simple" chart:class="chart:scatter" chart:style-name="ch1">
        <chart:legend chart:legend-position="end" svg:x="23.093cm" svg:y="6.07cm" style:legend-expansion="high" chart:style-name="ch2"/>
        <chart:plot-area chart:style-name="ch3" table:cell-range-address="Sheet1.A2:Sheet1.E201 Sheet1.B1:Sheet1.E1" chart:data-source-has-labels="row" svg:x="1.018cm" svg:y="1.335cm" svg:width="20.939cm" svg:height="12.972cm">
          <chartooo:coordinate-region svg:x="1.639cm" svg:y="1.534cm" svg:width="20.318cm" svg:height="12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series chart:style-name="ch9" chart:values-cell-range-address="Sheet1.D2:Sheet1.D201" chart:label-cell-address="Sheet1.D1:Sheet1.D1" chart:class="chart:scatter">
            <chart:data-point chart:repeated="200"/>
          </chart:series>
          <chart:series chart:style-name="ch10" chart:values-cell-range-address="Sheet1.E2:Sheet1.E201" chart:label-cell-address="Sheet1.E1:Sheet1.E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nal</text:p>
                <draw:g>
                  <svg:desc>Sheet1.B1:Sheet1.B1</svg:desc>
                </draw:g>
              </table:table-cell>
              <table:table-cell office:value-type="string">
                <text:p>adaptive average</text:p>
                <draw:g>
                  <svg:desc>Sheet1.C1:Sheet1.C1</svg:desc>
                </draw:g>
              </table:table-cell>
              <table:table-cell office:value-type="string">
                <text:p>exp. moving average
(α = 0.3)</text:p>
                <draw:g>
                  <svg:desc>Sheet1.D1:Sheet1.D1</svg:desc>
                </draw:g>
              </table:table-cell>
              <table:table-cell office:value-type="string">
                <text:p>moving average
(n = 8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8.70416">
                <text:p>8.70416</text:p>
                <draw:g>
                  <svg:desc>Sheet1.B2:Sheet1.B201</svg:desc>
                </draw:g>
              </table:table-cell>
              <table:table-cell office:value-type="float" office:value="8.70416">
                <text:p>8.70416</text:p>
                <draw:g>
                  <svg:desc>Sheet1.C2:Sheet1.C201</svg:desc>
                </draw:g>
              </table:table-cell>
              <table:table-cell office:value-type="float" office:value="8.70416">
                <text:p>8.70416</text:p>
                <draw:g>
                  <svg:desc>Sheet1.D2:Sheet1.D201</svg:desc>
                </draw:g>
              </table:table-cell>
              <table:table-cell office:value-type="float" office:value="8.70416">
                <text:p>8.70416</text:p>
                <draw:g>
                  <svg:desc>Sheet1.E2:Sheet1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86655">
                <text:p>5.86655</text:p>
              </table:table-cell>
              <table:table-cell office:value-type="float" office:value="5.86655">
                <text:p>5.86655</text:p>
              </table:table-cell>
              <table:table-cell office:value-type="float" office:value="7.28535">
                <text:p>7.28535</text:p>
              </table:table-cell>
              <table:table-cell office:value-type="float" office:value="7.28535">
                <text:p>7.2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39129">
                <text:p>6.39129</text:p>
              </table:table-cell>
              <table:table-cell office:value-type="float" office:value="6.33882">
                <text:p>6.33882</text:p>
              </table:table-cell>
              <table:table-cell office:value-type="float" office:value="6.98733">
                <text:p>6.98733</text:p>
              </table:table-cell>
              <table:table-cell office:value-type="float" office:value="6.98733">
                <text:p>6.9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96753">
                <text:p>6.96753</text:p>
              </table:table-cell>
              <table:table-cell office:value-type="float" office:value="6.84807">
                <text:p>6.84807</text:p>
              </table:table-cell>
              <table:table-cell office:value-type="float" office:value="6.98238">
                <text:p>6.98238</text:p>
              </table:table-cell>
              <table:table-cell office:value-type="float" office:value="6.98238">
                <text:p>6.9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14667">
                <text:p>6.14667</text:p>
              </table:table-cell>
              <table:table-cell office:value-type="float" office:value="6.33675">
                <text:p>6.33675</text:p>
              </table:table-cell>
              <table:table-cell office:value-type="float" office:value="6.73167">
                <text:p>6.73167</text:p>
              </table:table-cell>
              <table:table-cell office:value-type="float" office:value="6.81524">
                <text:p>6.81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0126">
                <text:p>5.00126</text:p>
              </table:table-cell>
              <table:table-cell office:value-type="float" office:value="5.32904">
                <text:p>5.32904</text:p>
              </table:table-cell>
              <table:table-cell office:value-type="float" office:value="6.21255">
                <text:p>6.21255</text:p>
              </table:table-cell>
              <table:table-cell office:value-type="float" office:value="6.51291">
                <text:p>6.5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6396">
                <text:p>2.36396</text:p>
              </table:table-cell>
              <table:table-cell office:value-type="float" office:value="2.8101">
                <text:p>2.8101</text:p>
              </table:table-cell>
              <table:table-cell office:value-type="float" office:value="5.05797">
                <text:p>5.05797</text:p>
              </table:table-cell>
              <table:table-cell office:value-type="float" office:value="5.9202">
                <text:p>5.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74404">
                <text:p>2.74404</text:p>
              </table:table-cell>
              <table:table-cell office:value-type="float" office:value="2.75779">
                <text:p>2.75779</text:p>
              </table:table-cell>
              <table:table-cell office:value-type="float" office:value="4.36379">
                <text:p>4.36379</text:p>
              </table:table-cell>
              <table:table-cell office:value-type="float" office:value="5.52318">
                <text:p>5.5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23897">
                <text:p>3.23897</text:p>
              </table:table-cell>
              <table:table-cell office:value-type="float" office:value="3.10075">
                <text:p>3.10075</text:p>
              </table:table-cell>
              <table:table-cell office:value-type="float" office:value="4.02634">
                <text:p>4.02634</text:p>
              </table:table-cell>
              <table:table-cell office:value-type="float" office:value="4.84003">
                <text:p>4.84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1539">
                <text:p>1.11539</text:p>
              </table:table-cell>
              <table:table-cell office:value-type="float" office:value="1.54646">
                <text:p>1.54646</text:p>
              </table:table-cell>
              <table:table-cell office:value-type="float" office:value="3.15306">
                <text:p>3.15306</text:p>
              </table:table-cell>
              <table:table-cell office:value-type="float" office:value="4.24614">
                <text:p>4.24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90649">
                <text:p>0.0390649</text:p>
              </table:table-cell>
              <table:table-cell office:value-type="float" office:value="0.329181">
                <text:p>0.329181</text:p>
              </table:table-cell>
              <table:table-cell office:value-type="float" office:value="2.21886">
                <text:p>2.21886</text:p>
              </table:table-cell>
              <table:table-cell office:value-type="float" office:value="3.45211">
                <text:p>3.45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02655">
                <text:p>3.02655</text:p>
              </table:table-cell>
              <table:table-cell office:value-type="float" office:value="2.28959">
                <text:p>2.28959</text:p>
              </table:table-cell>
              <table:table-cell office:value-type="float" office:value="2.46117">
                <text:p>2.46117</text:p>
              </table:table-cell>
              <table:table-cell office:value-type="float" office:value="2.95949">
                <text:p>2.95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3373">
                <text:p>0.993373</text:p>
              </table:table-cell>
              <table:table-cell office:value-type="float" office:value="1.44173">
                <text:p>1.44173</text:p>
              </table:table-cell>
              <table:table-cell office:value-type="float" office:value="2.02083">
                <text:p>2.02083</text:p>
              </table:table-cell>
              <table:table-cell office:value-type="float" office:value="2.31533">
                <text:p>2.31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61115">
                <text:p>2.61115</text:p>
              </table:table-cell>
              <table:table-cell office:value-type="float" office:value="2.13016">
                <text:p>2.13016</text:p>
              </table:table-cell>
              <table:table-cell office:value-type="float" office:value="2.19792">
                <text:p>2.19792</text:p>
              </table:table-cell>
              <table:table-cell office:value-type="float" office:value="2.01656">
                <text:p>2.01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94871">
                <text:p>3.94871</text:p>
              </table:table-cell>
              <table:table-cell office:value-type="float" office:value="3.09367">
                <text:p>3.09367</text:p>
              </table:table-cell>
              <table:table-cell office:value-type="float" office:value="2.72316">
                <text:p>2.72316</text:p>
              </table:table-cell>
              <table:table-cell office:value-type="float" office:value="2.21466">
                <text:p>2.21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69782">
                <text:p>0.669782</text:p>
              </table:table-cell>
              <table:table-cell office:value-type="float" office:value="1.93786">
                <text:p>1.93786</text:p>
              </table:table-cell>
              <table:table-cell office:value-type="float" office:value="2.10715">
                <text:p>2.10715</text:p>
              </table:table-cell>
              <table:table-cell office:value-type="float" office:value="1.95537">
                <text:p>1.9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22983">
                <text:p>2.22983</text:p>
              </table:table-cell>
              <table:table-cell office:value-type="float" office:value="2.06316">
                <text:p>2.06316</text:p>
              </table:table-cell>
              <table:table-cell office:value-type="float" office:value="2.14395">
                <text:p>2.14395</text:p>
              </table:table-cell>
              <table:table-cell office:value-type="float" office:value="1.82923">
                <text:p>1.82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03407">
                <text:p>3.03407</text:p>
              </table:table-cell>
              <table:table-cell office:value-type="float" office:value="2.43817">
                <text:p>2.43817</text:p>
              </table:table-cell>
              <table:table-cell office:value-type="float" office:value="2.41099">
                <text:p>2.41099</text:p>
              </table:table-cell>
              <table:table-cell office:value-type="float" office:value="2.06907">
                <text:p>2.06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74132">
                <text:p>2.74132</text:p>
              </table:table-cell>
              <table:table-cell office:value-type="float" office:value="2.54355">
                <text:p>2.54355</text:p>
              </table:table-cell>
              <table:table-cell office:value-type="float" office:value="2.51009">
                <text:p>2.51009</text:p>
              </table:table-cell>
              <table:table-cell office:value-type="float" office:value="2.40685">
                <text:p>2.40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7009">
                <text:p>1.87009</text:p>
              </table:table-cell>
              <table:table-cell office:value-type="float" office:value="2.33285">
                <text:p>2.33285</text:p>
              </table:table-cell>
              <table:table-cell office:value-type="float" office:value="2.31809">
                <text:p>2.31809</text:p>
              </table:table-cell>
              <table:table-cell office:value-type="float" office:value="2.26229">
                <text:p>2.26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3134">
                <text:p>1.3134</text:p>
              </table:table-cell>
              <table:table-cell office:value-type="float" office:value="2.0458">
                <text:p>2.0458</text:p>
              </table:table-cell>
              <table:table-cell office:value-type="float" office:value="2.01668">
                <text:p>2.01668</text:p>
              </table:table-cell>
              <table:table-cell office:value-type="float" office:value="2.30229">
                <text:p>2.30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90103">
                <text:p>2.90103</text:p>
              </table:table-cell>
              <table:table-cell office:value-type="float" office:value="2.26253">
                <text:p>2.26253</text:p>
              </table:table-cell>
              <table:table-cell office:value-type="float" office:value="2.28199">
                <text:p>2.28199</text:p>
              </table:table-cell>
              <table:table-cell office:value-type="float" office:value="2.33853">
                <text:p>2.33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04337">
                <text:p>3.04337</text:p>
              </table:table-cell>
              <table:table-cell office:value-type="float" office:value="2.44062">
                <text:p>2.44062</text:p>
              </table:table-cell>
              <table:table-cell office:value-type="float" office:value="2.5104">
                <text:p>2.5104</text:p>
              </table:table-cell>
              <table:table-cell office:value-type="float" office:value="2.22536">
                <text:p>2.22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77817">
                <text:p>3.77817</text:p>
              </table:table-cell>
              <table:table-cell office:value-type="float" office:value="2.71517">
                <text:p>2.71517</text:p>
              </table:table-cell>
              <table:table-cell office:value-type="float" office:value="2.89073">
                <text:p>2.89073</text:p>
              </table:table-cell>
              <table:table-cell office:value-type="float" office:value="2.61391">
                <text:p>2.6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81327">
                <text:p>1.81327</text:p>
              </table:table-cell>
              <table:table-cell office:value-type="float" office:value="2.54856">
                <text:p>2.54856</text:p>
              </table:table-cell>
              <table:table-cell office:value-type="float" office:value="2.56749">
                <text:p>2.56749</text:p>
              </table:table-cell>
              <table:table-cell office:value-type="float" office:value="2.56184">
                <text:p>2.56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15859">
                <text:p>2.15859</text:p>
              </table:table-cell>
              <table:table-cell office:value-type="float" office:value="2.48372">
                <text:p>2.48372</text:p>
              </table:table-cell>
              <table:table-cell office:value-type="float" office:value="2.44482">
                <text:p>2.44482</text:p>
              </table:table-cell>
              <table:table-cell office:value-type="float" office:value="2.45241">
                <text:p>2.45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7279">
                <text:p>3.47279</text:p>
              </table:table-cell>
              <table:table-cell office:value-type="float" office:value="2.63172">
                <text:p>2.63172</text:p>
              </table:table-cell>
              <table:table-cell office:value-type="float" office:value="2.75321">
                <text:p>2.75321</text:p>
              </table:table-cell>
              <table:table-cell office:value-type="float" office:value="2.54384">
                <text:p>2.54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17987">
                <text:p>2.17987</text:p>
              </table:table-cell>
              <table:table-cell office:value-type="float" office:value="2.57087">
                <text:p>2.57087</text:p>
              </table:table-cell>
              <table:table-cell office:value-type="float" office:value="2.58121">
                <text:p>2.58121</text:p>
              </table:table-cell>
              <table:table-cell office:value-type="float" office:value="2.58256">
                <text:p>2.58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52103">
                <text:p>2.52103</text:p>
              </table:table-cell>
              <table:table-cell office:value-type="float" office:value="2.56483">
                <text:p>2.56483</text:p>
              </table:table-cell>
              <table:table-cell office:value-type="float" office:value="2.56316">
                <text:p>2.56316</text:p>
              </table:table-cell>
              <table:table-cell office:value-type="float" office:value="2.73352">
                <text:p>2.73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2504">
                <text:p>0.312504</text:p>
              </table:table-cell>
              <table:table-cell office:value-type="float" office:value="2.23782">
                <text:p>2.23782</text:p>
              </table:table-cell>
              <table:table-cell office:value-type="float" office:value="1.88796">
                <text:p>1.88796</text:p>
              </table:table-cell>
              <table:table-cell office:value-type="float" office:value="2.40995">
                <text:p>2.40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98973">
                <text:p>0.498973</text:p>
              </table:table-cell>
              <table:table-cell office:value-type="float" office:value="1.99662">
                <text:p>1.99662</text:p>
              </table:table-cell>
              <table:table-cell office:value-type="float" office:value="1.47126">
                <text:p>1.47126</text:p>
              </table:table-cell>
              <table:table-cell office:value-type="float" office:value="2.0919">
                <text:p>2.0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90908">
                <text:p>1.90908</text:p>
              </table:table-cell>
              <table:table-cell office:value-type="float" office:value="1.98569">
                <text:p>1.98569</text:p>
              </table:table-cell>
              <table:table-cell office:value-type="float" office:value="1.60261">
                <text:p>1.60261</text:p>
              </table:table-cell>
              <table:table-cell office:value-type="float" office:value="1.85826">
                <text:p>1.8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08307">
                <text:p>1.08307</text:p>
              </table:table-cell>
              <table:table-cell office:value-type="float" office:value="1.88428">
                <text:p>1.88428</text:p>
              </table:table-cell>
              <table:table-cell office:value-type="float" office:value="1.44675">
                <text:p>1.44675</text:p>
              </table:table-cell>
              <table:table-cell office:value-type="float" office:value="1.76699">
                <text:p>1.76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55784">
                <text:p>3.55784</text:p>
              </table:table-cell>
              <table:table-cell office:value-type="float" office:value="2.05351">
                <text:p>2.05351</text:p>
              </table:table-cell>
              <table:table-cell office:value-type="float" office:value="2.08007">
                <text:p>2.08007</text:p>
              </table:table-cell>
              <table:table-cell office:value-type="float" office:value="1.94189">
                <text:p>1.94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0351">
                <text:p>1.20351</text:p>
              </table:table-cell>
              <table:table-cell office:value-type="float" office:value="1.97568">
                <text:p>1.97568</text:p>
              </table:table-cell>
              <table:table-cell office:value-type="float" office:value="1.81711">
                <text:p>1.81711</text:p>
              </table:table-cell>
              <table:table-cell office:value-type="float" office:value="1.65823">
                <text:p>1.65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12863">
                <text:p>1.12863</text:p>
              </table:table-cell>
              <table:table-cell office:value-type="float" office:value="1.89685">
                <text:p>1.89685</text:p>
              </table:table-cell>
              <table:table-cell office:value-type="float" office:value="1.61056">
                <text:p>1.61056</text:p>
              </table:table-cell>
              <table:table-cell office:value-type="float" office:value="1.52683">
                <text:p>1.52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22619">
                <text:p>2.22619</text:p>
              </table:table-cell>
              <table:table-cell office:value-type="float" office:value="1.92444">
                <text:p>1.92444</text:p>
              </table:table-cell>
              <table:table-cell office:value-type="float" office:value="1.79525">
                <text:p>1.79525</text:p>
              </table:table-cell>
              <table:table-cell office:value-type="float" office:value="1.48997">
                <text:p>1.4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18806">
                <text:p>0.418806</text:p>
              </table:table-cell>
              <table:table-cell office:value-type="float" office:value="1.77268">
                <text:p>1.77268</text:p>
              </table:table-cell>
              <table:table-cell office:value-type="float" office:value="1.38232">
                <text:p>1.38232</text:p>
              </table:table-cell>
              <table:table-cell office:value-type="float" office:value="1.50326">
                <text:p>1.50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41596">
                <text:p>2.41596</text:p>
              </table:table-cell>
              <table:table-cell office:value-type="float" office:value="1.83103">
                <text:p>1.83103</text:p>
              </table:table-cell>
              <table:table-cell office:value-type="float" office:value="1.69241">
                <text:p>1.69241</text:p>
              </table:table-cell>
              <table:table-cell office:value-type="float" office:value="1.74289">
                <text:p>1.74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44199">
                <text:p>3.44199</text:p>
              </table:table-cell>
              <table:table-cell office:value-type="float" office:value="1.96255">
                <text:p>1.96255</text:p>
              </table:table-cell>
              <table:table-cell office:value-type="float" office:value="2.21728">
                <text:p>2.21728</text:p>
              </table:table-cell>
              <table:table-cell office:value-type="float" office:value="1.9345">
                <text:p>1.9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95772">
                <text:p>3.95772</text:p>
              </table:table-cell>
              <table:table-cell office:value-type="float" office:value="2.10915">
                <text:p>2.10915</text:p>
              </table:table-cell>
              <table:table-cell office:value-type="float" office:value="2.73942">
                <text:p>2.73942</text:p>
              </table:table-cell>
              <table:table-cell office:value-type="float" office:value="2.29383">
                <text:p>2.29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41223">
                <text:p>0.641223</text:p>
              </table:table-cell>
              <table:table-cell office:value-type="float" office:value="1.98956">
                <text:p>1.98956</text:p>
              </table:table-cell>
              <table:table-cell office:value-type="float" office:value="2.10996">
                <text:p>2.10996</text:p>
              </table:table-cell>
              <table:table-cell office:value-type="float" office:value="1.92926">
                <text:p>1.92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92808">
                <text:p>0.292808</text:p>
              </table:table-cell>
              <table:table-cell office:value-type="float" office:value="1.8399">
                <text:p>1.8399</text:p>
              </table:table-cell>
              <table:table-cell office:value-type="float" office:value="1.56481">
                <text:p>1.56481</text:p>
              </table:table-cell>
              <table:table-cell office:value-type="float" office:value="1.81542">
                <text:p>1.81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4584">
                <text:p>1.4584</text:p>
              </table:table-cell>
              <table:table-cell office:value-type="float" office:value="1.80961">
                <text:p>1.80961</text:p>
              </table:table-cell>
              <table:table-cell office:value-type="float" office:value="1.53289">
                <text:p>1.53289</text:p>
              </table:table-cell>
              <table:table-cell office:value-type="float" office:value="1.85664">
                <text:p>1.85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24834">
                <text:p>2.24834</text:p>
              </table:table-cell>
              <table:table-cell office:value-type="float" office:value="1.84096">
                <text:p>1.84096</text:p>
              </table:table-cell>
              <table:table-cell office:value-type="float" office:value="1.74753">
                <text:p>1.74753</text:p>
              </table:table-cell>
              <table:table-cell office:value-type="float" office:value="1.85941">
                <text:p>1.85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95437">
                <text:p>3.95437</text:p>
              </table:table-cell>
              <table:table-cell office:value-type="float" office:value="1.97686">
                <text:p>1.97686</text:p>
              </table:table-cell>
              <table:table-cell office:value-type="float" office:value="2.40958">
                <text:p>2.40958</text:p>
              </table:table-cell>
              <table:table-cell office:value-type="float" office:value="2.30135">
                <text:p>2.30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76704">
                <text:p>0.376704</text:p>
              </table:table-cell>
              <table:table-cell office:value-type="float" office:value="1.86064">
                <text:p>1.86064</text:p>
              </table:table-cell>
              <table:table-cell office:value-type="float" office:value="1.79972">
                <text:p>1.79972</text:p>
              </table:table-cell>
              <table:table-cell office:value-type="float" office:value="2.04645">
                <text:p>2.04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83177">
                <text:p>2.83177</text:p>
              </table:table-cell>
              <table:table-cell office:value-type="float" office:value="1.92412">
                <text:p>1.92412</text:p>
              </table:table-cell>
              <table:table-cell office:value-type="float" office:value="2.10933">
                <text:p>2.10933</text:p>
              </table:table-cell>
              <table:table-cell office:value-type="float" office:value="1.97017">
                <text:p>1.97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9415">
                <text:p>0.59415</text:p>
              </table:table-cell>
              <table:table-cell office:value-type="float" office:value="1.84329">
                <text:p>1.84329</text:p>
              </table:table-cell>
              <table:table-cell office:value-type="float" office:value="1.65478">
                <text:p>1.65478</text:p>
              </table:table-cell>
              <table:table-cell office:value-type="float" office:value="1.54972">
                <text:p>1.5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79578">
                <text:p>3.79578</text:p>
              </table:table-cell>
              <table:table-cell office:value-type="float" office:value="1.95009">
                <text:p>1.95009</text:p>
              </table:table-cell>
              <table:table-cell office:value-type="float" office:value="2.29708">
                <text:p>2.29708</text:p>
              </table:table-cell>
              <table:table-cell office:value-type="float" office:value="1.94404">
                <text:p>1.94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04157">
                <text:p>1.04157</text:p>
              </table:table-cell>
              <table:table-cell office:value-type="float" office:value="1.90536">
                <text:p>1.90536</text:p>
              </table:table-cell>
              <table:table-cell office:value-type="float" office:value="1.92043">
                <text:p>1.92043</text:p>
              </table:table-cell>
              <table:table-cell office:value-type="float" office:value="2.03764">
                <text:p>2.03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14906">
                <text:p>1.14906</text:p>
              </table:table-cell>
              <table:table-cell office:value-type="float" office:value="1.87152">
                <text:p>1.87152</text:p>
              </table:table-cell>
              <table:table-cell office:value-type="float" office:value="1.68902">
                <text:p>1.68902</text:p>
              </table:table-cell>
              <table:table-cell office:value-type="float" office:value="1.99897">
                <text:p>1.99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03412">
                <text:p>2.03412</text:p>
              </table:table-cell>
              <table:table-cell office:value-type="float" office:value="1.87807">
                <text:p>1.87807</text:p>
              </table:table-cell>
              <table:table-cell office:value-type="float" office:value="1.79255">
                <text:p>1.79255</text:p>
              </table:table-cell>
              <table:table-cell office:value-type="float" office:value="1.97219">
                <text:p>1.97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48626">
                <text:p>0.648626</text:p>
              </table:table-cell>
              <table:table-cell office:value-type="float" office:value="1.81453">
                <text:p>1.81453</text:p>
              </table:table-cell>
              <table:table-cell office:value-type="float" office:value="1.44937">
                <text:p>1.44937</text:p>
              </table:table-cell>
              <table:table-cell office:value-type="float" office:value="1.55897">
                <text:p>1.55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51153">
                <text:p>1.51153</text:p>
              </table:table-cell>
              <table:table-cell office:value-type="float" office:value="1.80044">
                <text:p>1.80044</text:p>
              </table:table-cell>
              <table:table-cell office:value-type="float" office:value="1.46802">
                <text:p>1.46802</text:p>
              </table:table-cell>
              <table:table-cell office:value-type="float" office:value="1.70083">
                <text:p>1.70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50417">
                <text:p>3.50417</text:p>
              </table:table-cell>
              <table:table-cell office:value-type="float" office:value="1.87176">
                <text:p>1.87176</text:p>
              </table:table-cell>
              <table:table-cell office:value-type="float" office:value="2.07886">
                <text:p>2.07886</text:p>
              </table:table-cell>
              <table:table-cell office:value-type="float" office:value="1.78488">
                <text:p>1.78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47446">
                <text:p>0.747446</text:p>
              </table:table-cell>
              <table:table-cell office:value-type="float" office:value="1.8204">
                <text:p>1.8204</text:p>
              </table:table-cell>
              <table:table-cell office:value-type="float" office:value="1.67944">
                <text:p>1.67944</text:p>
              </table:table-cell>
              <table:table-cell office:value-type="float" office:value="1.80404">
                <text:p>1.80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7615">
                <text:p>1.7615</text:p>
              </table:table-cell>
              <table:table-cell office:value-type="float" office:value="1.81798">
                <text:p>1.81798</text:p>
              </table:table-cell>
              <table:table-cell office:value-type="float" office:value="1.70406">
                <text:p>1.70406</text:p>
              </table:table-cell>
              <table:table-cell office:value-type="float" office:value="1.54975">
                <text:p>1.54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98696">
                <text:p>2.98696</text:p>
              </table:table-cell>
              <table:table-cell office:value-type="float" office:value="1.86123">
                <text:p>1.86123</text:p>
              </table:table-cell>
              <table:table-cell office:value-type="float" office:value="2.08893">
                <text:p>2.08893</text:p>
              </table:table-cell>
              <table:table-cell office:value-type="float" office:value="1.79293">
                <text:p>1.79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12737">
                <text:p>2.12737</text:p>
              </table:table-cell>
              <table:table-cell office:value-type="float" office:value="1.87009">
                <text:p>1.87009</text:p>
              </table:table-cell>
              <table:table-cell office:value-type="float" office:value="2.10046">
                <text:p>2.10046</text:p>
              </table:table-cell>
              <table:table-cell office:value-type="float" office:value="1.91521">
                <text:p>1.91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81898">
                <text:p>0.881898</text:p>
              </table:table-cell>
              <table:table-cell office:value-type="float" office:value="1.82837">
                <text:p>1.82837</text:p>
              </table:table-cell>
              <table:table-cell office:value-type="float" office:value="1.73489">
                <text:p>1.73489</text:p>
              </table:table-cell>
              <table:table-cell office:value-type="float" office:value="1.77119">
                <text:p>1.77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34556">
                <text:p>2.34556</text:p>
              </table:table-cell>
              <table:table-cell office:value-type="float" office:value="1.84802">
                <text:p>1.84802</text:p>
              </table:table-cell>
              <table:table-cell office:value-type="float" office:value="1.91809">
                <text:p>1.91809</text:p>
              </table:table-cell>
              <table:table-cell office:value-type="float" office:value="1.9833">
                <text:p>1.9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89329">
                <text:p>2.89329</text:p>
              </table:table-cell>
              <table:table-cell office:value-type="float" office:value="1.88377">
                <text:p>1.88377</text:p>
              </table:table-cell>
              <table:table-cell office:value-type="float" office:value="2.21065">
                <text:p>2.21065</text:p>
              </table:table-cell>
              <table:table-cell office:value-type="float" office:value="2.15602">
                <text:p>2.15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94884">
                <text:p>1.94884</text:p>
              </table:table-cell>
              <table:table-cell office:value-type="float" office:value="1.88577">
                <text:p>1.88577</text:p>
              </table:table-cell>
              <table:table-cell office:value-type="float" office:value="2.13211">
                <text:p>2.13211</text:p>
              </table:table-cell>
              <table:table-cell office:value-type="float" office:value="1.96161">
                <text:p>1.96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97529">
                <text:p>1.97529</text:p>
              </table:table-cell>
              <table:table-cell office:value-type="float" office:value="1.88825">
                <text:p>1.88825</text:p>
              </table:table-cell>
              <table:table-cell office:value-type="float" office:value="2.08506">
                <text:p>2.08506</text:p>
              </table:table-cell>
              <table:table-cell office:value-type="float" office:value="2.11509">
                <text:p>2.11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32932">
                <text:p>3.32932</text:p>
              </table:table-cell>
              <table:table-cell office:value-type="float" office:value="1.92417">
                <text:p>1.92417</text:p>
              </table:table-cell>
              <table:table-cell office:value-type="float" office:value="2.45834">
                <text:p>2.45834</text:p>
              </table:table-cell>
              <table:table-cell office:value-type="float" office:value="2.31107">
                <text:p>2.31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71153">
                <text:p>3.71153</text:p>
              </table:table-cell>
              <table:table-cell office:value-type="float" office:value="1.97978">
                <text:p>1.97978</text:p>
              </table:table-cell>
              <table:table-cell office:value-type="float" office:value="2.8343">
                <text:p>2.8343</text:p>
              </table:table-cell>
              <table:table-cell office:value-type="float" office:value="2.40164">
                <text:p>2.40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8461">
                <text:p>2.8461</text:p>
              </table:table-cell>
              <table:table-cell office:value-type="float" office:value="2.00403">
                <text:p>2.00403</text:p>
              </table:table-cell>
              <table:table-cell office:value-type="float" office:value="2.83784">
                <text:p>2.83784</text:p>
              </table:table-cell>
              <table:table-cell office:value-type="float" office:value="2.49148">
                <text:p>2.49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34714">
                <text:p>3.34714</text:p>
              </table:table-cell>
              <table:table-cell office:value-type="float" office:value="2.03788">
                <text:p>2.03788</text:p>
              </table:table-cell>
              <table:table-cell office:value-type="float" office:value="2.99063">
                <text:p>2.99063</text:p>
              </table:table-cell>
              <table:table-cell office:value-type="float" office:value="2.79964">
                <text:p>2.79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31024">
                <text:p>1.31024</text:p>
              </table:table-cell>
              <table:table-cell office:value-type="float" office:value="2.0101">
                <text:p>2.0101</text:p>
              </table:table-cell>
              <table:table-cell office:value-type="float" office:value="2.48651">
                <text:p>2.48651</text:p>
              </table:table-cell>
              <table:table-cell office:value-type="float" office:value="2.67022">
                <text:p>2.6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71504">
                <text:p>0.471504</text:p>
              </table:table-cell>
              <table:table-cell office:value-type="float" office:value="1.92542">
                <text:p>1.92542</text:p>
              </table:table-cell>
              <table:table-cell office:value-type="float" office:value="1.88201">
                <text:p>1.88201</text:p>
              </table:table-cell>
              <table:table-cell office:value-type="float" office:value="2.3675">
                <text:p>2.3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22962">
                <text:p>3.22962</text:p>
              </table:table-cell>
              <table:table-cell office:value-type="float" office:value="1.99002">
                <text:p>1.99002</text:p>
              </table:table-cell>
              <table:table-cell office:value-type="float" office:value="2.28629">
                <text:p>2.28629</text:p>
              </table:table-cell>
              <table:table-cell office:value-type="float" office:value="2.52759">
                <text:p>2.52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0298">
                <text:p>0.300298</text:p>
              </table:table-cell>
              <table:table-cell office:value-type="float" office:value="1.90264">
                <text:p>1.90264</text:p>
              </table:table-cell>
              <table:table-cell office:value-type="float" office:value="1.69049">
                <text:p>1.69049</text:p>
              </table:table-cell>
              <table:table-cell office:value-type="float" office:value="2.31822">
                <text:p>2.31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20698">
                <text:p>0.0320698</text:p>
              </table:table-cell>
              <table:table-cell office:value-type="float" office:value="1.79664">
                <text:p>1.79664</text:p>
              </table:table-cell>
              <table:table-cell office:value-type="float" office:value="1.19297">
                <text:p>1.19297</text:p>
              </table:table-cell>
              <table:table-cell office:value-type="float" office:value="1.90606">
                <text:p>1.90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14665">
                <text:p>3.14665</text:p>
              </table:table-cell>
              <table:table-cell office:value-type="float" office:value="1.86549">
                <text:p>1.86549</text:p>
              </table:table-cell>
              <table:table-cell office:value-type="float" office:value="1.77907">
                <text:p>1.77907</text:p>
              </table:table-cell>
              <table:table-cell office:value-type="float" office:value="1.83545">
                <text:p>1.83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72788">
                <text:p>1.72788</text:p>
              </table:table-cell>
              <table:table-cell office:value-type="float" office:value="1.85918">
                <text:p>1.85918</text:p>
              </table:table-cell>
              <table:table-cell office:value-type="float" office:value="1.76371">
                <text:p>1.76371</text:p>
              </table:table-cell>
              <table:table-cell office:value-type="float" office:value="1.69568">
                <text:p>1.69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97108">
                <text:p>1.97108</text:p>
              </table:table-cell>
              <table:table-cell office:value-type="float" office:value="1.8638">
                <text:p>1.8638</text:p>
              </table:table-cell>
              <table:table-cell office:value-type="float" office:value="1.82592">
                <text:p>1.82592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8271">
                <text:p>1.8271</text:p>
              </table:table-cell>
              <table:table-cell office:value-type="float" office:value="1.86243">
                <text:p>1.86243</text:p>
              </table:table-cell>
              <table:table-cell office:value-type="float" office:value="1.82628">
                <text:p>1.82628</text:p>
              </table:table-cell>
              <table:table-cell office:value-type="float" office:value="1.58828">
                <text:p>1.58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86721">
                <text:p>0.86721</text:p>
              </table:table-cell>
              <table:table-cell office:value-type="float" office:value="1.82445">
                <text:p>1.82445</text:p>
              </table:table-cell>
              <table:table-cell office:value-type="float" office:value="1.53856">
                <text:p>1.53856</text:p>
              </table:table-cell>
              <table:table-cell office:value-type="float" office:value="1.63774">
                <text:p>1.63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8598">
                <text:p>2.8598</text:p>
              </table:table-cell>
              <table:table-cell office:value-type="float" office:value="1.86001">
                <text:p>1.86001</text:p>
              </table:table-cell>
              <table:table-cell office:value-type="float" office:value="1.93493">
                <text:p>1.93493</text:p>
              </table:table-cell>
              <table:table-cell office:value-type="float" office:value="1.59151">
                <text:p>1.59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79199">
                <text:p>2.79199</text:p>
              </table:table-cell>
              <table:table-cell office:value-type="float" office:value="1.88883">
                <text:p>1.88883</text:p>
              </table:table-cell>
              <table:table-cell office:value-type="float" office:value="2.19205">
                <text:p>2.19205</text:p>
              </table:table-cell>
              <table:table-cell office:value-type="float" office:value="1.90297">
                <text:p>1.90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34628">
                <text:p>1.34628</text:p>
              </table:table-cell>
              <table:table-cell office:value-type="float" office:value="1.8733">
                <text:p>1.8733</text:p>
              </table:table-cell>
              <table:table-cell office:value-type="float" office:value="1.93832">
                <text:p>1.93832</text:p>
              </table:table-cell>
              <table:table-cell office:value-type="float" office:value="2.06725">
                <text:p>2.06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21291">
                <text:p>2.21291</text:p>
              </table:table-cell>
              <table:table-cell office:value-type="float" office:value="1.88205">
                <text:p>1.88205</text:p>
              </table:table-cell>
              <table:table-cell office:value-type="float" office:value="2.0207">
                <text:p>2.0207</text:p>
              </table:table-cell>
              <table:table-cell office:value-type="float" office:value="1.95053">
                <text:p>1.95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70598">
                <text:p>0.470598</text:p>
              </table:table-cell>
              <table:table-cell office:value-type="float" office:value="1.81794">
                <text:p>1.81794</text:p>
              </table:table-cell>
              <table:table-cell office:value-type="float" office:value="1.55567">
                <text:p>1.55567</text:p>
              </table:table-cell>
              <table:table-cell office:value-type="float" office:value="1.79337">
                <text:p>1.79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24358">
                <text:p>2.24358</text:p>
              </table:table-cell>
              <table:table-cell office:value-type="float" office:value="1.83534">
                <text:p>1.83534</text:p>
              </table:table-cell>
              <table:table-cell office:value-type="float" office:value="1.76204">
                <text:p>1.76204</text:p>
              </table:table-cell>
              <table:table-cell office:value-type="float" office:value="1.82743">
                <text:p>1.82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59612">
                <text:p>2.59612</text:p>
              </table:table-cell>
              <table:table-cell office:value-type="float" office:value="1.86333">
                <text:p>1.86333</text:p>
              </table:table-cell>
              <table:table-cell office:value-type="float" office:value="2.01226">
                <text:p>2.01226</text:p>
              </table:table-cell>
              <table:table-cell office:value-type="float" office:value="1.92356">
                <text:p>1.92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30049">
                <text:p>0.330049</text:p>
              </table:table-cell>
              <table:table-cell office:value-type="float" office:value="1.7924">
                <text:p>1.7924</text:p>
              </table:table-cell>
              <table:table-cell office:value-type="float" office:value="1.5076">
                <text:p>1.5076</text:p>
              </table:table-cell>
              <table:table-cell office:value-type="float" office:value="1.85641">
                <text:p>1.85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3272">
                <text:p>2.3272</text:p>
              </table:table-cell>
              <table:table-cell office:value-type="float" office:value="1.81467">
                <text:p>1.81467</text:p>
              </table:table-cell>
              <table:table-cell office:value-type="float" office:value="1.75348">
                <text:p>1.75348</text:p>
              </table:table-cell>
              <table:table-cell office:value-type="float" office:value="1.78984">
                <text:p>1.78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22808">
                <text:p>1.22808</text:p>
              </table:table-cell>
              <table:table-cell office:value-type="float" office:value="1.79269">
                <text:p>1.79269</text:p>
              </table:table-cell>
              <table:table-cell office:value-type="float" office:value="1.59586">
                <text:p>1.59586</text:p>
              </table:table-cell>
              <table:table-cell office:value-type="float" office:value="1.59435">
                <text:p>1.59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43876">
                <text:p>0.943876</text:p>
              </table:table-cell>
              <table:table-cell office:value-type="float" office:value="1.76407">
                <text:p>1.76407</text:p>
              </table:table-cell>
              <table:table-cell office:value-type="float" office:value="1.40026">
                <text:p>1.40026</text:p>
              </table:table-cell>
              <table:table-cell office:value-type="float" office:value="1.54405">
                <text:p>1.54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19544">
                <text:p>0.919544</text:p>
              </table:table-cell>
              <table:table-cell office:value-type="float" office:value="1.73663">
                <text:p>1.73663</text:p>
              </table:table-cell>
              <table:table-cell office:value-type="float" office:value="1.25605">
                <text:p>1.25605</text:p>
              </table:table-cell>
              <table:table-cell office:value-type="float" office:value="1.38238">
                <text:p>1.3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29639">
                <text:p>1.29639</text:p>
              </table:table-cell>
              <table:table-cell office:value-type="float" office:value="1.72376">
                <text:p>1.72376</text:p>
              </table:table-cell>
              <table:table-cell office:value-type="float" office:value="1.26815">
                <text:p>1.26815</text:p>
              </table:table-cell>
              <table:table-cell office:value-type="float" office:value="1.4856">
                <text:p>1.4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5593">
                <text:p>4.35593</text:p>
              </table:table-cell>
              <table:table-cell office:value-type="float" office:value="1.88203">
                <text:p>1.88203</text:p>
              </table:table-cell>
              <table:table-cell office:value-type="float" office:value="2.19448">
                <text:p>2.19448</text:p>
              </table:table-cell>
              <table:table-cell office:value-type="float" office:value="1.74965">
                <text:p>1.74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.3924">
                <text:p>6.3924</text:p>
              </table:table-cell>
              <table:table-cell office:value-type="float" office:value="2.33634">
                <text:p>2.33634</text:p>
              </table:table-cell>
              <table:table-cell office:value-type="float" office:value="3.45386">
                <text:p>3.45386</text:p>
              </table:table-cell>
              <table:table-cell office:value-type="float" office:value="2.22418">
                <text:p>2.224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.68896">
                <text:p>7.68896</text:p>
              </table:table-cell>
              <table:table-cell office:value-type="float" office:value="3.01398">
                <text:p>3.01398</text:p>
              </table:table-cell>
              <table:table-cell office:value-type="float" office:value="4.72439">
                <text:p>4.72439</text:p>
              </table:table-cell>
              <table:table-cell office:value-type="float" office:value="3.14405">
                <text:p>3.14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.00126">
                <text:p>7.00126</text:p>
              </table:table-cell>
              <table:table-cell office:value-type="float" office:value="3.46828">
                <text:p>3.46828</text:p>
              </table:table-cell>
              <table:table-cell office:value-type="float" office:value="5.40745">
                <text:p>5.40745</text:p>
              </table:table-cell>
              <table:table-cell office:value-type="float" office:value="3.7283">
                <text:p>3.72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.2678">
                <text:p>7.2678</text:p>
              </table:table-cell>
              <table:table-cell office:value-type="float" office:value="3.89244">
                <text:p>3.89244</text:p>
              </table:table-cell>
              <table:table-cell office:value-type="float" office:value="5.96555">
                <text:p>5.96555</text:p>
              </table:table-cell>
              <table:table-cell office:value-type="float" office:value="4.48327">
                <text:p>4.48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.0274">
                <text:p>10.0274</text:p>
              </table:table-cell>
              <table:table-cell office:value-type="float" office:value="4.93378">
                <text:p>4.93378</text:p>
              </table:table-cell>
              <table:table-cell office:value-type="float" office:value="7.18411">
                <text:p>7.18411</text:p>
              </table:table-cell>
              <table:table-cell office:value-type="float" office:value="5.61871">
                <text:p>5.61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.3128">
                <text:p>11.3128</text:p>
              </table:table-cell>
              <table:table-cell office:value-type="float" office:value="6.19158">
                <text:p>6.19158</text:p>
              </table:table-cell>
              <table:table-cell office:value-type="float" office:value="8.42273">
                <text:p>8.42273</text:p>
              </table:table-cell>
              <table:table-cell office:value-type="float" office:value="6.91787">
                <text:p>6.917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.0904">
                <text:p>12.0904</text:p>
              </table:table-cell>
              <table:table-cell office:value-type="float" office:value="7.45677">
                <text:p>7.45677</text:p>
              </table:table-cell>
              <table:table-cell office:value-type="float" office:value="9.52302">
                <text:p>9.52302</text:p>
              </table:table-cell>
              <table:table-cell office:value-type="float" office:value="8.26712">
                <text:p>8.26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.7876">
                <text:p>10.7876</text:p>
              </table:table-cell>
              <table:table-cell office:value-type="float" office:value="8.09973">
                <text:p>8.09973</text:p>
              </table:table-cell>
              <table:table-cell office:value-type="float" office:value="9.9024">
                <text:p>9.9024</text:p>
              </table:table-cell>
              <table:table-cell office:value-type="float" office:value="9.07108">
                <text:p>9.07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.8221">
                <text:p>13.8221</text:p>
              </table:table-cell>
              <table:table-cell office:value-type="float" office:value="9.39874">
                <text:p>9.39874</text:p>
              </table:table-cell>
              <table:table-cell office:value-type="float" office:value="11.0783">
                <text:p>11.0783</text:p>
              </table:table-cell>
              <table:table-cell office:value-type="float" office:value="9.99979">
                <text:p>9.99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4.3161">
                <text:p>14.3161</text:p>
              </table:table-cell>
              <table:table-cell office:value-type="float" office:value="10.5694">
                <text:p>10.5694</text:p>
              </table:table-cell>
              <table:table-cell office:value-type="float" office:value="12.0497">
                <text:p>12.0497</text:p>
              </table:table-cell>
              <table:table-cell office:value-type="float" office:value="10.8282">
                <text:p>10.8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5.6582">
                <text:p>15.6582</text:p>
              </table:table-cell>
              <table:table-cell office:value-type="float" office:value="11.9435">
                <text:p>11.9435</text:p>
              </table:table-cell>
              <table:table-cell office:value-type="float" office:value="13.1322">
                <text:p>13.1322</text:p>
              </table:table-cell>
              <table:table-cell office:value-type="float" office:value="11.9103">
                <text:p>11.9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.519">
                <text:p>14.519</text:p>
              </table:table-cell>
              <table:table-cell office:value-type="float" office:value="12.5695">
                <text:p>12.5695</text:p>
              </table:table-cell>
              <table:table-cell office:value-type="float" office:value="13.5483">
                <text:p>13.5483</text:p>
              </table:table-cell>
              <table:table-cell office:value-type="float" office:value="12.8167">
                <text:p>12.8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6.9748">
                <text:p>16.9748</text:p>
              </table:table-cell>
              <table:table-cell office:value-type="float" office:value="13.7596">
                <text:p>13.7596</text:p>
              </table:table-cell>
              <table:table-cell office:value-type="float" office:value="14.5762">
                <text:p>14.5762</text:p>
              </table:table-cell>
              <table:table-cell office:value-type="float" office:value="13.6851">
                <text:p>13.68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8.7746">
                <text:p>18.7746</text:p>
              </table:table-cell>
              <table:table-cell office:value-type="float" office:value="15.344">
                <text:p>15.344</text:p>
              </table:table-cell>
              <table:table-cell office:value-type="float" office:value="15.8357">
                <text:p>15.8357</text:p>
              </table:table-cell>
              <table:table-cell office:value-type="float" office:value="14.6179">
                <text:p>14.6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.9558">
                <text:p>20.9558</text:p>
              </table:table-cell>
              <table:table-cell office:value-type="float" office:value="17.5056">
                <text:p>17.5056</text:p>
              </table:table-cell>
              <table:table-cell office:value-type="float" office:value="17.3718">
                <text:p>17.3718</text:p>
              </table:table-cell>
              <table:table-cell office:value-type="float" office:value="15.726">
                <text:p>15.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.1344">
                <text:p>19.1344</text:p>
              </table:table-cell>
              <table:table-cell office:value-type="float" office:value="18.0703">
                <text:p>18.0703</text:p>
              </table:table-cell>
              <table:table-cell office:value-type="float" office:value="17.9005">
                <text:p>17.9005</text:p>
              </table:table-cell>
              <table:table-cell office:value-type="float" office:value="16.7694">
                <text:p>16.76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0.8018">
                <text:p>20.8018</text:p>
              </table:table-cell>
              <table:table-cell office:value-type="float" office:value="18.9225">
                <text:p>18.9225</text:p>
              </table:table-cell>
              <table:table-cell office:value-type="float" office:value="18.7709">
                <text:p>18.7709</text:p>
              </table:table-cell>
              <table:table-cell office:value-type="float" office:value="17.6418">
                <text:p>17.6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0.0562">
                <text:p>20.0562</text:p>
              </table:table-cell>
              <table:table-cell office:value-type="float" office:value="19.2409">
                <text:p>19.2409</text:p>
              </table:table-cell>
              <table:table-cell office:value-type="float" office:value="19.1565">
                <text:p>19.1565</text:p>
              </table:table-cell>
              <table:table-cell office:value-type="float" office:value="18.3593">
                <text:p>18.3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.2337">
                <text:p>23.2337</text:p>
              </table:table-cell>
              <table:table-cell office:value-type="float" office:value="20.5858">
                <text:p>20.5858</text:p>
              </table:table-cell>
              <table:table-cell office:value-type="float" office:value="20.3797">
                <text:p>20.3797</text:p>
              </table:table-cell>
              <table:table-cell office:value-type="float" office:value="19.3063">
                <text:p>19.3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.7283">
                <text:p>23.7283</text:p>
              </table:table-cell>
              <table:table-cell office:value-type="float" office:value="21.6894">
                <text:p>21.6894</text:p>
              </table:table-cell>
              <table:table-cell office:value-type="float" office:value="21.3842">
                <text:p>21.3842</text:p>
              </table:table-cell>
              <table:table-cell office:value-type="float" office:value="20.4574">
                <text:p>20.4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.1429">
                <text:p>25.1429</text:p>
              </table:table-cell>
              <table:table-cell office:value-type="float" office:value="23.0771">
                <text:p>23.0771</text:p>
              </table:table-cell>
              <table:table-cell office:value-type="float" office:value="22.5118">
                <text:p>22.5118</text:p>
              </table:table-cell>
              <table:table-cell office:value-type="float" office:value="21.4785">
                <text:p>21.4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.0572">
                <text:p>25.0572</text:p>
              </table:table-cell>
              <table:table-cell office:value-type="float" office:value="23.8524">
                <text:p>23.8524</text:p>
              </table:table-cell>
              <table:table-cell office:value-type="float" office:value="23.2754">
                <text:p>23.2754</text:p>
              </table:table-cell>
              <table:table-cell office:value-type="float" office:value="22.2638">
                <text:p>22.2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8.7261">
                <text:p>28.7261</text:p>
              </table:table-cell>
              <table:table-cell office:value-type="float" office:value="26.9775">
                <text:p>26.9775</text:p>
              </table:table-cell>
              <table:table-cell office:value-type="float" office:value="24.9106">
                <text:p>24.9106</text:p>
              </table:table-cell>
              <table:table-cell office:value-type="float" office:value="23.2351">
                <text:p>23.2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.0058">
                <text:p>27.0058</text:p>
              </table:table-cell>
              <table:table-cell office:value-type="float" office:value="26.9938">
                <text:p>26.9938</text:p>
              </table:table-cell>
              <table:table-cell office:value-type="float" office:value="25.5392">
                <text:p>25.5392</text:p>
              </table:table-cell>
              <table:table-cell office:value-type="float" office:value="24.219">
                <text:p>24.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8.5166">
                <text:p>28.5166</text:p>
              </table:table-cell>
              <table:table-cell office:value-type="float" office:value="27.7848">
                <text:p>27.7848</text:p>
              </table:table-cell>
              <table:table-cell office:value-type="float" office:value="26.4324">
                <text:p>26.4324</text:p>
              </table:table-cell>
              <table:table-cell office:value-type="float" office:value="25.1833">
                <text:p>25.18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1.7318">
                <text:p>31.7318</text:p>
              </table:table-cell>
              <table:table-cell office:value-type="float" office:value="30.2599">
                <text:p>30.2599</text:p>
              </table:table-cell>
              <table:table-cell office:value-type="float" office:value="28.0222">
                <text:p>28.0222</text:p>
              </table:table-cell>
              <table:table-cell office:value-type="float" office:value="26.6428">
                <text:p>26.6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2.1455">
                <text:p>32.1455</text:p>
              </table:table-cell>
              <table:table-cell office:value-type="float" office:value="31.4651">
                <text:p>31.4651</text:p>
              </table:table-cell>
              <table:table-cell office:value-type="float" office:value="29.2592">
                <text:p>29.2592</text:p>
              </table:table-cell>
              <table:table-cell office:value-type="float" office:value="27.7568">
                <text:p>27.7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3.9274">
                <text:p>33.9274</text:p>
              </table:table-cell>
              <table:table-cell office:value-type="float" office:value="33.1422">
                <text:p>33.1422</text:p>
              </table:table-cell>
              <table:table-cell office:value-type="float" office:value="30.6597">
                <text:p>30.6597</text:p>
              </table:table-cell>
              <table:table-cell office:value-type="float" office:value="29.0317">
                <text:p>29.03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2.3655">
                <text:p>32.3655</text:p>
              </table:table-cell>
              <table:table-cell office:value-type="float" office:value="32.6661">
                <text:p>32.6661</text:p>
              </table:table-cell>
              <table:table-cell office:value-type="float" office:value="31.1714">
                <text:p>31.1714</text:p>
              </table:table-cell>
              <table:table-cell office:value-type="float" office:value="29.9345">
                <text:p>29.9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0.8621">
                <text:p>30.8621</text:p>
              </table:table-cell>
              <table:table-cell office:value-type="float" office:value="31.6708">
                <text:p>31.6708</text:p>
              </table:table-cell>
              <table:table-cell office:value-type="float" office:value="31.0786">
                <text:p>31.0786</text:p>
              </table:table-cell>
              <table:table-cell office:value-type="float" office:value="30.6601">
                <text:p>30.6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3.287">
                <text:p>33.287</text:p>
              </table:table-cell>
              <table:table-cell office:value-type="float" office:value="32.4733">
                <text:p>32.4733</text:p>
              </table:table-cell>
              <table:table-cell office:value-type="float" office:value="31.7411">
                <text:p>31.7411</text:p>
              </table:table-cell>
              <table:table-cell office:value-type="float" office:value="31.2302">
                <text:p>31.2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3.3952">
                <text:p>33.3952</text:p>
              </table:table-cell>
              <table:table-cell office:value-type="float" office:value="32.8853">
                <text:p>32.8853</text:p>
              </table:table-cell>
              <table:table-cell office:value-type="float" office:value="32.2374">
                <text:p>32.2374</text:p>
              </table:table-cell>
              <table:table-cell office:value-type="float" office:value="32.0289">
                <text:p>32.02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.5863">
                <text:p>30.5863</text:p>
              </table:table-cell>
              <table:table-cell office:value-type="float" office:value="31.9607">
                <text:p>31.9607</text:p>
              </table:table-cell>
              <table:table-cell office:value-type="float" office:value="31.742">
                <text:p>31.742</text:p>
              </table:table-cell>
              <table:table-cell office:value-type="float" office:value="32.2876">
                <text:p>32.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2.1721">
                <text:p>32.1721</text:p>
              </table:table-cell>
              <table:table-cell office:value-type="float" office:value="32.0372">
                <text:p>32.0372</text:p>
              </table:table-cell>
              <table:table-cell office:value-type="float" office:value="31.8711">
                <text:p>31.8711</text:p>
              </table:table-cell>
              <table:table-cell office:value-type="float" office:value="32.3426">
                <text:p>32.3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2.0553">
                <text:p>32.0553</text:p>
              </table:table-cell>
              <table:table-cell office:value-type="float" office:value="32.0431">
                <text:p>32.0431</text:p>
              </table:table-cell>
              <table:table-cell office:value-type="float" office:value="31.9263">
                <text:p>31.9263</text:p>
              </table:table-cell>
              <table:table-cell office:value-type="float" office:value="32.3314">
                <text:p>32.33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.2517">
                <text:p>30.2517</text:p>
              </table:table-cell>
              <table:table-cell office:value-type="float" office:value="31.5178">
                <text:p>31.5178</text:p>
              </table:table-cell>
              <table:table-cell office:value-type="float" office:value="31.4239">
                <text:p>31.4239</text:p>
              </table:table-cell>
              <table:table-cell office:value-type="float" office:value="31.8719">
                <text:p>31.8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.1196">
                <text:p>33.1196</text:p>
              </table:table-cell>
              <table:table-cell office:value-type="float" office:value="31.9405">
                <text:p>31.9405</text:p>
              </table:table-cell>
              <table:table-cell office:value-type="float" office:value="31.9326">
                <text:p>31.9326</text:p>
              </table:table-cell>
              <table:table-cell office:value-type="float" office:value="31.9662">
                <text:p>31.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1.4727">
                <text:p>31.4727</text:p>
              </table:table-cell>
              <table:table-cell office:value-type="float" office:value="31.8294">
                <text:p>31.8294</text:p>
              </table:table-cell>
              <table:table-cell office:value-type="float" office:value="31.7946">
                <text:p>31.7946</text:p>
              </table:table-cell>
              <table:table-cell office:value-type="float" office:value="32.0425">
                <text:p>32.0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.2148">
                <text:p>31.2148</text:p>
              </table:table-cell>
              <table:table-cell office:value-type="float" office:value="31.698">
                <text:p>31.698</text:p>
              </table:table-cell>
              <table:table-cell office:value-type="float" office:value="31.6207">
                <text:p>31.6207</text:p>
              </table:table-cell>
              <table:table-cell office:value-type="float" office:value="31.7834">
                <text:p>31.78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.537">
                <text:p>32.537</text:p>
              </table:table-cell>
              <table:table-cell office:value-type="float" office:value="31.8594">
                <text:p>31.8594</text:p>
              </table:table-cell>
              <table:table-cell office:value-type="float" office:value="31.8956">
                <text:p>31.8956</text:p>
              </table:table-cell>
              <table:table-cell office:value-type="float" office:value="31.6762">
                <text:p>31.6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1.0224">
                <text:p>31.0224</text:p>
              </table:table-cell>
              <table:table-cell office:value-type="float" office:value="31.7145">
                <text:p>31.7145</text:p>
              </table:table-cell>
              <table:table-cell office:value-type="float" office:value="31.6336">
                <text:p>31.6336</text:p>
              </table:table-cell>
              <table:table-cell office:value-type="float" office:value="31.7307">
                <text:p>31.7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2.1108">
                <text:p>32.1108</text:p>
              </table:table-cell>
              <table:table-cell office:value-type="float" office:value="31.7783">
                <text:p>31.7783</text:p>
              </table:table-cell>
              <table:table-cell office:value-type="float" office:value="31.7768">
                <text:p>31.7768</text:p>
              </table:table-cell>
              <table:table-cell office:value-type="float" office:value="31.723">
                <text:p>31.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0.0228">
                <text:p>30.0228</text:p>
              </table:table-cell>
              <table:table-cell office:value-type="float" office:value="31.524">
                <text:p>31.524</text:p>
              </table:table-cell>
              <table:table-cell office:value-type="float" office:value="31.2506">
                <text:p>31.2506</text:p>
              </table:table-cell>
              <table:table-cell office:value-type="float" office:value="31.469">
                <text:p>31.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2.1059">
                <text:p>32.1059</text:p>
              </table:table-cell>
              <table:table-cell office:value-type="float" office:value="31.6054">
                <text:p>31.6054</text:p>
              </table:table-cell>
              <table:table-cell office:value-type="float" office:value="31.5072">
                <text:p>31.5072</text:p>
              </table:table-cell>
              <table:table-cell office:value-type="float" office:value="31.7008">
                <text:p>31.7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0.3655">
                <text:p>30.3655</text:p>
              </table:table-cell>
              <table:table-cell office:value-type="float" office:value="31.4494">
                <text:p>31.4494</text:p>
              </table:table-cell>
              <table:table-cell office:value-type="float" office:value="31.1647">
                <text:p>31.1647</text:p>
              </table:table-cell>
              <table:table-cell office:value-type="float" office:value="31.3565">
                <text:p>31.35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.4289">
                <text:p>30.4289</text:p>
              </table:table-cell>
              <table:table-cell office:value-type="float" office:value="31.3338">
                <text:p>31.3338</text:p>
              </table:table-cell>
              <table:table-cell office:value-type="float" office:value="30.9439">
                <text:p>30.9439</text:p>
              </table:table-cell>
              <table:table-cell office:value-type="float" office:value="31.226">
                <text:p>31.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1.9136">
                <text:p>31.9136</text:p>
              </table:table-cell>
              <table:table-cell office:value-type="float" office:value="31.4054">
                <text:p>31.4054</text:p>
              </table:table-cell>
              <table:table-cell office:value-type="float" office:value="31.2348">
                <text:p>31.2348</text:p>
              </table:table-cell>
              <table:table-cell office:value-type="float" office:value="31.3134">
                <text:p>31.3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2.4527">
                <text:p>32.4527</text:p>
              </table:table-cell>
              <table:table-cell office:value-type="float" office:value="31.545">
                <text:p>31.545</text:p>
              </table:table-cell>
              <table:table-cell office:value-type="float" office:value="31.6002">
                <text:p>31.6002</text:p>
              </table:table-cell>
              <table:table-cell office:value-type="float" office:value="31.3028">
                <text:p>31.3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3.0119">
                <text:p>33.0119</text:p>
              </table:table-cell>
              <table:table-cell office:value-type="float" office:value="31.7559">
                <text:p>31.7559</text:p>
              </table:table-cell>
              <table:table-cell office:value-type="float" office:value="32.0237">
                <text:p>32.0237</text:p>
              </table:table-cell>
              <table:table-cell office:value-type="float" office:value="31.5515">
                <text:p>31.5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2.7417">
                <text:p>32.7417</text:p>
              </table:table-cell>
              <table:table-cell office:value-type="float" office:value="31.8894">
                <text:p>31.8894</text:p>
              </table:table-cell>
              <table:table-cell office:value-type="float" office:value="32.2391">
                <text:p>32.2391</text:p>
              </table:table-cell>
              <table:table-cell office:value-type="float" office:value="31.6304">
                <text:p>31.6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0.5316">
                <text:p>30.5316</text:p>
              </table:table-cell>
              <table:table-cell office:value-type="float" office:value="31.7239">
                <text:p>31.7239</text:p>
              </table:table-cell>
              <table:table-cell office:value-type="float" office:value="31.7268">
                <text:p>31.7268</text:p>
              </table:table-cell>
              <table:table-cell office:value-type="float" office:value="31.694">
                <text:p>31.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0.731">
                <text:p>30.731</text:p>
              </table:table-cell>
              <table:table-cell office:value-type="float" office:value="31.615">
                <text:p>31.615</text:p>
              </table:table-cell>
              <table:table-cell office:value-type="float" office:value="31.4281">
                <text:p>31.4281</text:p>
              </table:table-cell>
              <table:table-cell office:value-type="float" office:value="31.5221">
                <text:p>31.5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2.609">
                <text:p>32.609</text:p>
              </table:table-cell>
              <table:table-cell office:value-type="float" office:value="31.73">
                <text:p>31.73</text:p>
              </table:table-cell>
              <table:table-cell office:value-type="float" office:value="31.7824">
                <text:p>31.7824</text:p>
              </table:table-cell>
              <table:table-cell office:value-type="float" office:value="31.8025">
                <text:p>31.8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1.3389">
                <text:p>31.3389</text:p>
              </table:table-cell>
              <table:table-cell office:value-type="float" office:value="31.6893">
                <text:p>31.6893</text:p>
              </table:table-cell>
              <table:table-cell office:value-type="float" office:value="31.6493">
                <text:p>31.6493</text:p>
              </table:table-cell>
              <table:table-cell office:value-type="float" office:value="31.9163">
                <text:p>31.9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.3997">
                <text:p>30.3997</text:p>
              </table:table-cell>
              <table:table-cell office:value-type="float" office:value="31.5684">
                <text:p>31.5684</text:p>
              </table:table-cell>
              <table:table-cell office:value-type="float" office:value="31.2744">
                <text:p>31.2744</text:p>
              </table:table-cell>
              <table:table-cell office:value-type="float" office:value="31.7271">
                <text:p>31.72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0.8587">
                <text:p>30.8587</text:p>
              </table:table-cell>
              <table:table-cell office:value-type="float" office:value="31.5086">
                <text:p>31.5086</text:p>
              </table:table-cell>
              <table:table-cell office:value-type="float" office:value="31.1497">
                <text:p>31.1497</text:p>
              </table:table-cell>
              <table:table-cell office:value-type="float" office:value="31.5278">
                <text:p>31.52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0.97">
                <text:p>30.97</text:p>
              </table:table-cell>
              <table:table-cell office:value-type="float" office:value="31.4677">
                <text:p>31.4677</text:p>
              </table:table-cell>
              <table:table-cell office:value-type="float" office:value="31.0958">
                <text:p>31.0958</text:p>
              </table:table-cell>
              <table:table-cell office:value-type="float" office:value="31.2726">
                <text:p>31.2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1.0584">
                <text:p>31.0584</text:p>
              </table:table-cell>
              <table:table-cell office:value-type="float" office:value="31.4381">
                <text:p>31.4381</text:p>
              </table:table-cell>
              <table:table-cell office:value-type="float" office:value="31.0846">
                <text:p>31.0846</text:p>
              </table:table-cell>
              <table:table-cell office:value-type="float" office:value="31.0622">
                <text:p>31.0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3.464">
                <text:p>33.464</text:p>
              </table:table-cell>
              <table:table-cell office:value-type="float" office:value="31.6899">
                <text:p>31.6899</text:p>
              </table:table-cell>
              <table:table-cell office:value-type="float" office:value="31.7984">
                <text:p>31.7984</text:p>
              </table:table-cell>
              <table:table-cell office:value-type="float" office:value="31.4287">
                <text:p>31.4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0.9965">
                <text:p>30.9965</text:p>
              </table:table-cell>
              <table:table-cell office:value-type="float" office:value="31.6123">
                <text:p>31.6123</text:p>
              </table:table-cell>
              <table:table-cell office:value-type="float" office:value="31.5578">
                <text:p>31.5578</text:p>
              </table:table-cell>
              <table:table-cell office:value-type="float" office:value="31.4619">
                <text:p>31.4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0.2873">
                <text:p>30.2873</text:p>
              </table:table-cell>
              <table:table-cell office:value-type="float" office:value="31.4789">
                <text:p>31.4789</text:p>
              </table:table-cell>
              <table:table-cell office:value-type="float" office:value="31.1766">
                <text:p>31.1766</text:p>
              </table:table-cell>
              <table:table-cell office:value-type="float" office:value="31.1717">
                <text:p>31.1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2.8449">
                <text:p>32.8449</text:p>
              </table:table-cell>
              <table:table-cell office:value-type="float" office:value="31.6027">
                <text:p>31.6027</text:p>
              </table:table-cell>
              <table:table-cell office:value-type="float" office:value="31.6771">
                <text:p>31.6771</text:p>
              </table:table-cell>
              <table:table-cell office:value-type="float" office:value="31.3599">
                <text:p>31.3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3.6393">
                <text:p>33.6393</text:p>
              </table:table-cell>
              <table:table-cell office:value-type="float" office:value="31.8188">
                <text:p>31.8188</text:p>
              </table:table-cell>
              <table:table-cell office:value-type="float" office:value="32.2658">
                <text:p>32.2658</text:p>
              </table:table-cell>
              <table:table-cell office:value-type="float" office:value="31.7649">
                <text:p>31.76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3.6942">
                <text:p>33.6942</text:p>
              </table:table-cell>
              <table:table-cell office:value-type="float" office:value="32.02">
                <text:p>32.02</text:p>
              </table:table-cell>
              <table:table-cell office:value-type="float" office:value="32.6943">
                <text:p>32.6943</text:p>
              </table:table-cell>
              <table:table-cell office:value-type="float" office:value="32.1193">
                <text:p>32.1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2.6026">
                <text:p>32.6026</text:p>
              </table:table-cell>
              <table:table-cell office:value-type="float" office:value="32.0762">
                <text:p>32.0762</text:p>
              </table:table-cell>
              <table:table-cell office:value-type="float" office:value="32.6668">
                <text:p>32.6668</text:p>
              </table:table-cell>
              <table:table-cell office:value-type="float" office:value="32.3234">
                <text:p>32.32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.1656">
                <text:p>30.1656</text:p>
              </table:table-cell>
              <table:table-cell office:value-type="float" office:value="31.9102">
                <text:p>31.9102</text:p>
              </table:table-cell>
              <table:table-cell office:value-type="float" office:value="31.9164">
                <text:p>31.9164</text:p>
              </table:table-cell>
              <table:table-cell office:value-type="float" office:value="32.2118">
                <text:p>32.2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2.7823">
                <text:p>32.7823</text:p>
              </table:table-cell>
              <table:table-cell office:value-type="float" office:value="31.9784">
                <text:p>31.9784</text:p>
              </table:table-cell>
              <table:table-cell office:value-type="float" office:value="32.1762">
                <text:p>32.1762</text:p>
              </table:table-cell>
              <table:table-cell office:value-type="float" office:value="32.1266">
                <text:p>32.1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1277">
                <text:p>30.1277</text:p>
              </table:table-cell>
              <table:table-cell office:value-type="float" office:value="31.8482">
                <text:p>31.8482</text:p>
              </table:table-cell>
              <table:table-cell office:value-type="float" office:value="31.5616">
                <text:p>31.5616</text:p>
              </table:table-cell>
              <table:table-cell office:value-type="float" office:value="32.018">
                <text:p>32.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3.7109">
                <text:p>33.7109</text:p>
              </table:table-cell>
              <table:table-cell office:value-type="float" office:value="31.9908">
                <text:p>31.9908</text:p>
              </table:table-cell>
              <table:table-cell office:value-type="float" office:value="32.2064">
                <text:p>32.2064</text:p>
              </table:table-cell>
              <table:table-cell office:value-type="float" office:value="32.4459">
                <text:p>32.4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3.4617">
                <text:p>33.4617</text:p>
              </table:table-cell>
              <table:table-cell office:value-type="float" office:value="32.0955">
                <text:p>32.0955</text:p>
              </table:table-cell>
              <table:table-cell office:value-type="float" office:value="32.583">
                <text:p>32.583</text:p>
              </table:table-cell>
              <table:table-cell office:value-type="float" office:value="32.523">
                <text:p>32.5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.5262">
                <text:p>33.5262</text:p>
              </table:table-cell>
              <table:table-cell office:value-type="float" office:value="32.1989">
                <text:p>32.1989</text:p>
              </table:table-cell>
              <table:table-cell office:value-type="float" office:value="32.8659">
                <text:p>32.8659</text:p>
              </table:table-cell>
              <table:table-cell office:value-type="float" office:value="32.5089">
                <text:p>32.50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.5552">
                <text:p>33.5552</text:p>
              </table:table-cell>
              <table:table-cell office:value-type="float" office:value="32.2977">
                <text:p>32.2977</text:p>
              </table:table-cell>
              <table:table-cell office:value-type="float" office:value="33.0727">
                <text:p>33.0727</text:p>
              </table:table-cell>
              <table:table-cell office:value-type="float" office:value="32.4915">
                <text:p>32.49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3.8911">
                <text:p>33.8911</text:p>
              </table:table-cell>
              <table:table-cell office:value-type="float" office:value="32.4243">
                <text:p>32.4243</text:p>
              </table:table-cell>
              <table:table-cell office:value-type="float" office:value="33.3183">
                <text:p>33.3183</text:p>
              </table:table-cell>
              <table:table-cell office:value-type="float" office:value="32.6526">
                <text:p>32.65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8306">
                <text:p>30.8306</text:p>
              </table:table-cell>
              <table:table-cell office:value-type="float" office:value="32.3104">
                <text:p>32.3104</text:p>
              </table:table-cell>
              <table:table-cell office:value-type="float" office:value="32.572">
                <text:p>32.572</text:p>
              </table:table-cell>
              <table:table-cell office:value-type="float" office:value="32.7357">
                <text:p>32.73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2.6246">
                <text:p>32.6246</text:p>
              </table:table-cell>
              <table:table-cell office:value-type="float" office:value="32.3306">
                <text:p>32.3306</text:p>
              </table:table-cell>
              <table:table-cell office:value-type="float" office:value="32.5877">
                <text:p>32.5877</text:p>
              </table:table-cell>
              <table:table-cell office:value-type="float" office:value="32.716">
                <text:p>32.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3.6809">
                <text:p>33.6809</text:p>
              </table:table-cell>
              <table:table-cell office:value-type="float" office:value="32.4178">
                <text:p>32.4178</text:p>
              </table:table-cell>
              <table:table-cell office:value-type="float" office:value="32.9157">
                <text:p>32.9157</text:p>
              </table:table-cell>
              <table:table-cell office:value-type="float" office:value="33.1601">
                <text:p>33.16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1.8302">
                <text:p>31.8302</text:p>
              </table:table-cell>
              <table:table-cell office:value-type="float" office:value="32.3836">
                <text:p>32.3836</text:p>
              </table:table-cell>
              <table:table-cell office:value-type="float" office:value="32.5901">
                <text:p>32.5901</text:p>
              </table:table-cell>
              <table:table-cell office:value-type="float" office:value="32.9251">
                <text:p>32.9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1.7501">
                <text:p>31.7501</text:p>
              </table:table-cell>
              <table:table-cell office:value-type="float" office:value="32.3505">
                <text:p>32.3505</text:p>
              </table:table-cell>
              <table:table-cell office:value-type="float" office:value="32.3381">
                <text:p>32.3381</text:p>
              </table:table-cell>
              <table:table-cell office:value-type="float" office:value="32.7111">
                <text:p>32.7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3.9619">
                <text:p>33.9619</text:p>
              </table:table-cell>
              <table:table-cell office:value-type="float" office:value="32.4563">
                <text:p>32.4563</text:p>
              </table:table-cell>
              <table:table-cell office:value-type="float" office:value="32.8252">
                <text:p>32.8252</text:p>
              </table:table-cell>
              <table:table-cell office:value-type="float" office:value="32.7656">
                <text:p>32.7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2.7677">
                <text:p>32.7677</text:p>
              </table:table-cell>
              <table:table-cell office:value-type="float" office:value="32.4747">
                <text:p>32.4747</text:p>
              </table:table-cell>
              <table:table-cell office:value-type="float" office:value="32.808">
                <text:p>32.808</text:p>
              </table:table-cell>
              <table:table-cell office:value-type="float" office:value="32.6672">
                <text:p>32.6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1.4188">
                <text:p>31.4188</text:p>
              </table:table-cell>
              <table:table-cell office:value-type="float" office:value="32.4185">
                <text:p>32.4185</text:p>
              </table:table-cell>
              <table:table-cell office:value-type="float" office:value="32.3912">
                <text:p>32.3912</text:p>
              </table:table-cell>
              <table:table-cell office:value-type="float" office:value="32.3581">
                <text:p>32.35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2.1068">
                <text:p>32.1068</text:p>
              </table:table-cell>
              <table:table-cell office:value-type="float" office:value="32.4036">
                <text:p>32.4036</text:p>
              </table:table-cell>
              <table:table-cell office:value-type="float" office:value="32.3059">
                <text:p>32.3059</text:p>
              </table:table-cell>
              <table:table-cell office:value-type="float" office:value="32.5176">
                <text:p>32.5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1.7323">
                <text:p>31.7323</text:p>
              </table:table-cell>
              <table:table-cell office:value-type="float" office:value="32.3747">
                <text:p>32.3747</text:p>
              </table:table-cell>
              <table:table-cell office:value-type="float" office:value="32.1338">
                <text:p>32.1338</text:p>
              </table:table-cell>
              <table:table-cell office:value-type="float" office:value="32.4061">
                <text:p>32.40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3.0194">
                <text:p>33.0194</text:p>
              </table:table-cell>
              <table:table-cell office:value-type="float" office:value="32.4028">
                <text:p>32.4028</text:p>
              </table:table-cell>
              <table:table-cell office:value-type="float" office:value="32.3995">
                <text:p>32.3995</text:p>
              </table:table-cell>
              <table:table-cell office:value-type="float" office:value="32.3234">
                <text:p>32.32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2.4227">
                <text:p>32.4227</text:p>
              </table:table-cell>
              <table:table-cell office:value-type="float" office:value="32.4035">
                <text:p>32.4035</text:p>
              </table:table-cell>
              <table:table-cell office:value-type="float" office:value="32.4064">
                <text:p>32.4064</text:p>
              </table:table-cell>
              <table:table-cell office:value-type="float" office:value="32.3975">
                <text:p>32.39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3.7324">
                <text:p>33.7324</text:p>
              </table:table-cell>
              <table:table-cell office:value-type="float" office:value="32.4791">
                <text:p>32.4791</text:p>
              </table:table-cell>
              <table:table-cell office:value-type="float" office:value="32.8042">
                <text:p>32.8042</text:p>
              </table:table-cell>
              <table:table-cell office:value-type="float" office:value="32.6452">
                <text:p>32.6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4657">
                <text:p>30.4657</text:p>
              </table:table-cell>
              <table:table-cell office:value-type="float" office:value="32.3761">
                <text:p>32.3761</text:p>
              </table:table-cell>
              <table:table-cell office:value-type="float" office:value="32.1026">
                <text:p>32.1026</text:p>
              </table:table-cell>
              <table:table-cell office:value-type="float" office:value="32.2082">
                <text:p>32.20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2.2872">
                <text:p>32.2872</text:p>
              </table:table-cell>
              <table:table-cell office:value-type="float" office:value="32.372">
                <text:p>32.372</text:p>
              </table:table-cell>
              <table:table-cell office:value-type="float" office:value="32.158">
                <text:p>32.158</text:p>
              </table:table-cell>
              <table:table-cell office:value-type="float" office:value="32.1481">
                <text:p>32.14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0882">
                <text:p>30.0882</text:p>
              </table:table-cell>
              <table:table-cell office:value-type="float" office:value="32.2773">
                <text:p>32.2773</text:p>
              </table:table-cell>
              <table:table-cell office:value-type="float" office:value="31.5371">
                <text:p>31.5371</text:p>
              </table:table-cell>
              <table:table-cell office:value-type="float" office:value="31.9818">
                <text:p>31.98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1.3463">
                <text:p>31.3463</text:p>
              </table:table-cell>
              <table:table-cell office:value-type="float" office:value="32.2425">
                <text:p>32.2425</text:p>
              </table:table-cell>
              <table:table-cell office:value-type="float" office:value="31.4799">
                <text:p>31.4799</text:p>
              </table:table-cell>
              <table:table-cell office:value-type="float" office:value="31.8868">
                <text:p>31.88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2.1536">
                <text:p>32.1536</text:p>
              </table:table-cell>
              <table:table-cell office:value-type="float" office:value="32.2395">
                <text:p>32.2395</text:p>
              </table:table-cell>
              <table:table-cell office:value-type="float" office:value="31.682">
                <text:p>31.682</text:p>
              </table:table-cell>
              <table:table-cell office:value-type="float" office:value="31.9394">
                <text:p>31.9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1.4306">
                <text:p>31.4306</text:p>
              </table:table-cell>
              <table:table-cell office:value-type="float" office:value="32.2151">
                <text:p>32.2151</text:p>
              </table:table-cell>
              <table:table-cell office:value-type="float" office:value="31.6066">
                <text:p>31.6066</text:p>
              </table:table-cell>
              <table:table-cell office:value-type="float" office:value="31.7408">
                <text:p>31.7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1.8009">
                <text:p>31.8009</text:p>
              </table:table-cell>
              <table:table-cell office:value-type="float" office:value="32.2038">
                <text:p>32.2038</text:p>
              </table:table-cell>
              <table:table-cell office:value-type="float" office:value="31.6649">
                <text:p>31.6649</text:p>
              </table:table-cell>
              <table:table-cell office:value-type="float" office:value="31.6631">
                <text:p>31.6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1.9173">
                <text:p>31.9173</text:p>
              </table:table-cell>
              <table:table-cell office:value-type="float" office:value="32.1968">
                <text:p>32.1968</text:p>
              </table:table-cell>
              <table:table-cell office:value-type="float" office:value="31.7406">
                <text:p>31.7406</text:p>
              </table:table-cell>
              <table:table-cell office:value-type="float" office:value="31.4362">
                <text:p>31.43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3.6931">
                <text:p>33.6931</text:p>
              </table:table-cell>
              <table:table-cell office:value-type="float" office:value="32.2774">
                <text:p>32.2774</text:p>
              </table:table-cell>
              <table:table-cell office:value-type="float" office:value="32.3263">
                <text:p>32.3263</text:p>
              </table:table-cell>
              <table:table-cell office:value-type="float" office:value="31.8397">
                <text:p>31.83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843">
                <text:p>30.843</text:p>
              </table:table-cell>
              <table:table-cell office:value-type="float" office:value="32.2079">
                <text:p>32.2079</text:p>
              </table:table-cell>
              <table:table-cell office:value-type="float" office:value="31.8814">
                <text:p>31.8814</text:p>
              </table:table-cell>
              <table:table-cell office:value-type="float" office:value="31.6591">
                <text:p>31.65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9544">
                <text:p>30.9544</text:p>
              </table:table-cell>
              <table:table-cell office:value-type="float" office:value="32.1532">
                <text:p>32.1532</text:p>
              </table:table-cell>
              <table:table-cell office:value-type="float" office:value="31.6033">
                <text:p>31.6033</text:p>
              </table:table-cell>
              <table:table-cell office:value-type="float" office:value="31.7674">
                <text:p>31.7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3.6045">
                <text:p>33.6045</text:p>
              </table:table-cell>
              <table:table-cell office:value-type="float" office:value="32.2236">
                <text:p>32.2236</text:p>
              </table:table-cell>
              <table:table-cell office:value-type="float" office:value="32.2036">
                <text:p>32.2036</text:p>
              </table:table-cell>
              <table:table-cell office:value-type="float" office:value="32.0497">
                <text:p>32.0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3.9509">
                <text:p>33.9509</text:p>
              </table:table-cell>
              <table:table-cell office:value-type="float" office:value="32.3189">
                <text:p>32.3189</text:p>
              </table:table-cell>
              <table:table-cell office:value-type="float" office:value="32.7278">
                <text:p>32.7278</text:p>
              </table:table-cell>
              <table:table-cell office:value-type="float" office:value="32.2743">
                <text:p>32.2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2.0163">
                <text:p>32.0163</text:p>
              </table:table-cell>
              <table:table-cell office:value-type="float" office:value="32.3039">
                <text:p>32.3039</text:p>
              </table:table-cell>
              <table:table-cell office:value-type="float" office:value="32.5144">
                <text:p>32.5144</text:p>
              </table:table-cell>
              <table:table-cell office:value-type="float" office:value="32.3475">
                <text:p>32.3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2.0073">
                <text:p>32.0073</text:p>
              </table:table-cell>
              <table:table-cell office:value-type="float" office:value="32.2906">
                <text:p>32.2906</text:p>
              </table:table-cell>
              <table:table-cell office:value-type="float" office:value="32.3622">
                <text:p>32.3622</text:p>
              </table:table-cell>
              <table:table-cell office:value-type="float" office:value="32.3733">
                <text:p>32.3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3677">
                <text:p>30.3677</text:p>
              </table:table-cell>
              <table:table-cell office:value-type="float" office:value="32.2133">
                <text:p>32.2133</text:p>
              </table:table-cell>
              <table:table-cell office:value-type="float" office:value="31.7639">
                <text:p>31.7639</text:p>
              </table:table-cell>
              <table:table-cell office:value-type="float" office:value="32.1796">
                <text:p>32.1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0009">
                <text:p>30.0009</text:p>
              </table:table-cell>
              <table:table-cell office:value-type="float" office:value="32.1111">
                <text:p>32.1111</text:p>
              </table:table-cell>
              <table:table-cell office:value-type="float" office:value="31.235">
                <text:p>31.235</text:p>
              </table:table-cell>
              <table:table-cell office:value-type="float" office:value="31.7181">
                <text:p>31.7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3.4775">
                <text:p>33.4775</text:p>
              </table:table-cell>
              <table:table-cell office:value-type="float" office:value="32.172">
                <text:p>32.172</text:p>
              </table:table-cell>
              <table:table-cell office:value-type="float" office:value="31.9077">
                <text:p>31.9077</text:p>
              </table:table-cell>
              <table:table-cell office:value-type="float" office:value="32.0474">
                <text:p>32.04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1.262">
                <text:p>31.262</text:p>
              </table:table-cell>
              <table:table-cell office:value-type="float" office:value="32.1355">
                <text:p>32.1355</text:p>
              </table:table-cell>
              <table:table-cell office:value-type="float" office:value="31.714">
                <text:p>31.714</text:p>
              </table:table-cell>
              <table:table-cell office:value-type="float" office:value="32.0859">
                <text:p>32.0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2.4348">
                <text:p>32.4348</text:p>
              </table:table-cell>
              <table:table-cell office:value-type="float" office:value="32.1463">
                <text:p>32.1463</text:p>
              </table:table-cell>
              <table:table-cell office:value-type="float" office:value="31.9303">
                <text:p>31.9303</text:p>
              </table:table-cell>
              <table:table-cell office:value-type="float" office:value="31.9397">
                <text:p>31.93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3.8002">
                <text:p>33.8002</text:p>
              </table:table-cell>
              <table:table-cell office:value-type="float" office:value="32.2257">
                <text:p>32.2257</text:p>
              </table:table-cell>
              <table:table-cell office:value-type="float" office:value="32.4912">
                <text:p>32.4912</text:p>
              </table:table-cell>
              <table:table-cell office:value-type="float" office:value="31.9208">
                <text:p>31.9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27cm" svg:height="12.601cm" xlink:href=".." xlink:type="simple" chart:class="chart:scatter" chart:style-name="ch1">
        <chart:legend chart:legend-position="end" svg:x="22.971cm" svg:y="6.001cm" style:legend-expansion="high" chart:style-name="ch2"/>
        <chart:plot-area chart:style-name="ch3" table:cell-range-address="Sheet1.A2:Sheet1.A201 Sheet1.H1:Sheet1.H201" chart:data-source-has-labels="row" svg:x="0.94cm" svg:y="1.143cm" svg:width="21.051cm" svg:height="10.786cm">
          <chartooo:coordinate-region svg:x="1.667cm" svg:y="1.343cm" svg:width="20.044cm" svg:height="9.9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01" chart:label-cell-address="Sheet1.H1:Sheet1.H1" chart:class="chart:scatter">
            <chart:domain table:cell-range-address="Sheet1.A2:Sheet1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α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1">
                <text:p>1</text:p>
                <draw:g>
                  <svg:desc>Sheet1.H2:Sheet1.H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4565">
                <text:p>0.754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49533">
                <text:p>0.849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1936">
                <text:p>0.791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12742">
                <text:p>0.712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82874">
                <text:p>0.782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07538">
                <text:p>0.80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26784">
                <text:p>0.726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54106">
                <text:p>0.654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88695">
                <text:p>0.588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29826">
                <text:p>0.529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76843">
                <text:p>0.476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29159">
                <text:p>0.429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86243">
                <text:p>0.386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47619">
                <text:p>0.347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2857">
                <text:p>0.31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81571">
                <text:p>0.281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53414">
                <text:p>0.253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8073">
                <text:p>0.228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05265">
                <text:p>0.205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84739">
                <text:p>0.184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6265">
                <text:p>0.166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49638">
                <text:p>0.149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4675">
                <text:p>0.134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21207">
                <text:p>0.12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45188">
                <text:p>0.145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3871">
                <text:p>0.1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24839">
                <text:p>0.124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2355">
                <text:p>0.112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0112">
                <text:p>0.10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15596">
                <text:p>0.0915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30703">
                <text:p>0.0930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37632">
                <text:p>0.0837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0791">
                <text:p>0.100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07123">
                <text:p>0.0907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81641">
                <text:p>0.081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734769">
                <text:p>0.0734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814688">
                <text:p>0.0814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882054">
                <text:p>0.0882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793849">
                <text:p>0.0793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714464">
                <text:p>0.0714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643018">
                <text:p>0.0643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726264">
                <text:p>0.0726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653637">
                <text:p>0.06536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607725">
                <text:p>0.0607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546952">
                <text:p>0.05469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492257">
                <text:p>0.049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447522">
                <text:p>0.0447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40277">
                <text:p>0.040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516767">
                <text:p>0.0516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46509">
                <text:p>0.046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418581">
                <text:p>0.0418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456785">
                <text:p>0.0456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411107">
                <text:p>0.0411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369996">
                <text:p>0.0369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332997">
                <text:p>0.0332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422177">
                <text:p>0.0422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379959">
                <text:p>0.0379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341963">
                <text:p>0.0341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307767">
                <text:p>0.0307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7699">
                <text:p>0.027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49291">
                <text:p>0.0249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311088">
                <text:p>0.0311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79979">
                <text:p>0.02799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51981">
                <text:p>0.0251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8173">
                <text:p>0.038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550374">
                <text:p>0.0550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495337">
                <text:p>0.0495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517139">
                <text:p>0.0517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566643">
                <text:p>0.05666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509979">
                <text:p>0.0509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458981">
                <text:p>0.0458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413083">
                <text:p>0.0413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71774">
                <text:p>0.0371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381696">
                <text:p>0.0381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343526">
                <text:p>0.0343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309174">
                <text:p>0.0309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6143">
                <text:p>0.0286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57529">
                <text:p>0.0257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454193">
                <text:p>0.04541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408773">
                <text:p>0.0408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67896">
                <text:p>0.0367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462575">
                <text:p>0.0462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416318">
                <text:p>0.0416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374686">
                <text:p>0.03746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337217">
                <text:p>0.0337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324815">
                <text:p>0.0324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92334">
                <text:p>0.02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601279">
                <text:p>0.0601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00726">
                <text:p>0.100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26598">
                <text:p>0.126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13938">
                <text:p>0.1139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11634">
                <text:p>0.111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6974">
                <text:p>0.16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97177">
                <text:p>0.197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14482">
                <text:p>0.214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193033">
                <text:p>0.193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27004">
                <text:p>0.227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3806">
                <text:p>0.23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70036">
                <text:p>0.270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43033">
                <text:p>0.243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70152">
                <text:p>0.270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15934">
                <text:p>0.3159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85194">
                <text:p>0.385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6674">
                <text:p>0.3466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12007">
                <text:p>0.312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0806">
                <text:p>0.2808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36837">
                <text:p>0.336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51189">
                <text:p>0.3511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401837">
                <text:p>0.4018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1542">
                <text:p>0.391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641221">
                <text:p>0.641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77099">
                <text:p>0.577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19389">
                <text:p>0.519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627091">
                <text:p>0.627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639144">
                <text:p>0.639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681113">
                <text:p>0.681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613001">
                <text:p>0.613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51701">
                <text:p>0.551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96531">
                <text:p>0.4965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46878">
                <text:p>0.446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0219">
                <text:p>0.40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61971">
                <text:p>0.361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5774">
                <text:p>0.3257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93197">
                <text:p>0.2931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3877">
                <text:p>0.263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37489">
                <text:p>0.237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1374">
                <text:p>0.21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192366">
                <text:p>0.192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17313">
                <text:p>0.17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160947">
                <text:p>0.1609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144852">
                <text:p>0.144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139799">
                <text:p>0.1397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125819">
                <text:p>0.1258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113237">
                <text:p>0.113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123579">
                <text:p>0.1235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133278">
                <text:p>0.133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143742">
                <text:p>0.1437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35405">
                <text:p>0.1354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21865">
                <text:p>0.121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09678">
                <text:p>0.109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15689">
                <text:p>0.115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04121">
                <text:p>0.104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937085">
                <text:p>0.0937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843376">
                <text:p>0.0843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759038">
                <text:p>0.0759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723788">
                <text:p>0.07237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12431">
                <text:p>0.124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111879">
                <text:p>0.111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100691">
                <text:p>0.1006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906217">
                <text:p>0.0906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106127">
                <text:p>0.106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107249">
                <text:p>0.107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965239">
                <text:p>0.09652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868715">
                <text:p>0.08687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781843">
                <text:p>0.0781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703659">
                <text:p>0.07036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765798">
                <text:p>0.0765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711471">
                <text:p>0.07114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723013">
                <text:p>0.0723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728475">
                <text:p>0.0728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794596">
                <text:p>0.07945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715136">
                <text:p>0.0715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43623">
                <text:p>0.0643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45734">
                <text:p>0.06457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581161">
                <text:p>0.0581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523045">
                <text:p>0.05230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656499">
                <text:p>0.06564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590849">
                <text:p>0.05908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531764">
                <text:p>0.05317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78588">
                <text:p>0.0478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30729">
                <text:p>0.04307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35418">
                <text:p>0.0435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391876">
                <text:p>0.03918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568809">
                <text:p>0.05688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511928">
                <text:p>0.0511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60735">
                <text:p>0.04607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4662">
                <text:p>0.04146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373195">
                <text:p>0.03731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335876">
                <text:p>0.0335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302288">
                <text:p>0.0302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272059">
                <text:p>0.0272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244854">
                <text:p>0.02448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538784">
                <text:p>0.0538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84906">
                <text:p>0.0484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36415">
                <text:p>0.0436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85313">
                <text:p>0.0485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551902">
                <text:p>0.0551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96712">
                <text:p>0.04967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47041">
                <text:p>0.0447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02337">
                <text:p>0.04023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6159">
                <text:p>0.0461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45295">
                <text:p>0.04452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00765">
                <text:p>0.04007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360689">
                <text:p>0.03606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79775">
                <text:p>0.0479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